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E2CE13BD3F7860A7.png" manifest:media-type="image/png"/>
  <manifest:file-entry manifest:full-path="Pictures/1000000000000280000001E06D4AD1A56E1F7D72.png" manifest:media-type="image/png"/>
  <manifest:file-entry manifest:full-path="Pictures/10000201000003270000026B3E91F9B5F391B773.png" manifest:media-type="image/png"/>
  <manifest:file-entry manifest:full-path="Pictures/1001C70000005B540000461CECCB617EF7F36E43.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aac80" officeooo:paragraph-rsid="001aac80"/>
    </style:style>
    <style:style style:name="P3" style:family="paragraph" style:parent-style-name="Standard">
      <style:text-properties officeooo:rsid="003f6b3e" officeooo:paragraph-rsid="003f6b3e"/>
    </style:style>
    <style:style style:name="P4" style:family="paragraph" style:parent-style-name="Standard">
      <style:text-properties officeooo:rsid="001beb02" officeooo:paragraph-rsid="004098a8"/>
    </style:style>
    <style:style style:name="P5" style:family="paragraph" style:parent-style-name="Standard">
      <style:text-properties style:font-name="serif" fo:font-size="10.5pt" officeooo:paragraph-rsid="004fa5c0"/>
    </style:style>
    <style:style style:name="P6" style:family="paragraph" style:parent-style-name="Text_20_body">
      <style:text-properties officeooo:rsid="0021dbaa" officeooo:paragraph-rsid="0021dbaa"/>
    </style:style>
    <style:style style:name="P7" style:family="paragraph" style:parent-style-name="Text_20_body">
      <style:text-properties officeooo:rsid="00232e89" officeooo:paragraph-rsid="00232e89"/>
    </style:style>
    <style:style style:name="P8" style:family="paragraph" style:parent-style-name="Text_20_body">
      <style:text-properties officeooo:rsid="00232e89" officeooo:paragraph-rsid="00ee7610"/>
    </style:style>
    <style:style style:name="P9" style:family="paragraph" style:parent-style-name="Text_20_body">
      <style:text-properties officeooo:rsid="00272353" officeooo:paragraph-rsid="00272353"/>
    </style:style>
    <style:style style:name="P10" style:family="paragraph" style:parent-style-name="Text_20_body">
      <style:text-properties officeooo:rsid="0030fc48" officeooo:paragraph-rsid="0030fc48"/>
    </style:style>
    <style:style style:name="P11" style:family="paragraph" style:parent-style-name="Text_20_body">
      <style:text-properties officeooo:rsid="00322b7f" officeooo:paragraph-rsid="00322b7f"/>
    </style:style>
    <style:style style:name="P12" style:family="paragraph" style:parent-style-name="Text_20_body">
      <style:text-properties officeooo:rsid="0035704e" officeooo:paragraph-rsid="0035704e"/>
    </style:style>
    <style:style style:name="P13" style:family="paragraph" style:parent-style-name="Text_20_body">
      <style:text-properties officeooo:rsid="0035704e" officeooo:paragraph-rsid="0036fffc"/>
    </style:style>
    <style:style style:name="P14" style:family="paragraph" style:parent-style-name="Text_20_body">
      <style:text-properties officeooo:rsid="0035704e" officeooo:paragraph-rsid="003847ac"/>
    </style:style>
    <style:style style:name="P15" style:family="paragraph" style:parent-style-name="Text_20_body">
      <style:text-properties officeooo:rsid="0035704e" officeooo:paragraph-rsid="003cc598"/>
    </style:style>
    <style:style style:name="P16" style:family="paragraph" style:parent-style-name="Text_20_body">
      <style:text-properties officeooo:rsid="0035704e" officeooo:paragraph-rsid="003dde00"/>
    </style:style>
    <style:style style:name="P17" style:family="paragraph" style:parent-style-name="Text_20_body">
      <style:text-properties officeooo:rsid="0035704e" officeooo:paragraph-rsid="00455259"/>
    </style:style>
    <style:style style:name="P18" style:family="paragraph" style:parent-style-name="Text_20_body">
      <style:text-properties officeooo:rsid="003847ac" officeooo:paragraph-rsid="003847ac"/>
    </style:style>
    <style:style style:name="P19" style:family="paragraph" style:parent-style-name="Text_20_body">
      <style:text-properties officeooo:rsid="003847ac" officeooo:paragraph-rsid="003cc598"/>
    </style:style>
    <style:style style:name="P20" style:family="paragraph" style:parent-style-name="Text_20_body">
      <style:text-properties officeooo:rsid="003dde00" officeooo:paragraph-rsid="003dde00"/>
    </style:style>
    <style:style style:name="P21" style:family="paragraph" style:parent-style-name="Text_20_body">
      <style:text-properties officeooo:rsid="003cc598" officeooo:paragraph-rsid="003cc598"/>
    </style:style>
    <style:style style:name="P22" style:family="paragraph" style:parent-style-name="Text_20_body">
      <style:text-properties style:text-position="0% 100%" officeooo:rsid="003847ac" officeooo:paragraph-rsid="003847ac"/>
    </style:style>
    <style:style style:name="P23" style:family="paragraph" style:parent-style-name="Text_20_body">
      <style:text-properties officeooo:paragraph-rsid="004098a8"/>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fo:font-style="italic" officeooo:rsid="0035704e" officeooo:paragraph-rsid="0035704e" style:font-style-asian="italic" style:font-style-complex="italic"/>
    </style:style>
    <style:style style:name="P26" style:family="paragraph" style:parent-style-name="Text_20_body">
      <style:text-properties fo:font-style="italic" officeooo:rsid="00a8ec0c" officeooo:paragraph-rsid="00aba2fb" style:font-style-asian="italic" style:font-style-complex="italic"/>
    </style:style>
    <style:style style:name="P27" style:family="paragraph" style:parent-style-name="Text_20_body">
      <style:text-properties officeooo:paragraph-rsid="0046a0ba"/>
    </style:style>
    <style:style style:name="P28" style:family="paragraph" style:parent-style-name="Text_20_body">
      <style:text-properties officeooo:rsid="00485d83" officeooo:paragraph-rsid="00485d83"/>
    </style:style>
    <style:style style:name="P29" style:family="paragraph" style:parent-style-name="Text_20_body">
      <style:text-properties officeooo:rsid="004a4c93" officeooo:paragraph-rsid="004a4c93"/>
    </style:style>
    <style:style style:name="P30" style:family="paragraph" style:parent-style-name="Text_20_body">
      <style:text-properties officeooo:rsid="004d3b17" officeooo:paragraph-rsid="004d3b17"/>
    </style:style>
    <style:style style:name="P31" style:family="paragraph" style:parent-style-name="Text_20_body">
      <style:text-properties officeooo:rsid="004d3b17" officeooo:paragraph-rsid="004e8d1d"/>
    </style:style>
    <style:style style:name="P32" style:family="paragraph" style:parent-style-name="Text_20_body">
      <style:text-properties officeooo:rsid="004f55df" officeooo:paragraph-rsid="004f55df"/>
    </style:style>
    <style:style style:name="P33" style:family="paragraph" style:parent-style-name="Text_20_body">
      <style:text-properties officeooo:rsid="001d694f" officeooo:paragraph-rsid="004098a8"/>
    </style:style>
    <style:style style:name="P34" style:family="paragraph" style:parent-style-name="Text_20_body">
      <style:text-properties officeooo:rsid="001d694f" officeooo:paragraph-rsid="00eb3c08"/>
    </style:style>
    <style:style style:name="P35" style:family="paragraph" style:parent-style-name="Text_20_body">
      <style:text-properties officeooo:rsid="0046a0ba" officeooo:paragraph-rsid="0046a0ba"/>
    </style:style>
    <style:style style:name="P36" style:family="paragraph" style:parent-style-name="Text_20_body">
      <style:text-properties officeooo:rsid="0057aed8" officeooo:paragraph-rsid="0057aed8"/>
    </style:style>
    <style:style style:name="P37" style:family="paragraph" style:parent-style-name="Text_20_body">
      <style:text-properties officeooo:rsid="005c0cd8" officeooo:paragraph-rsid="005c0cd8"/>
    </style:style>
    <style:style style:name="P38" style:family="paragraph" style:parent-style-name="Text_20_body">
      <style:text-properties officeooo:rsid="006224fd" officeooo:paragraph-rsid="00625652"/>
    </style:style>
    <style:style style:name="P39" style:family="paragraph" style:parent-style-name="Text_20_body">
      <style:text-properties officeooo:rsid="0069c8d3" officeooo:paragraph-rsid="0069c8d3"/>
    </style:style>
    <style:style style:name="P40" style:family="paragraph" style:parent-style-name="Text_20_body">
      <style:text-properties officeooo:rsid="0069c8d3" officeooo:paragraph-rsid="0079c324"/>
    </style:style>
    <style:style style:name="P41" style:family="paragraph" style:parent-style-name="Text_20_body">
      <style:text-properties officeooo:rsid="006b93aa" officeooo:paragraph-rsid="006b93aa"/>
    </style:style>
    <style:style style:name="P42" style:family="paragraph" style:parent-style-name="Text_20_body">
      <style:text-properties officeooo:rsid="006d3a11" officeooo:paragraph-rsid="006d3a11"/>
    </style:style>
    <style:style style:name="P43" style:family="paragraph" style:parent-style-name="Text_20_body">
      <style:text-properties officeooo:paragraph-rsid="008472d4"/>
    </style:style>
    <style:style style:name="P44" style:family="paragraph" style:parent-style-name="Text_20_body">
      <style:text-properties officeooo:rsid="005d17f1" officeooo:paragraph-rsid="005d17f1"/>
    </style:style>
    <style:style style:name="P45" style:family="paragraph" style:parent-style-name="Text_20_body">
      <style:paragraph-properties fo:text-align="start" style:justify-single-word="false"/>
      <style:text-properties officeooo:paragraph-rsid="00892d48"/>
    </style:style>
    <style:style style:name="P46" style:family="paragraph" style:parent-style-name="Text_20_body">
      <style:text-properties fo:font-weight="bold" style:font-weight-asian="bold" style:font-weight-complex="bold"/>
    </style:style>
    <style:style style:name="P47" style:family="paragraph" style:parent-style-name="Text_20_body">
      <style:text-properties officeooo:rsid="009fc3b0" officeooo:paragraph-rsid="009fc3b0"/>
    </style:style>
    <style:style style:name="P48" style:family="paragraph" style:parent-style-name="Text_20_body">
      <style:text-properties officeooo:rsid="00a02b3b" officeooo:paragraph-rsid="00a02b3b"/>
    </style:style>
    <style:style style:name="P49" style:family="paragraph" style:parent-style-name="Text_20_body">
      <style:text-properties officeooo:paragraph-rsid="00a787db"/>
    </style:style>
    <style:style style:name="P50" style:family="paragraph" style:parent-style-name="Text_20_body">
      <style:text-properties fo:font-style="normal" officeooo:rsid="00a8ec0c" officeooo:paragraph-rsid="00aba2fb" style:font-style-asian="normal" style:font-style-complex="normal"/>
    </style:style>
    <style:style style:name="P51" style:family="paragraph" style:parent-style-name="Text_20_body">
      <style:text-properties fo:font-style="normal" officeooo:rsid="00a8ec0c" officeooo:paragraph-rsid="00b5b018" style:font-style-asian="normal" style:font-style-complex="normal"/>
    </style:style>
    <style:style style:name="P52" style:family="paragraph" style:parent-style-name="Text_20_body">
      <style:text-properties fo:font-style="normal" officeooo:rsid="00b5b018" officeooo:paragraph-rsid="00b5b018" style:font-style-asian="normal" style:font-style-complex="normal"/>
    </style:style>
    <style:style style:name="P53" style:family="paragraph" style:parent-style-name="Text_20_body">
      <style:text-properties officeooo:paragraph-rsid="004fa5c0"/>
    </style:style>
    <style:style style:name="P54" style:family="paragraph" style:parent-style-name="Text_20_body">
      <style:text-properties officeooo:paragraph-rsid="00b2cedc"/>
    </style:style>
    <style:style style:name="P55" style:family="paragraph" style:parent-style-name="Text_20_body">
      <style:text-properties officeooo:rsid="00b35b05" officeooo:paragraph-rsid="00b35b05"/>
    </style:style>
    <style:style style:name="P56" style:family="paragraph" style:parent-style-name="Text_20_body">
      <style:text-properties officeooo:paragraph-rsid="00b35b05"/>
    </style:style>
    <style:style style:name="P57" style:family="paragraph" style:parent-style-name="Text_20_body">
      <style:text-properties officeooo:rsid="00b585ed" officeooo:paragraph-rsid="00b585ed"/>
    </style:style>
    <style:style style:name="P58" style:family="paragraph" style:parent-style-name="Text_20_body">
      <style:text-properties officeooo:paragraph-rsid="00b6717b"/>
    </style:style>
    <style:style style:name="P59" style:family="paragraph" style:parent-style-name="Text_20_body">
      <style:text-properties officeooo:paragraph-rsid="00bbaf9a"/>
    </style:style>
    <style:style style:name="P60" style:family="paragraph" style:parent-style-name="Text_20_body">
      <style:text-properties officeooo:paragraph-rsid="00bd844f"/>
    </style:style>
    <style:style style:name="P61" style:family="paragraph" style:parent-style-name="Text_20_body">
      <style:text-properties style:font-name="Open Sans4"/>
    </style:style>
    <style:style style:name="P62" style:family="paragraph" style:parent-style-name="Text_20_body">
      <style:text-properties style:font-name="Open Sans4" officeooo:rsid="00232e89" officeooo:paragraph-rsid="00232e89"/>
    </style:style>
    <style:style style:name="P63" style:family="paragraph" style:parent-style-name="Text_20_body">
      <style:text-properties style:font-name="Open Sans4" officeooo:rsid="00232e89" officeooo:paragraph-rsid="00e20966"/>
    </style:style>
    <style:style style:name="P64" style:family="paragraph" style:parent-style-name="Text_20_body">
      <style:text-properties style:font-name="Open Sans4" officeooo:paragraph-rsid="00e8b5e2"/>
    </style:style>
    <style:style style:name="P65" style:family="paragraph" style:parent-style-name="Text_20_body">
      <style:text-properties style:font-name="Open Sans4" officeooo:paragraph-rsid="00f50bd4"/>
    </style:style>
    <style:style style:name="P66" style:family="paragraph" style:parent-style-name="Text_20_body">
      <style:text-properties officeooo:rsid="00c71577" officeooo:paragraph-rsid="00c71577"/>
    </style:style>
    <style:style style:name="P67" style:family="paragraph" style:parent-style-name="Text_20_body">
      <style:text-properties officeooo:rsid="00ca96ac" officeooo:paragraph-rsid="00ca96ac"/>
    </style:style>
    <style:style style:name="P68" style:family="paragraph" style:parent-style-name="Text_20_body">
      <style:text-properties officeooo:rsid="00cac671" officeooo:paragraph-rsid="00cac671"/>
    </style:style>
    <style:style style:name="P69" style:family="paragraph" style:parent-style-name="Text_20_body">
      <style:text-properties officeooo:rsid="00d019ad" officeooo:paragraph-rsid="00d019ad"/>
    </style:style>
    <style:style style:name="P70" style:family="paragraph" style:parent-style-name="Text_20_body">
      <style:text-properties officeooo:rsid="00bbaf9a" officeooo:paragraph-rsid="00d10b9e"/>
    </style:style>
    <style:style style:name="P71" style:family="paragraph" style:parent-style-name="Text_20_body">
      <style:text-properties officeooo:paragraph-rsid="00d019ad"/>
    </style:style>
    <style:style style:name="P72" style:family="paragraph" style:parent-style-name="Text_20_body">
      <style:text-properties officeooo:rsid="00be9042" officeooo:paragraph-rsid="00d65901"/>
    </style:style>
    <style:style style:name="P73" style:family="paragraph" style:parent-style-name="Text_20_body">
      <style:text-properties officeooo:paragraph-rsid="00e20966"/>
    </style:style>
    <style:style style:name="P74" style:family="paragraph" style:parent-style-name="Text_20_body">
      <style:text-properties officeooo:rsid="00e20966" officeooo:paragraph-rsid="00e20966"/>
    </style:style>
    <style:style style:name="P75" style:family="paragraph" style:parent-style-name="Text_20_body">
      <style:text-properties officeooo:paragraph-rsid="00e6eeab"/>
    </style:style>
    <style:style style:name="P76" style:family="paragraph" style:parent-style-name="Text_20_body">
      <style:text-properties officeooo:rsid="00e6eeab" officeooo:paragraph-rsid="00e6eeab"/>
    </style:style>
    <style:style style:name="P77" style:family="paragraph" style:parent-style-name="Text_20_body">
      <style:text-properties officeooo:rsid="00e9c421" officeooo:paragraph-rsid="00e9c421"/>
    </style:style>
    <style:style style:name="P78" style:family="paragraph" style:parent-style-name="Text_20_body">
      <style:text-properties officeooo:rsid="00eafa24" officeooo:paragraph-rsid="00eafa24"/>
    </style:style>
    <style:style style:name="P79" style:family="paragraph" style:parent-style-name="Text_20_body">
      <style:text-properties officeooo:paragraph-rsid="00eb3c08"/>
    </style:style>
    <style:style style:name="P80" style:family="paragraph" style:parent-style-name="Text_20_body">
      <style:text-properties officeooo:rsid="001e1c37" officeooo:paragraph-rsid="00eb3c08"/>
    </style:style>
    <style:style style:name="P81" style:family="paragraph" style:parent-style-name="Text_20_body">
      <style:text-properties officeooo:paragraph-rsid="00ee7610"/>
    </style:style>
    <style:style style:name="P82" style:family="paragraph" style:parent-style-name="Text_20_body">
      <style:text-properties officeooo:rsid="00ee7610" officeooo:paragraph-rsid="00ee7610"/>
    </style:style>
    <style:style style:name="P83" style:family="paragraph" style:parent-style-name="Text_20_body">
      <style:text-properties officeooo:rsid="00ec0055" officeooo:paragraph-rsid="00fc0446"/>
    </style:style>
    <style:style style:name="P84" style:family="paragraph" style:parent-style-name="Text_20_body">
      <style:text-properties officeooo:rsid="00ec0055" officeooo:paragraph-rsid="00ec0055"/>
    </style:style>
    <style:style style:name="P85" style:family="paragraph" style:parent-style-name="Text_20_body">
      <style:text-properties officeooo:paragraph-rsid="00b585ed"/>
    </style:style>
    <style:style style:name="P86" style:family="paragraph" style:parent-style-name="Text_20_body">
      <style:text-properties officeooo:rsid="01029526" officeooo:paragraph-rsid="01029526"/>
    </style:style>
    <style:style style:name="P87" style:family="paragraph" style:parent-style-name="Text_20_body">
      <style:text-properties officeooo:rsid="00ccbabd" officeooo:paragraph-rsid="00ccbabd"/>
    </style:style>
    <style:style style:name="P88" style:family="paragraph" style:parent-style-name="Text_20_body">
      <style:text-properties officeooo:rsid="00fee0fc" officeooo:paragraph-rsid="01029526"/>
    </style:style>
    <style:style style:name="P89" style:family="paragraph" style:parent-style-name="Text_20_body">
      <style:paragraph-properties fo:margin-left="0.9846in" fo:margin-right="0in" fo:text-indent="0in" style:auto-text-indent="false"/>
      <style:text-properties officeooo:rsid="003847ac" officeooo:paragraph-rsid="003847ac"/>
    </style:style>
    <style:style style:name="P90" style:family="paragraph" style:parent-style-name="Text_20_body">
      <style:paragraph-properties fo:margin-left="0in" fo:margin-right="0in" fo:text-indent="0in" style:auto-text-indent="false"/>
      <style:text-properties officeooo:rsid="003847ac" officeooo:paragraph-rsid="003847ac"/>
    </style:style>
    <style:style style:name="P91" style:family="paragraph" style:parent-style-name="Text_20_body">
      <style:paragraph-properties fo:margin-left="0in" fo:margin-right="0in" fo:text-indent="0in" style:auto-text-indent="false"/>
      <style:text-properties officeooo:rsid="003847ac" officeooo:paragraph-rsid="003cc598"/>
    </style:style>
    <style:style style:name="P92" style:family="paragraph" style:parent-style-name="List_20_Heading">
      <style:text-properties officeooo:rsid="0030fc48" officeooo:paragraph-rsid="0041aa96"/>
    </style:style>
    <style:style style:name="P93" style:family="paragraph" style:parent-style-name="Code_20_Example">
      <style:text-properties style:font-name="monospace"/>
    </style:style>
    <style:style style:name="P94" style:family="paragraph" style:parent-style-name="Code_20_Example">
      <style:text-properties style:font-name="monospace" officeooo:paragraph-rsid="004a4c93"/>
    </style:style>
    <style:style style:name="P95" style:family="paragraph" style:parent-style-name="Code_20_Example">
      <style:text-properties style:font-name="monospace" officeooo:paragraph-rsid="004d3b17"/>
    </style:style>
    <style:style style:name="P96" style:family="paragraph" style:parent-style-name="Code_20_Example">
      <style:text-properties style:font-name="monospace" officeooo:paragraph-rsid="004f55df"/>
    </style:style>
    <style:style style:name="P97" style:family="paragraph" style:parent-style-name="Code_20_Example">
      <style:text-properties style:font-name="monospace" officeooo:paragraph-rsid="00693b43"/>
    </style:style>
    <style:style style:name="P98" style:family="paragraph" style:parent-style-name="Code_20_Example">
      <style:text-properties style:font-name="monospace" officeooo:paragraph-rsid="0079c324"/>
    </style:style>
    <style:style style:name="P99" style:family="paragraph" style:parent-style-name="Code_20_Example">
      <style:text-properties style:font-name="monospace" officeooo:rsid="0079c324" officeooo:paragraph-rsid="0079c324"/>
    </style:style>
    <style:style style:name="P100" style:family="paragraph" style:parent-style-name="Code_20_Example">
      <style:text-properties fo:color="#000000" style:font-name="monospace" officeooo:rsid="004d3b17" officeooo:paragraph-rsid="004d3b17" fo:background-color="#ffffff"/>
    </style:style>
    <style:style style:name="P101" style:family="paragraph" style:parent-style-name="Code_20_Example">
      <style:text-properties fo:color="#000000" style:font-name="monospace" officeooo:rsid="00516b0a" officeooo:paragraph-rsid="00547aec" fo:background-color="#ffffff"/>
    </style:style>
    <style:style style:name="P102" style:family="paragraph" style:parent-style-name="Code_20_Example">
      <style:text-properties officeooo:rsid="004f55df" officeooo:paragraph-rsid="00991b3e"/>
    </style:style>
    <style:style style:name="P103" style:family="paragraph" style:parent-style-name="Code_20_Example">
      <style:text-properties officeooo:paragraph-rsid="00aba2fb"/>
    </style:style>
    <style:style style:name="P104" style:family="paragraph" style:parent-style-name="Code_20_Example">
      <style:text-properties officeooo:paragraph-rsid="00b05066"/>
    </style:style>
    <style:style style:name="P105" style:family="paragraph" style:parent-style-name="Code_20_Example">
      <style:text-properties officeooo:paragraph-rsid="00b585ed"/>
    </style:style>
    <style:style style:name="P106" style:family="paragraph" style:parent-style-name="Code_20_Example">
      <style:text-properties officeooo:rsid="00ccbabd" officeooo:paragraph-rsid="00ccbabd"/>
    </style:style>
    <style:style style:name="P107" style:family="paragraph" style:parent-style-name="Code_20_Example">
      <style:text-properties officeooo:paragraph-rsid="00e20966"/>
    </style:style>
    <style:style style:name="P108" style:family="paragraph" style:parent-style-name="Code_20_Example">
      <style:text-properties officeooo:paragraph-rsid="00e8b5e2"/>
    </style:style>
    <style:style style:name="P109" style:family="paragraph" style:parent-style-name="Code_20_Example">
      <style:text-properties officeooo:paragraph-rsid="00ee7610"/>
    </style:style>
    <style:style style:name="P110" style:family="paragraph" style:parent-style-name="Code_20_Example">
      <style:text-properties officeooo:paragraph-rsid="00f50bd4"/>
    </style:style>
    <style:style style:name="P111" style:family="paragraph" style:parent-style-name="Footnote">
      <style:text-properties officeooo:paragraph-rsid="0081478c"/>
    </style:style>
    <style:style style:name="P112" style:family="paragraph" style:parent-style-name="Footnote">
      <style:text-properties officeooo:rsid="00821af1" officeooo:paragraph-rsid="00821af1"/>
    </style:style>
    <style:style style:name="P113" style:family="paragraph" style:parent-style-name="Footnote">
      <style:text-properties officeooo:rsid="008f0da5" officeooo:paragraph-rsid="008f0da5"/>
    </style:style>
    <style:style style:name="P114" style:family="paragraph" style:parent-style-name="Footnote">
      <style:text-properties officeooo:rsid="00c164ee" officeooo:paragraph-rsid="00c164ee"/>
    </style:style>
    <style:style style:name="P115" style:family="paragraph" style:parent-style-name="Standard">
      <style:paragraph-properties fo:break-before="page"/>
      <style:text-properties officeooo:rsid="003f6b3e" officeooo:paragraph-rsid="003f6b3e"/>
    </style:style>
    <style:style style:name="P116" style:family="paragraph" style:parent-style-name="Text_20_body">
      <style:paragraph-properties fo:margin-top="0in" fo:margin-bottom="0.0799in" loext:contextual-spacing="false"/>
      <style:text-properties officeooo:rsid="00c71577" officeooo:paragraph-rsid="00c71577"/>
    </style:style>
    <style:style style:name="P117" style:family="paragraph" style:parent-style-name="Heading_20_3">
      <style:text-properties officeooo:paragraph-rsid="009fc3b0"/>
    </style:style>
    <style:style style:name="P118" style:family="paragraph" style:parent-style-name="Heading_20_3">
      <style:text-properties officeooo:rsid="001e1c37" officeooo:paragraph-rsid="001e1c37"/>
    </style:style>
    <style:style style:name="P119" style:family="paragraph" style:parent-style-name="Heading_20_3">
      <style:text-properties officeooo:rsid="0021dbaa" officeooo:paragraph-rsid="005d17f1"/>
    </style:style>
    <style:style style:name="P120" style:family="paragraph" style:parent-style-name="Heading_20_3">
      <style:text-properties officeooo:paragraph-rsid="00e8b5e2"/>
    </style:style>
    <style:style style:name="P121" style:family="paragraph" style:parent-style-name="Heading_20_3">
      <style:text-properties officeooo:rsid="00272353" officeooo:paragraph-rsid="00272353"/>
    </style:style>
    <style:style style:name="P122" style:family="paragraph" style:parent-style-name="Heading_20_3">
      <style:text-properties officeooo:rsid="00a02b3b" officeooo:paragraph-rsid="00a02b3b"/>
    </style:style>
    <style:style style:name="P123" style:family="paragraph" style:parent-style-name="Heading_20_3">
      <style:text-properties officeooo:paragraph-rsid="010919f5"/>
    </style:style>
    <style:style style:name="P124" style:family="paragraph" style:parent-style-name="Contents_20_2">
      <style:paragraph-properties>
        <style:tab-stops>
          <style:tab-stop style:position="6.4965in" style:type="right"/>
        </style:tab-stops>
      </style:paragraph-properties>
    </style:style>
    <style:style style:name="P125" style:family="paragraph" style:parent-style-name="Heading_20_2">
      <style:text-properties officeooo:paragraph-rsid="00cafe83"/>
    </style:style>
    <style:style style:name="P126" style:family="paragraph" style:parent-style-name="Heading_20_2">
      <style:text-properties officeooo:rsid="00485d83" officeooo:paragraph-rsid="00485d83"/>
    </style:style>
    <style:style style:name="P127" style:family="paragraph" style:parent-style-name="Heading_20_2">
      <style:text-properties officeooo:rsid="004fa5c0" officeooo:paragraph-rsid="004fa5c0"/>
    </style:style>
    <style:style style:name="P128" style:family="paragraph" style:parent-style-name="Heading_20_2">
      <style:text-properties officeooo:rsid="00acea34" officeooo:paragraph-rsid="00acea34"/>
    </style:style>
    <style:style style:name="P129" style:family="paragraph" style:parent-style-name="Text_20_body" style:list-style-name="L5">
      <style:text-properties officeooo:paragraph-rsid="00a787db"/>
    </style:style>
    <style:style style:name="P130" style:family="paragraph" style:parent-style-name="Text_20_body" style:list-style-name="L5">
      <style:text-properties officeooo:rsid="00a787db" officeooo:paragraph-rsid="00a787db"/>
    </style:style>
    <style:style style:name="P131" style:family="paragraph" style:parent-style-name="Text_20_body" style:list-style-name="L5">
      <style:text-properties officeooo:rsid="00c2c14c" officeooo:paragraph-rsid="00c2c14c"/>
    </style:style>
    <style:style style:name="P132" style:family="paragraph" style:parent-style-name="Text_20_body" style:list-style-name="L6">
      <style:text-properties officeooo:rsid="00ec0055" officeooo:paragraph-rsid="00fc0446"/>
    </style:style>
    <style:style style:name="P133" style:family="paragraph" style:parent-style-name="Text_20_body" style:list-style-name="L6">
      <style:text-properties officeooo:rsid="00ec0055" officeooo:paragraph-rsid="00ec0055"/>
    </style:style>
    <style:style style:name="P134" style:family="paragraph" style:parent-style-name="Text_20_body" style:list-style-name="L7"/>
    <style:style style:name="P135" style:family="paragraph" style:parent-style-name="Text_20_body" style:list-style-name="L8">
      <style:text-properties officeooo:rsid="006b93aa" officeooo:paragraph-rsid="006b93aa"/>
    </style:style>
    <style:style style:name="P136" style:family="paragraph" style:parent-style-name="Text_20_body" style:list-style-name="L9">
      <style:text-properties officeooo:rsid="006d3a11" officeooo:paragraph-rsid="006d3a11"/>
    </style:style>
    <style:style style:name="P137" style:family="paragraph" style:parent-style-name="Text_20_body" style:list-style-name="L9">
      <style:text-properties officeooo:rsid="006e541f" officeooo:paragraph-rsid="007103d3"/>
    </style:style>
    <style:style style:name="P138" style:family="paragraph" style:parent-style-name="Text_20_body" style:list-style-name="L10">
      <style:text-properties officeooo:paragraph-rsid="00e6eeab"/>
    </style:style>
    <style:style style:name="P139" style:family="paragraph" style:parent-style-name="Text_20_body" style:list-style-name="L10">
      <style:text-properties officeooo:rsid="00e6eeab" officeooo:paragraph-rsid="00e6eeab"/>
    </style:style>
    <style:style style:name="P140" style:family="paragraph" style:parent-style-name="Text_20_body" style:list-style-name="L11"/>
    <style:style style:name="P141" style:family="paragraph" style:parent-style-name="Text_20_body" style:list-style-name="L11">
      <style:text-properties officeooo:paragraph-rsid="006224fd"/>
    </style:style>
    <style:style style:name="P142" style:family="paragraph" style:parent-style-name="Text_20_body" style:list-style-name="L11">
      <style:text-properties officeooo:rsid="005f2c06" officeooo:paragraph-rsid="00625652"/>
    </style:style>
    <style:style style:name="P143" style:family="paragraph" style:parent-style-name="Text_20_body" style:list-style-name="L11">
      <style:text-properties officeooo:rsid="00603228" officeooo:paragraph-rsid="00603228"/>
    </style:style>
    <style:style style:name="P144" style:family="paragraph" style:parent-style-name="Text_20_body" style:list-style-name="L11">
      <style:text-properties officeooo:rsid="006430f2" officeooo:paragraph-rsid="006430f2"/>
    </style:style>
    <style:style style:name="P145" style:family="paragraph" style:parent-style-name="Text_20_body" style:list-style-name="L11">
      <style:text-properties officeooo:rsid="0086c666" officeooo:paragraph-rsid="0086c666"/>
    </style:style>
    <style:style style:name="P146" style:family="paragraph" style:parent-style-name="Text_20_body" style:list-style-name="L11">
      <style:text-properties officeooo:rsid="007c0e1b" officeooo:paragraph-rsid="007c0e1b"/>
    </style:style>
    <style:style style:name="P147" style:family="paragraph" style:parent-style-name="Text_20_body" style:list-style-name="L11">
      <style:text-properties officeooo:rsid="007ac492" officeooo:paragraph-rsid="007ac492"/>
    </style:style>
    <style:style style:name="P148" style:family="paragraph" style:parent-style-name="Text_20_body" style:list-style-name="L11">
      <style:text-properties officeooo:rsid="00618899" officeooo:paragraph-rsid="00618899"/>
    </style:style>
    <style:style style:name="P149" style:family="paragraph" style:parent-style-name="Text_20_body" style:list-style-name="L12">
      <style:text-properties officeooo:rsid="00cafe83" officeooo:paragraph-rsid="00cafe83"/>
    </style:style>
    <style:style style:name="P150" style:family="paragraph" style:parent-style-name="Text_20_body" style:list-style-name="L12">
      <style:text-properties officeooo:rsid="00d28b20" officeooo:paragraph-rsid="00d28b20"/>
    </style:style>
    <style:style style:name="P151" style:family="paragraph" style:parent-style-name="Text_20_body" style:list-style-name="L13">
      <style:text-properties officeooo:rsid="00b585ed" officeooo:paragraph-rsid="00b585ed"/>
    </style:style>
    <style:style style:name="P152" style:family="paragraph" style:parent-style-name="Text_20_body" style:list-style-name="L13">
      <style:text-properties officeooo:rsid="00c5a364" officeooo:paragraph-rsid="00c5a364"/>
    </style:style>
    <style:style style:name="P153" style:family="paragraph" style:parent-style-name="Text_20_body" style:list-style-name="L14">
      <style:text-properties officeooo:rsid="00acea34" officeooo:paragraph-rsid="00acea34"/>
    </style:style>
    <style:style style:name="P154" style:family="paragraph" style:parent-style-name="Text_20_body" style:list-style-name="L15">
      <style:text-properties officeooo:rsid="00acea34" officeooo:paragraph-rsid="00acea34"/>
    </style:style>
    <style:style style:name="P155" style:family="paragraph" style:parent-style-name="Text_20_body" style:list-style-name="L16">
      <style:text-properties officeooo:rsid="00acea34" officeooo:paragraph-rsid="00acea34"/>
    </style:style>
    <style:style style:name="P156" style:family="paragraph" style:parent-style-name="Text_20_body" style:list-style-name="L17">
      <style:text-properties officeooo:rsid="00acea34" officeooo:paragraph-rsid="00acea34"/>
    </style:style>
    <style:style style:name="P157" style:family="paragraph" style:parent-style-name="Text_20_body" style:list-style-name="L18">
      <style:text-properties officeooo:rsid="00acea34" officeooo:paragraph-rsid="00acea34"/>
    </style:style>
    <style:style style:name="P158" style:family="paragraph" style:parent-style-name="Text_20_body" style:list-style-name="L19">
      <style:text-properties officeooo:rsid="00acea34" officeooo:paragraph-rsid="00acea34"/>
    </style:style>
    <style:style style:name="P159" style:family="paragraph" style:parent-style-name="Text_20_body" style:list-style-name="L20">
      <style:text-properties officeooo:rsid="00acea34" officeooo:paragraph-rsid="00acea34"/>
    </style:style>
    <style:style style:name="P160" style:family="paragraph" style:parent-style-name="Text_20_body" style:list-style-name="L21">
      <style:text-properties officeooo:rsid="00acea34" officeooo:paragraph-rsid="00acea34"/>
    </style:style>
    <style:style style:name="P161" style:family="paragraph" style:parent-style-name="Text_20_body">
      <style:text-properties officeooo:paragraph-rsid="0104a76e"/>
    </style:style>
    <style:style style:name="P162" style:family="paragraph" style:parent-style-name="Text_20_body">
      <style:text-properties officeooo:rsid="0104a76e" officeooo:paragraph-rsid="0104a76e"/>
    </style:style>
    <style:style style:name="P163" style:family="paragraph" style:parent-style-name="Text_20_body">
      <style:text-properties officeooo:rsid="0104a76e" officeooo:paragraph-rsid="010bcf89"/>
    </style:style>
    <style:style style:name="P164" style:family="paragraph" style:parent-style-name="Text_20_body">
      <style:text-properties officeooo:rsid="005d17f1" officeooo:paragraph-rsid="008634a9"/>
    </style:style>
    <style:style style:name="P165" style:family="paragraph" style:parent-style-name="Text_20_body">
      <style:text-properties officeooo:paragraph-rsid="01080cb0"/>
    </style:style>
    <style:style style:name="P166" style:family="paragraph" style:parent-style-name="Text_20_body">
      <style:text-properties officeooo:rsid="003847ac" officeooo:paragraph-rsid="010919f5"/>
    </style:style>
    <style:style style:name="P167" style:family="paragraph" style:parent-style-name="Text_20_body">
      <style:text-properties officeooo:rsid="0035704e" officeooo:paragraph-rsid="010919f5"/>
    </style:style>
    <style:style style:name="P168" style:family="paragraph" style:parent-style-name="Text_20_body">
      <style:text-properties officeooo:rsid="010919f5" officeooo:paragraph-rsid="010919f5"/>
    </style:style>
    <style:style style:name="P169" style:family="paragraph" style:parent-style-name="Text_20_body">
      <style:text-properties officeooo:paragraph-rsid="010bcf89"/>
    </style:style>
    <style:style style:name="P170" style:family="paragraph" style:parent-style-name="Text_20_body" style:list-style-name="L1">
      <style:paragraph-properties fo:margin-top="0in" fo:margin-bottom="0.0575in" loext:contextual-spacing="false"/>
    </style:style>
    <style:style style:name="P171" style:family="paragraph" style:parent-style-name="Text_20_body" style:list-style-name="L1">
      <style:paragraph-properties fo:margin-top="0in" fo:margin-bottom="0.0575in" loext:contextual-spacing="false"/>
      <style:text-properties officeooo:rsid="0082a0d5" officeooo:paragraph-rsid="0082a0d5"/>
    </style:style>
    <style:style style:name="P172" style:family="paragraph" style:parent-style-name="Text_20_body" style:list-style-name="L2">
      <style:paragraph-properties fo:margin-top="0in" fo:margin-bottom="0.0575in" loext:contextual-spacing="false"/>
    </style:style>
    <style:style style:name="P173" style:family="paragraph" style:parent-style-name="Text_20_body" style:list-style-name="L3">
      <style:paragraph-properties fo:margin-top="0in" fo:margin-bottom="0in" loext:contextual-spacing="false" fo:text-align="start" style:justify-single-word="false"/>
      <style:text-properties officeooo:paragraph-rsid="00892d48"/>
    </style:style>
    <style:style style:name="P174" style:family="paragraph" style:parent-style-name="Text_20_body" style:list-style-name="L4">
      <style:paragraph-properties fo:margin-top="0in" fo:margin-bottom="0in" loext:contextual-spacing="false" fo:text-align="start" style:justify-single-word="false"/>
    </style:style>
    <style:style style:name="P175" style:family="paragraph" style:parent-style-name="Contents_20_3">
      <style:paragraph-properties>
        <style:tab-stops>
          <style:tab-stop style:position="6.3in" style:type="right"/>
        </style:tab-stops>
      </style:paragraph-properties>
    </style:style>
    <style:style style:name="P176" style:family="paragraph" style:parent-style-name="Contents_20_4">
      <style:paragraph-properties>
        <style:tab-stops>
          <style:tab-stop style:position="6.1035in" style:type="right"/>
        </style:tab-stops>
      </style:paragraph-properties>
    </style:style>
    <style:style style:name="P177" style:family="paragraph" style:parent-style-name="Heading_20_1">
      <style:paragraph-properties fo:margin-top="0.1402in" fo:margin-bottom="0.0799in" loext:contextual-spacing="false" fo:text-align="center" style:justify-single-word="false"/>
    </style:style>
    <style:style style:name="P178" style:family="paragraph" style:parent-style-name="Code_20_Example">
      <style:text-properties officeooo:paragraph-rsid="0106be88"/>
    </style:style>
    <style:style style:name="P179" style:family="paragraph" style:parent-style-name="Heading_20_4">
      <style:text-properties officeooo:rsid="01029526" officeooo:paragraph-rsid="01029526"/>
    </style:style>
    <style:style style:name="P180" style:family="paragraph" style:parent-style-name="Heading_20_4">
      <style:text-properties officeooo:paragraph-rsid="00b6717b"/>
    </style:style>
    <style:style style:name="P181" style:family="paragraph" style:parent-style-name="Heading_20_4">
      <style:text-properties officeooo:rsid="0035704e" officeooo:paragraph-rsid="00d65901"/>
    </style:style>
    <style:style style:name="P182" style:family="paragraph" style:parent-style-name="Heading_20_4">
      <style:text-properties officeooo:rsid="0035704e" officeooo:paragraph-rsid="0035704e"/>
    </style:style>
    <style:style style:name="P183" style:family="paragraph" style:parent-style-name="Heading_20_4">
      <style:text-properties officeooo:rsid="0035704e" officeooo:paragraph-rsid="008634a9"/>
    </style:style>
    <style:style style:name="P184" style:family="paragraph" style:parent-style-name="Heading_20_4">
      <style:text-properties officeooo:rsid="00232dd0" officeooo:paragraph-rsid="00232dd0"/>
    </style:style>
    <style:style style:name="P185" style:family="paragraph" style:parent-style-name="Heading_20_4">
      <style:text-properties officeooo:rsid="00232e89" officeooo:paragraph-rsid="00232e89"/>
    </style:style>
    <style:style style:name="P186" style:family="paragraph" style:parent-style-name="Heading_20_4">
      <style:text-properties officeooo:rsid="00322b7f"/>
    </style:style>
    <style:style style:name="P187" style:family="paragraph" style:parent-style-name="Heading_20_4">
      <style:text-properties officeooo:rsid="004e8d1d" officeooo:paragraph-rsid="004e8d1d"/>
    </style:style>
    <style:style style:name="P188" style:family="paragraph" style:parent-style-name="Heading_20_4">
      <style:text-properties officeooo:rsid="004f55df" officeooo:paragraph-rsid="004f55df"/>
    </style:style>
    <style:style style:name="P189" style:family="paragraph" style:parent-style-name="Heading_20_4">
      <style:text-properties officeooo:rsid="00516b0a" officeooo:paragraph-rsid="00516b0a"/>
    </style:style>
    <style:style style:name="P190" style:family="paragraph" style:parent-style-name="Heading_20_4">
      <style:text-properties officeooo:rsid="00693b43" officeooo:paragraph-rsid="0079c324"/>
    </style:style>
    <style:style style:name="P191" style:family="paragraph" style:parent-style-name="Heading_20_4">
      <style:text-properties officeooo:rsid="00693b43" officeooo:paragraph-rsid="00693b43"/>
    </style:style>
    <style:style style:name="P192" style:family="paragraph" style:parent-style-name="Contents_20_5">
      <style:paragraph-properties>
        <style:tab-stops>
          <style:tab-stop style:position="5.9071in" style:type="right"/>
        </style:tab-stops>
      </style:paragraph-properties>
    </style:style>
    <style:style style:name="P193" style:family="paragraph" style:parent-style-name="Heading_20_5">
      <style:text-properties officeooo:paragraph-rsid="00b09d9f"/>
    </style:style>
    <style:style style:name="P194" style:family="paragraph" style:parent-style-name="Heading_20_5">
      <style:text-properties officeooo:paragraph-rsid="00b585ed"/>
    </style:style>
    <style:style style:name="P195" style:family="paragraph" style:parent-style-name="Heading_20_5">
      <style:text-properties officeooo:rsid="00ca96ac" officeooo:paragraph-rsid="00ca96ac"/>
    </style:style>
    <style:style style:name="P196" style:family="paragraph" style:parent-style-name="Heading_20_5">
      <style:text-properties officeooo:rsid="01029526" officeooo:paragraph-rsid="01029526"/>
    </style:style>
    <style:style style:name="P197" style:family="paragraph" style:parent-style-name="Heading_20_5">
      <style:text-properties officeooo:paragraph-rsid="00fc0446"/>
    </style:style>
    <style:style style:name="P198" style:family="paragraph" style:parent-style-name="Heading_20_5">
      <style:text-properties officeooo:paragraph-rsid="00a787db"/>
    </style:style>
    <style:style style:name="P199" style:family="paragraph" style:parent-style-name="Heading_20_5">
      <style:text-properties officeooo:rsid="003dde00" officeooo:paragraph-rsid="00d65901"/>
    </style:style>
    <style:style style:name="P200" style:family="paragraph" style:parent-style-name="Heading_20_5">
      <style:text-properties officeooo:paragraph-rsid="00fd9ff3"/>
    </style:style>
    <style:style style:name="P201" style:family="paragraph" style:parent-style-name="Heading_20_5">
      <style:text-properties officeooo:paragraph-rsid="008472d4"/>
    </style:style>
    <style:style style:name="P202" style:family="paragraph" style:parent-style-name="Heading_20_5">
      <style:text-properties officeooo:paragraph-rsid="003fd604"/>
    </style:style>
    <style:style style:name="P203" style:family="paragraph" style:parent-style-name="Heading_20_5">
      <style:text-properties officeooo:rsid="003847ac" officeooo:paragraph-rsid="003847ac"/>
    </style:style>
    <style:style style:name="P204" style:family="paragraph" style:parent-style-name="Heading_20_5">
      <style:text-properties officeooo:paragraph-rsid="003cc598"/>
    </style:style>
    <style:style style:name="P205" style:family="paragraph" style:parent-style-name="Heading_20_5">
      <style:text-properties officeooo:paragraph-rsid="003ba856"/>
    </style:style>
    <style:style style:name="P206" style:family="paragraph" style:parent-style-name="Heading_20_5">
      <style:text-properties officeooo:paragraph-rsid="00d019ad"/>
    </style:style>
    <style:style style:name="P207" style:family="paragraph" style:parent-style-name="Heading_20_5">
      <style:text-properties officeooo:paragraph-rsid="00e20966"/>
    </style:style>
    <style:style style:name="P208" style:family="paragraph" style:parent-style-name="Heading_20_5">
      <style:text-properties officeooo:rsid="00cafe83" officeooo:paragraph-rsid="00cafe83"/>
    </style:style>
    <style:style style:name="P209" style:family="paragraph" style:parent-style-name="Heading_20_5">
      <style:text-properties officeooo:rsid="00b585ed" officeooo:paragraph-rsid="00b585ed"/>
    </style:style>
    <style:style style:name="P210" style:family="paragraph" style:parent-style-name="Heading_20_5">
      <style:text-properties officeooo:paragraph-rsid="0104a76e"/>
    </style:style>
    <style:style style:name="P211" style:family="paragraph" style:parent-style-name="Heading_20_5">
      <style:text-properties officeooo:paragraph-rsid="010919f5"/>
    </style:style>
    <style:style style:name="P212" style:family="paragraph" style:parent-style-name="Contents_20_1">
      <style:paragraph-properties>
        <style:tab-stops>
          <style:tab-stop style:position="6.6929in" style:type="right"/>
        </style:tab-stops>
      </style:paragraph-properties>
    </style:style>
    <style:style style:name="T1" style:family="text">
      <style:text-properties style:text-position="super 58%"/>
    </style:style>
    <style:style style:name="T2" style:family="text">
      <style:text-properties style:text-position="super 58%" officeooo:rsid="001d694f"/>
    </style:style>
    <style:style style:name="T3" style:family="text">
      <style:text-properties style:text-position="super 58%" officeooo:rsid="0030fc48"/>
    </style:style>
    <style:style style:name="T4" style:family="text">
      <style:text-properties style:text-position="super 58%" officeooo:rsid="00322b7f"/>
    </style:style>
    <style:style style:name="T5" style:family="text">
      <style:text-properties style:text-position="super 58%" officeooo:rsid="00343d08"/>
    </style:style>
    <style:style style:name="T6" style:family="text">
      <style:text-properties style:text-position="super 58%" officeooo:rsid="0035704e"/>
    </style:style>
    <style:style style:name="T7" style:family="text">
      <style:text-properties style:text-position="super 58%" fo:font-style="normal" officeooo:rsid="007103d3" style:font-style-asian="normal" style:font-style-complex="normal"/>
    </style:style>
    <style:style style:name="T8" style:family="text">
      <style:text-properties style:text-position="super 58%" fo:font-style="normal" officeooo:rsid="00a787db" style:font-style-asian="normal" style:font-style-complex="normal"/>
    </style:style>
    <style:style style:name="T9" style:family="text">
      <style:text-properties style:text-position="super 58%" officeooo:rsid="007f6397"/>
    </style:style>
    <style:style style:name="T10" style:family="text">
      <style:text-properties style:text-position="super 58%" officeooo:rsid="00a8ec0c"/>
    </style:style>
    <style:style style:name="T11" style:family="text">
      <style:text-properties style:text-position="super 58%" officeooo:rsid="00b6717b"/>
    </style:style>
    <style:style style:name="T12" style:family="text">
      <style:text-properties style:text-position="super 58%" officeooo:rsid="00e6eeab"/>
    </style:style>
    <style:style style:name="T13" style:family="text">
      <style:text-properties style:text-position="super 58%" officeooo:rsid="00eb3c08"/>
    </style:style>
    <style:style style:name="T14" style:family="text">
      <style:text-properties style:text-position="super 58%" officeooo:rsid="010919f5"/>
    </style:style>
    <style:style style:name="T15" style:family="text">
      <style:text-properties style:text-position="0% 100%"/>
    </style:style>
    <style:style style:name="T16" style:family="text">
      <style:text-properties style:text-position="0% 100%" officeooo:rsid="0030fc48"/>
    </style:style>
    <style:style style:name="T17" style:family="text">
      <style:text-properties style:text-position="0% 100%" officeooo:rsid="0036fffc"/>
    </style:style>
    <style:style style:name="T18" style:family="text">
      <style:text-properties style:text-position="0% 100%" officeooo:rsid="003847ac"/>
    </style:style>
    <style:style style:name="T19" style:family="text">
      <style:text-properties style:text-position="0% 100%" fo:font-style="normal" style:font-style-asian="normal" style:font-style-complex="normal"/>
    </style:style>
    <style:style style:name="T20" style:family="text">
      <style:text-properties style:text-position="0% 100%" fo:font-style="normal" officeooo:rsid="006b93aa" style:font-style-asian="normal" style:font-style-complex="normal"/>
    </style:style>
    <style:style style:name="T21" style:family="text">
      <style:text-properties style:text-position="0% 100%" fo:font-style="normal" officeooo:rsid="007103d3" style:font-style-asian="normal" style:font-style-complex="normal"/>
    </style:style>
    <style:style style:name="T22" style:family="text">
      <style:text-properties style:text-position="0% 100%" fo:font-style="italic" style:font-style-asian="italic" style:font-style-complex="italic"/>
    </style:style>
    <style:style style:name="T23" style:family="text">
      <style:text-properties style:text-position="0% 100%" fo:font-style="italic" officeooo:rsid="007103d3" style:font-style-asian="italic" style:font-style-complex="italic"/>
    </style:style>
    <style:style style:name="T24" style:family="text">
      <style:text-properties style:text-position="0% 100%" officeooo:rsid="00ee7610"/>
    </style:style>
    <style:style style:name="T25" style:family="text">
      <style:text-properties style:text-position="0% 100%" officeooo:rsid="010919f5"/>
    </style:style>
    <style:style style:name="T26" style:family="text">
      <style:text-properties officeooo:rsid="001d694f"/>
    </style:style>
    <style:style style:name="T27" style:family="text">
      <style:text-properties style:font-name="Courier New"/>
    </style:style>
    <style:style style:name="T28" style:family="text">
      <style:text-properties fo:font-style="italic" style:font-style-asian="italic" style:font-style-complex="italic"/>
    </style:style>
    <style:style style:name="T29" style:family="text">
      <style:text-properties fo:font-style="italic" officeooo:rsid="006b93aa" style:font-style-asian="italic" style:font-style-complex="italic"/>
    </style:style>
    <style:style style:name="T30" style:family="text">
      <style:text-properties fo:font-style="italic" officeooo:rsid="007103d3" style:font-style-asian="italic" style:font-style-complex="italic"/>
    </style:style>
    <style:style style:name="T31" style:family="text">
      <style:text-properties fo:font-style="italic" officeooo:rsid="008472d4" style:font-style-asian="italic" style:font-style-complex="italic"/>
    </style:style>
    <style:style style:name="T32" style:family="text">
      <style:text-properties fo:font-style="italic" officeooo:rsid="008634a9" style:font-style-asian="italic" style:font-style-complex="italic"/>
    </style:style>
    <style:style style:name="T33" style:family="text">
      <style:text-properties fo:font-style="italic" officeooo:rsid="00a787db" style:font-style-asian="italic" style:font-style-complex="italic"/>
    </style:style>
    <style:style style:name="T34" style:family="text">
      <style:text-properties fo:font-style="italic" officeooo:rsid="00d019ad" style:font-style-asian="italic" style:font-style-complex="italic"/>
    </style:style>
    <style:style style:name="T35" style:family="text">
      <style:text-properties officeooo:rsid="00202789"/>
    </style:style>
    <style:style style:name="T36" style:family="text">
      <style:text-properties officeooo:rsid="0021dbaa"/>
    </style:style>
    <style:style style:name="T37" style:family="text">
      <style:text-properties style:font-name="Liberation Sans"/>
    </style:style>
    <style:style style:name="T38" style:family="text">
      <style:text-properties officeooo:rsid="00232e89"/>
    </style:style>
    <style:style style:name="T39" style:family="text">
      <style:text-properties style:font-name="Liberation Serif1" officeooo:rsid="00343d08"/>
    </style:style>
    <style:style style:name="T40" style:family="text">
      <style:text-properties officeooo:rsid="00263888"/>
    </style:style>
    <style:style style:name="T41" style:family="text">
      <style:text-properties style:text-position="sub 58%"/>
    </style:style>
    <style:style style:name="T42" style:family="text">
      <style:text-properties style:text-position="sub 58%" fo:font-style="normal" style:font-style-asian="normal" style:font-style-complex="normal"/>
    </style:style>
    <style:style style:name="T43" style:family="text">
      <style:text-properties style:text-position="sub 58%" fo:font-style="normal" officeooo:rsid="006b93aa" style:font-style-asian="normal" style:font-style-complex="normal"/>
    </style:style>
    <style:style style:name="T44" style:family="text">
      <style:text-properties officeooo:rsid="0030fc48"/>
    </style:style>
    <style:style style:name="T45" style:family="text">
      <style:text-properties officeooo:rsid="00322b7f"/>
    </style:style>
    <style:style style:name="T46" style:family="text">
      <style:text-properties officeooo:rsid="00341735"/>
    </style:style>
    <style:style style:name="T47" style:family="text">
      <style:text-properties officeooo:rsid="00343d08"/>
    </style:style>
    <style:style style:name="T48" style:family="text">
      <style:text-properties officeooo:rsid="003474a6"/>
    </style:style>
    <style:style style:name="T49" style:family="text">
      <style:text-properties officeooo:rsid="0035704e"/>
    </style:style>
    <style:style style:name="T50" style:family="text">
      <style:text-properties officeooo:rsid="0036fffc"/>
    </style:style>
    <style:style style:name="T51" style:family="text">
      <style:text-properties officeooo:rsid="003847ac"/>
    </style:style>
    <style:style style:name="T52" style:family="text">
      <style:text-properties officeooo:rsid="0039fc66"/>
    </style:style>
    <style:style style:name="T53" style:family="text">
      <style:text-properties officeooo:rsid="003ba856"/>
    </style:style>
    <style:style style:name="T54" style:family="text">
      <style:text-properties officeooo:rsid="003bf9c6"/>
    </style:style>
    <style:style style:name="T55" style:family="text">
      <style:text-properties officeooo:rsid="003cc598"/>
    </style:style>
    <style:style style:name="T56" style:family="text">
      <style:text-properties officeooo:rsid="003dde00"/>
    </style:style>
    <style:style style:name="T57" style:family="text">
      <style:text-properties fo:color="#000000" fo:background-color="#ffffff" loext:char-shading-value="0"/>
    </style:style>
    <style:style style:name="T58" style:family="text">
      <style:text-properties fo:color="#000000" officeooo:rsid="004d3b17" fo:background-color="#ffffff" loext:char-shading-value="0"/>
    </style:style>
    <style:style style:name="T59" style:family="text">
      <style:text-properties fo:color="#000000" officeooo:rsid="004e8d1d" fo:background-color="#ffffff" loext:char-shading-value="0"/>
    </style:style>
    <style:style style:name="T60" style:family="text">
      <style:text-properties fo:color="#000000" officeooo:rsid="00693b43" fo:background-color="#ffffff" loext:char-shading-value="0"/>
    </style:style>
    <style:style style:name="T61" style:family="text">
      <style:text-properties fo:color="#000000" style:font-name="monospace" fo:background-color="#ffffff" loext:char-shading-value="0"/>
    </style:style>
    <style:style style:name="T62" style:family="text">
      <style:text-properties fo:color="#000000" style:font-name="monospace" officeooo:rsid="0106be88" fo:background-color="#ffffff" loext:char-shading-value="0"/>
    </style:style>
    <style:style style:name="T63" style:family="text">
      <style:text-properties style:font-name="monospace"/>
    </style:style>
    <style:style style:name="T64" style:family="text">
      <style:text-properties style:font-name="monospace" officeooo:rsid="00df2257"/>
    </style:style>
    <style:style style:name="T65" style:family="text">
      <style:text-properties style:font-name="monospace" officeooo:rsid="0106be88"/>
    </style:style>
    <style:style style:name="T66" style:family="text">
      <style:text-properties officeooo:rsid="003f6b3e"/>
    </style:style>
    <style:style style:name="T67" style:family="text">
      <style:text-properties officeooo:rsid="003fd604"/>
    </style:style>
    <style:style style:name="T68" style:family="text">
      <style:text-properties officeooo:rsid="004098a8"/>
    </style:style>
    <style:style style:name="T69" style:family="text">
      <style:text-properties officeooo:rsid="00415561"/>
    </style:style>
    <style:style style:name="T70" style:family="text">
      <style:text-properties officeooo:rsid="0041aa96"/>
    </style:style>
    <style:style style:name="T71" style:family="text">
      <style:text-properties officeooo:rsid="00426ee0"/>
    </style:style>
    <style:style style:name="T72" style:family="text">
      <style:text-properties officeooo:rsid="0043be33"/>
    </style:style>
    <style:style style:name="T73" style:family="text">
      <style:text-properties officeooo:rsid="0046a0ba"/>
    </style:style>
    <style:style style:name="T74" style:family="text">
      <style:text-properties fo:font-size="10pt"/>
    </style:style>
    <style:style style:name="T75" style:family="text">
      <style:text-properties fo:font-size="10pt" officeooo:rsid="0046a0ba"/>
    </style:style>
    <style:style style:name="T76" style:family="text">
      <style:text-properties officeooo:rsid="00485d83"/>
    </style:style>
    <style:style style:name="T77" style:family="text">
      <style:text-properties officeooo:rsid="004a4c93"/>
    </style:style>
    <style:style style:name="T78" style:family="text">
      <style:text-properties officeooo:rsid="004bf840"/>
    </style:style>
    <style:style style:name="T79" style:family="text">
      <style:text-properties officeooo:rsid="004e8d1d"/>
    </style:style>
    <style:style style:name="T80" style:family="text">
      <style:text-properties officeooo:rsid="004f55df"/>
    </style:style>
    <style:style style:name="T81" style:family="text">
      <style:text-properties officeooo:rsid="004fa5c0"/>
    </style:style>
    <style:style style:name="T82" style:family="text">
      <style:text-properties officeooo:rsid="0052d1d4"/>
    </style:style>
    <style:style style:name="T83" style:family="text">
      <style:text-properties officeooo:rsid="00547aec"/>
    </style:style>
    <style:style style:name="T84" style:family="text">
      <style:text-properties officeooo:rsid="0055b551"/>
    </style:style>
    <style:style style:name="T85" style:family="text">
      <style:text-properties officeooo:rsid="0059799d"/>
    </style:style>
    <style:style style:name="T86" style:family="text">
      <style:text-properties officeooo:rsid="005c0cd8"/>
    </style:style>
    <style:style style:name="T87" style:family="text">
      <style:text-properties officeooo:rsid="005d17f1"/>
    </style:style>
    <style:style style:name="T88" style:family="text">
      <style:text-properties officeooo:rsid="00618899"/>
    </style:style>
    <style:style style:name="T89" style:family="text">
      <style:text-properties officeooo:rsid="00625652"/>
    </style:style>
    <style:style style:name="T90" style:family="text">
      <style:text-properties officeooo:rsid="00662b4f"/>
    </style:style>
    <style:style style:name="T91" style:family="text">
      <style:text-properties officeooo:rsid="00675b4f"/>
    </style:style>
    <style:style style:name="T92" style:family="text">
      <style:text-properties officeooo:rsid="00688ab3"/>
    </style:style>
    <style:style style:name="T93" style:family="text">
      <style:text-properties officeooo:rsid="006901a2"/>
    </style:style>
    <style:style style:name="T94" style:family="text">
      <style:text-properties officeooo:rsid="00693b43"/>
    </style:style>
    <style:style style:name="T95" style:family="text">
      <style:text-properties officeooo:rsid="0069c8d3"/>
    </style:style>
    <style:style style:name="T96" style:family="text">
      <style:text-properties fo:font-style="normal" style:font-style-asian="normal" style:font-style-complex="normal"/>
    </style:style>
    <style:style style:name="T97" style:family="text">
      <style:text-properties fo:font-style="normal" officeooo:rsid="006b93aa" style:font-style-asian="normal" style:font-style-complex="normal"/>
    </style:style>
    <style:style style:name="T98" style:family="text">
      <style:text-properties fo:font-style="normal" officeooo:rsid="008634a9" style:font-style-asian="normal" style:font-style-complex="normal"/>
    </style:style>
    <style:style style:name="T99" style:family="text">
      <style:text-properties fo:font-style="normal" officeooo:rsid="00a49232" style:font-style-asian="normal" style:font-style-complex="normal"/>
    </style:style>
    <style:style style:name="T100" style:family="text">
      <style:text-properties fo:font-style="normal" officeooo:rsid="00a787db" style:font-style-asian="normal" style:font-style-complex="normal"/>
    </style:style>
    <style:style style:name="T101" style:family="text">
      <style:text-properties fo:font-style="normal" officeooo:rsid="01080cb0" style:font-style-asian="normal" style:font-style-complex="normal"/>
    </style:style>
    <style:style style:name="T102" style:family="text">
      <style:text-properties officeooo:rsid="007103d3"/>
    </style:style>
    <style:style style:name="T103" style:family="text">
      <style:text-properties officeooo:rsid="007180c3"/>
    </style:style>
    <style:style style:name="T104" style:family="text">
      <style:text-properties style:font-name="Open Sans5" officeooo:rsid="007180c3"/>
    </style:style>
    <style:style style:name="T105" style:family="text">
      <style:text-properties officeooo:rsid="0078ab96"/>
    </style:style>
    <style:style style:name="T106" style:family="text">
      <style:text-properties officeooo:rsid="0078e551"/>
    </style:style>
    <style:style style:name="T107" style:family="text">
      <style:text-properties officeooo:rsid="0079c324"/>
    </style:style>
    <style:style style:name="T108" style:family="text">
      <style:text-properties officeooo:rsid="007a751f"/>
    </style:style>
    <style:style style:name="T109" style:family="text">
      <style:text-properties officeooo:rsid="007c0e1b"/>
    </style:style>
    <style:style style:name="T110" style:family="text">
      <style:text-properties officeooo:rsid="007dd94f"/>
    </style:style>
    <style:style style:name="T111" style:family="text">
      <style:text-properties officeooo:rsid="007f6397"/>
    </style:style>
    <style:style style:name="T112" style:family="text">
      <style:text-properties officeooo:rsid="0081478c"/>
    </style:style>
    <style:style style:name="T113" style:family="text">
      <style:text-properties officeooo:rsid="008472d4"/>
    </style:style>
    <style:style style:name="T114" style:family="text">
      <style:text-properties officeooo:rsid="008634a9"/>
    </style:style>
    <style:style style:name="T115" style:family="text">
      <style:text-properties officeooo:rsid="0088225d"/>
    </style:style>
    <style:style style:name="T116" style:family="text">
      <style:text-properties officeooo:rsid="00892d48"/>
    </style:style>
    <style:style style:name="T117" style:family="text">
      <style:text-properties officeooo:rsid="0089a65f"/>
    </style:style>
    <style:style style:name="T118" style:family="text">
      <style:text-properties officeooo:rsid="008afe57"/>
    </style:style>
    <style:style style:name="T119" style:family="text">
      <style:text-properties officeooo:rsid="008cc22c"/>
    </style:style>
    <style:style style:name="T120" style:family="text">
      <style:text-properties officeooo:rsid="008e2983"/>
    </style:style>
    <style:style style:name="T121" style:family="text">
      <style:text-properties officeooo:rsid="0099b0df"/>
    </style:style>
    <style:style style:name="T122" style:family="text">
      <style:text-properties fo:font-weight="bold" style:font-weight-asian="bold" style:font-weight-complex="bold"/>
    </style:style>
    <style:style style:name="T123" style:family="text">
      <style:text-properties fo:font-weight="bold" officeooo:rsid="00a787db" style:font-weight-asian="bold" style:font-weight-complex="bold"/>
    </style:style>
    <style:style style:name="T124" style:family="text">
      <style:text-properties fo:font-weight="bold" officeooo:rsid="003ba856" style:font-weight-asian="bold" style:font-weight-complex="bold"/>
    </style:style>
    <style:style style:name="T125" style:family="text">
      <style:text-properties fo:font-weight="bold" officeooo:rsid="00d10b9e" style:font-weight-asian="bold" style:font-weight-complex="bold"/>
    </style:style>
    <style:style style:name="T126" style:family="text">
      <style:text-properties fo:font-weight="bold" officeooo:rsid="00263888" style:font-weight-asian="bold" style:font-weight-complex="bold"/>
    </style:style>
    <style:style style:name="T127" style:family="text">
      <style:text-properties fo:font-weight="bold" officeooo:rsid="00ae55cd" style:font-weight-asian="bold" style:font-weight-complex="bold"/>
    </style:style>
    <style:style style:name="T128" style:family="text">
      <style:text-properties fo:font-weight="bold" officeooo:rsid="0104a76e" style:font-weight-asian="bold" style:font-weight-complex="bold"/>
    </style:style>
    <style:style style:name="T129" style:family="text">
      <style:text-properties fo:font-weight="bold" officeooo:rsid="01064640" style:font-weight-asian="bold" style:font-weight-complex="bold"/>
    </style:style>
    <style:style style:name="T130" style:family="text">
      <style:text-properties fo:font-weight="bold" officeooo:rsid="010bcf89" style:font-weight-asian="bold" style:font-weight-complex="bold"/>
    </style:style>
    <style:style style:name="T131" style:family="text">
      <style:text-properties officeooo:rsid="009f5318"/>
    </style:style>
    <style:style style:name="T132" style:family="text">
      <style:text-properties officeooo:rsid="00a144e4"/>
    </style:style>
    <style:style style:name="T133" style:family="text">
      <style:text-properties officeooo:rsid="00a2ea46"/>
    </style:style>
    <style:style style:name="T134" style:family="text">
      <style:text-properties officeooo:rsid="00a787db"/>
    </style:style>
    <style:style style:name="T135" style:family="text">
      <style:text-properties fo:font-weight="normal" style:font-weight-asian="normal" style:font-weight-complex="normal"/>
    </style:style>
    <style:style style:name="T136" style:family="text">
      <style:text-properties fo:font-weight="normal" officeooo:rsid="00a787db" style:font-weight-asian="normal" style:font-weight-complex="normal"/>
    </style:style>
    <style:style style:name="T137" style:family="text">
      <style:text-properties fo:font-weight="normal" officeooo:rsid="00af7565" style:font-weight-asian="normal" style:font-weight-complex="normal"/>
    </style:style>
    <style:style style:name="T138" style:family="text">
      <style:text-properties fo:font-weight="normal" officeooo:rsid="00b7e413" style:font-weight-asian="normal" style:font-weight-complex="normal"/>
    </style:style>
    <style:style style:name="T139" style:family="text">
      <style:text-properties fo:font-weight="normal" officeooo:rsid="00c2c14c" style:font-weight-asian="normal" style:font-weight-complex="normal"/>
    </style:style>
    <style:style style:name="T140" style:family="text">
      <style:text-properties fo:font-weight="normal" officeooo:rsid="00c3a7cf" style:font-weight-asian="normal" style:font-weight-complex="normal"/>
    </style:style>
    <style:style style:name="T141" style:family="text">
      <style:text-properties fo:font-weight="normal" officeooo:rsid="00d10b9e" style:font-weight-asian="normal" style:font-weight-complex="normal"/>
    </style:style>
    <style:style style:name="T142" style:family="text">
      <style:text-properties fo:font-weight="normal" officeooo:rsid="0104a76e" style:font-weight-asian="normal" style:font-weight-complex="normal"/>
    </style:style>
    <style:style style:name="T143" style:family="text">
      <style:text-properties fo:font-weight="normal" officeooo:rsid="01064640" style:font-weight-asian="normal" style:font-weight-complex="normal"/>
    </style:style>
    <style:style style:name="T144" style:family="text">
      <style:text-properties fo:font-weight="normal" officeooo:rsid="010bcf89" style:font-weight-asian="normal" style:font-weight-complex="normal"/>
    </style:style>
    <style:style style:name="T145" style:family="text">
      <style:text-properties officeooo:rsid="00a8ec0c"/>
    </style:style>
    <style:style style:name="T146" style:family="text">
      <style:text-properties style:font-name="Source Code Pro1"/>
    </style:style>
    <style:style style:name="T147" style:family="text">
      <style:text-properties style:font-name="Source Code Pro1" officeooo:rsid="00a8ec0c"/>
    </style:style>
    <style:style style:name="T148" style:family="text">
      <style:text-properties officeooo:rsid="00a9c194"/>
    </style:style>
    <style:style style:name="T149" style:family="text">
      <style:text-properties officeooo:rsid="00aba2fb"/>
    </style:style>
    <style:style style:name="T150" style:family="text">
      <style:text-properties officeooo:rsid="00ae107c"/>
    </style:style>
    <style:style style:name="T151" style:family="text">
      <style:text-properties officeooo:rsid="00ae55cd"/>
    </style:style>
    <style:style style:name="T152" style:family="text">
      <style:text-properties officeooo:rsid="00b05066"/>
    </style:style>
    <style:style style:name="T153" style:family="text">
      <style:text-properties officeooo:rsid="00b09d9f"/>
    </style:style>
    <style:style style:name="T154" style:family="text">
      <style:text-properties officeooo:rsid="00b1291e"/>
    </style:style>
    <style:style style:name="T155" style:family="text">
      <style:text-properties officeooo:rsid="00a9603a"/>
    </style:style>
    <style:style style:name="T156" style:family="text">
      <style:text-properties officeooo:rsid="00b2cedc"/>
    </style:style>
    <style:style style:name="T157" style:family="text">
      <style:text-properties officeooo:rsid="00b555e3"/>
    </style:style>
    <style:style style:name="T158" style:family="text">
      <style:text-properties officeooo:rsid="00b571d2"/>
    </style:style>
    <style:style style:name="T159" style:family="text">
      <style:text-properties officeooo:rsid="00b585ed"/>
    </style:style>
    <style:style style:name="T160" style:family="text">
      <style:text-properties officeooo:rsid="00b5b018"/>
    </style:style>
    <style:style style:name="T161" style:family="text">
      <style:text-properties officeooo:rsid="00b6717b"/>
    </style:style>
    <style:style style:name="T162" style:family="text">
      <style:text-properties officeooo:rsid="00b9b9a7"/>
    </style:style>
    <style:style style:name="T163" style:family="text">
      <style:text-properties officeooo:rsid="00bbaf9a"/>
    </style:style>
    <style:style style:name="T164" style:family="text">
      <style:text-properties officeooo:rsid="00bd844f"/>
    </style:style>
    <style:style style:name="T165" style:family="text">
      <style:text-properties officeooo:rsid="00c2c14c"/>
    </style:style>
    <style:style style:name="T166" style:family="text">
      <style:text-properties officeooo:rsid="00c64619"/>
    </style:style>
    <style:style style:name="T167" style:family="text">
      <style:text-properties officeooo:rsid="00c85bcb"/>
    </style:style>
    <style:style style:name="T168" style:family="text">
      <style:text-properties officeooo:rsid="00c9e533"/>
    </style:style>
    <style:style style:name="T169" style:family="text">
      <style:text-properties officeooo:rsid="00cafe83"/>
    </style:style>
    <style:style style:name="T170" style:family="text">
      <style:text-properties officeooo:rsid="00cb84f4"/>
    </style:style>
    <style:style style:name="T171" style:family="text">
      <style:text-properties officeooo:rsid="00cdd34d"/>
    </style:style>
    <style:style style:name="T172" style:family="text">
      <style:text-properties officeooo:rsid="00d019ad"/>
    </style:style>
    <style:style style:name="T173" style:family="text">
      <style:text-properties officeooo:rsid="00d10b9e"/>
    </style:style>
    <style:style style:name="T174" style:family="text">
      <style:text-properties officeooo:rsid="00d28b20"/>
    </style:style>
    <style:style style:name="T175" style:family="text">
      <style:text-properties officeooo:rsid="00d3db40"/>
    </style:style>
    <style:style style:name="T176" style:family="text">
      <style:text-properties officeooo:rsid="00d6a5cc"/>
    </style:style>
    <style:style style:name="T177" style:family="text">
      <style:text-properties officeooo:rsid="00dd42ff"/>
    </style:style>
    <style:style style:name="T178" style:family="text">
      <style:text-properties officeooo:rsid="00def4ef"/>
    </style:style>
    <style:style style:name="T179" style:family="text">
      <style:text-properties officeooo:rsid="00e20966"/>
    </style:style>
    <style:style style:name="T180" style:family="text">
      <style:text-properties officeooo:rsid="00e64953"/>
    </style:style>
    <style:style style:name="T181" style:family="text">
      <style:text-properties officeooo:rsid="00e6eeab"/>
    </style:style>
    <style:style style:name="T182" style:family="text">
      <style:text-properties officeooo:rsid="00e8b5e2"/>
    </style:style>
    <style:style style:name="T183" style:family="text">
      <style:text-properties style:font-name="Luxi Serif"/>
    </style:style>
    <style:style style:name="T184" style:family="text">
      <style:text-properties officeooo:rsid="00e9ca5d"/>
    </style:style>
    <style:style style:name="T185" style:family="text">
      <style:text-properties officeooo:rsid="00eb3c08"/>
    </style:style>
    <style:style style:name="T186" style:family="text">
      <style:text-properties officeooo:rsid="00ec0055"/>
    </style:style>
    <style:style style:name="T187" style:family="text">
      <style:text-properties officeooo:rsid="00ecfe3a"/>
    </style:style>
    <style:style style:name="T188" style:family="text">
      <style:text-properties officeooo:rsid="00ee2083"/>
    </style:style>
    <style:style style:name="T189" style:family="text">
      <style:text-properties officeooo:rsid="00ee7610"/>
    </style:style>
    <style:style style:name="T190" style:family="text">
      <style:text-properties officeooo:rsid="00f04094"/>
    </style:style>
    <style:style style:name="T191" style:family="text">
      <style:text-properties officeooo:rsid="00f50bd4"/>
    </style:style>
    <style:style style:name="T192" style:family="text">
      <style:text-properties officeooo:rsid="00f57827"/>
    </style:style>
    <style:style style:name="T193" style:family="text">
      <style:text-properties officeooo:rsid="00f6b54e"/>
    </style:style>
    <style:style style:name="T194" style:family="text">
      <style:text-properties officeooo:rsid="00f8e2c9"/>
    </style:style>
    <style:style style:name="T195" style:family="text">
      <style:text-properties officeooo:rsid="010117dc"/>
    </style:style>
    <style:style style:name="T196" style:family="text">
      <style:text-properties officeooo:rsid="01029526"/>
    </style:style>
    <style:style style:name="T197" style:family="text">
      <style:text-properties officeooo:rsid="0104a76e"/>
    </style:style>
    <style:style style:name="T198" style:family="text">
      <style:text-properties officeooo:rsid="01064640"/>
    </style:style>
    <style:style style:name="T199" style:family="text">
      <style:text-properties officeooo:rsid="010919f5"/>
    </style:style>
    <style:style style:name="T200" style:family="text">
      <style:text-properties style:font-name="Open Sans5" officeooo:rsid="010919f5"/>
    </style:style>
    <style:style style:name="T201" style:family="text">
      <style:text-properties officeooo:rsid="0109d89f"/>
    </style:style>
    <style:style style:name="T202" style:family="text">
      <style:text-properties officeooo:rsid="010ba9dc"/>
    </style:style>
    <style:style style:name="T203" style:family="text">
      <style:text-properties officeooo:rsid="010bcf89"/>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7" text:outline-level="1"><text:bookmark-start text:name="__RefHeading___Toc978_1286936116"/><text:span text:style-name="T91">THERMAL2</text:span><text:line-break/><text:span text:style-name="T66">U</text:span>ser <text:span text:style-name="T91">M</text:span>anual and <text:span text:style-name="T91">Q</text:span>uick <text:span text:style-name="T91">R</text:span>eference<text:bookmark-end text:name="__RefHeading___Toc978_1286936116"/></text:h>
      <text:h text:style-name="Heading_20_2" text:outline-level="2"><text:bookmark-start text:name="__RefHeading___Toc980_1286936116"/>Foreword<text:bookmark-end text:name="__RefHeading___Toc980_1286936116"/></text:h>
      <text:p text:style-name="Text_20_body">The thermal2 suite of codes has been written starting in 2014 by Lorenzo Paulatto<text:note text:id="ftn1" text:note-class="footnote"><text:note-citation>1</text:note-citation><text:note-body><text:p text:style-name="P111"><text:span text:style-name="T112">IMPMC – </text:span>UMR 7590 – <text:span text:style-name="T112">Université Pierre et Marie Curie, Paris 6 / CNRS / IRD / MNHN</text:span></text:p></text:note-body></text:note>. It is based on an initial set of internal codes written by Giorgia Fugallo<text:span text:style-name="T1"><text:note-ref text:note-class="footnote" text:reference-format="text" text:ref-name="ftn1">1</text:note-ref></text:span><text:span text:style-name="T1">,</text:span><text:span text:style-name="T1"><text:note text:id="ftn2" text:note-class="footnote"><text:note-citation>2</text:note-citation><text:note-body><text:p text:style-name="P113">LSI – École Polytechnique – Université Paris Saclay</text:p></text:note-body></text:note></text:span> and Andrea Cepellotti<text:note text:id="ftn3" text:note-class="footnote"><text:note-citation>3</text:note-citation><text:note-body><text:p text:style-name="P112">THEOS – École polytechnique fédérale de Lausanne</text:p></text:note-body></text:note>, both ha<text:span text:style-name="T111">v</text:span>e also participated to the development. The code contains contributions from Michele Lazzeri<text:span text:style-name="T1"><text:note-ref text:note-class="footnote" text:reference-format="text" text:ref-name="ftn1">1</text:note-ref></text:span> and Francesco Mauri<text:span text:style-name="T1"><text:note-ref text:note-class="footnote" text:reference-format="text" text:ref-name="ftn1">1</text:note-ref></text:span><text:span text:style-name="T1">,</text:span><text:span text:style-name="T1"><text:note text:id="ftn4" text:note-class="footnote"><text:note-citation>4</text:note-citation><text:note-body><text:p text:style-name="P112">Università di Roma – La Sapienza</text:p></text:note-body></text:note></text:span>, as well as some subroutines from the Quantum-ESPRESSO distribution. Other people who have participated to the code development include Raffaelo Bianco<text:span text:style-name="T1"><text:note-ref text:note-class="footnote" text:reference-format="text" text:ref-name="ftn1">1</text:note-ref></text:span>, Ion Errea<text:span text:style-name="T1"><text:note-ref text:note-class="footnote" text:reference-format="text" text:ref-name="ftn1">1</text:note-ref></text:span><text:span text:style-name="T1">,</text:span><text:span text:style-name="T1"><text:note text:id="ftn5" text:note-class="footnote"><text:note-citation>5</text:note-citation><text:note-body><text:p text:style-name="P112">University of the Basque Country (UPV/EHU) and Donostia International Physics Center (DIPC)</text:p></text:note-body></text:note></text:span> <text:span text:style-name="T111">and Nicola Marzari</text:span><text:span text:style-name="T9"><text:note-ref text:note-class="footnote" text:reference-format="text" text:ref-name="ftn3">3</text:note-ref></text:span>.</text:p>
      <text:h text:style-name="Heading_20_2" text:outline-level="2"><text:bookmark-start text:name="__RefHeading___Toc982_1286936116"/>Copyright<text:bookmark-end text:name="__RefHeading___Toc982_1286936116"/></text:h>
      <text:p text:style-name="Text_20_body">All the files are provided under the GPL <text:span text:style-name="T111">license</text:span>, v2 or newer and, when possible, under the CeCILL <text:span text:style-name="T111">license.</text:span> A single file nist_isotopes_db.f90 contains data from the N<text:span text:style-name="T121">ational Institute of Standards and Technology.</text:span></text:p>
      <text:h text:style-name="Heading_20_2" text:outline-level="2"><text:bookmark-start text:name="__RefHeading___Toc984_1286936116"/>Citing<text:bookmark-end text:name="__RefHeading___Toc984_1286936116"/></text:h>
      <text:p text:style-name="Text_20_body">We would greatly appreciate if when using the thermal2 suite of codes you cite the following papers where the underlying theory is described in detail <text:span text:style-name="T120">(see also page </text:span><text:span text:style-name="T120"><text:bookmark-ref text:reference-format="page" text:ref-name="__RefHeading___Toc2104_1142074149">30</text:bookmark-ref></text:span><text:span text:style-name="T120">)</text:span>:</text:p>
      <text:list xml:id="list1129754612" text:style-name="L1">
        <text:list-item>
          <text:p text:style-name="P170"><text:span text:style-name="T90">L.</text:span> Paulatto, <text:span text:style-name="T90">F. </text:span>Mauri, and <text:span text:style-name="T90">M. </text:span>Lazzeri, <text:s/>Phys. Rev. B 87, 214303 (2013)</text:p>
        </text:list-item>
        <text:list-item>
          <text:p text:style-name="P170"><text:span text:style-name="T90">G. </text:span>Fugallo, <text:span text:style-name="T90">M. </text:span>Lazzeri, <text:span text:style-name="T90">L. </text:span>Paulatto, and <text:span text:style-name="T90">F. </text:span>Mauri", Phys. Rev. B 88, 045430 (2013)</text:p>
        </text:list-item>
        <text:list-item>
          <text:p text:style-name="P171">A. Cepellotti, G. Fugallo, L. Paulatto, M. Lazzeri, F. Mauri, N. Marzari, Nat. Comm. 6 (2015)</text:p>
        </text:list-item>
        <text:list-item>
          <text:p text:style-name="P171">G. Fugallo, A. Cepellotti, L. Paulatto, M. Lazzeri, N. Marzari, F. Mauri, Nano Letters 14 (11), 6109-6114 (2014)</text:p>
        </text:list-item>
      </text:list>
      <text:p text:style-name="P3"><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12"><text:a xlink:type="simple" xlink:href="#__RefHeading___Toc978_1286936116" text:style-name="Index_20_Link" text:visited-style-name="Index_20_Link">THERMAL2 User Manual and Quick Reference<text:tab/>1</text:a></text:p>
          <text:p text:style-name="P124"><text:a xlink:type="simple" xlink:href="#__RefHeading___Toc980_1286936116" text:style-name="Index_20_Link" text:visited-style-name="Index_20_Link">Foreword<text:tab/>1</text:a></text:p>
          <text:p text:style-name="P124"><text:a xlink:type="simple" xlink:href="#__RefHeading___Toc982_1286936116" text:style-name="Index_20_Link" text:visited-style-name="Index_20_Link">Copyright<text:tab/>1</text:a></text:p>
          <text:p text:style-name="P124"><text:a xlink:type="simple" xlink:href="#__RefHeading___Toc984_1286936116" text:style-name="Index_20_Link" text:visited-style-name="Index_20_Link">Citing<text:tab/>1</text:a></text:p>
          <text:p text:style-name="P124"><text:a xlink:type="simple" xlink:href="#__RefHeading___Toc986_1286936116" text:style-name="Index_20_Link" text:visited-style-name="Index_20_Link">Quick Reference Manual<text:tab/>5</text:a></text:p>
          <text:p text:style-name="P175"><text:a xlink:type="simple" xlink:href="#__RefHeading___Toc1020_1286936116" text:style-name="Index_20_Link" text:visited-style-name="Index_20_Link">Compiling the code<text:tab/>5</text:a></text:p>
          <text:p text:style-name="P175"><text:a xlink:type="simple" xlink:href="#__RefHeading___Toc6452_1980146352" text:style-name="Index_20_Link" text:visited-style-name="Index_20_Link">List of codes<text:tab/>5</text:a></text:p>
          <text:p text:style-name="P176"><text:a xlink:type="simple" xlink:href="#__RefHeading___Toc1022_1286936116" text:style-name="Index_20_Link" text:visited-style-name="Index_20_Link">Main codes<text:tab/>5</text:a></text:p>
          <text:p text:style-name="P192"><text:a xlink:type="simple" xlink:href="#__RefHeading___Toc1024_1286936116" text:style-name="Index_20_Link" text:visited-style-name="Index_20_Link">d3_lw.x<text:tab/>5</text:a></text:p>
          <text:p text:style-name="P192"><text:a xlink:type="simple" xlink:href="#__RefHeading___Toc1026_1286936116" text:style-name="Index_20_Link" text:visited-style-name="Index_20_Link">d3_tk.x<text:tab/>5</text:a></text:p>
          <text:p text:style-name="P192"><text:a xlink:type="simple" xlink:href="#__RefHeading___Toc1028_1286936116" text:style-name="Index_20_Link" text:visited-style-name="Index_20_Link">d3_r2q.x<text:tab/>5</text:a></text:p>
          <text:p text:style-name="P176"><text:a xlink:type="simple" xlink:href="#__RefHeading___Toc1032_1286936116" text:style-name="Index_20_Link" text:visited-style-name="Index_20_Link">Thermal2 utilities<text:tab/>6</text:a></text:p>
          <text:p text:style-name="P192"><text:a xlink:type="simple" xlink:href="#__RefHeading___Toc1034_1286936116" text:style-name="Index_20_Link" text:visited-style-name="Index_20_Link">d3_q2r.x<text:tab/>6</text:a></text:p>
          <text:p text:style-name="P192"><text:a xlink:type="simple" xlink:href="#__RefHeading___Toc1036_1286936116" text:style-name="Index_20_Link" text:visited-style-name="Index_20_Link">d3_qq2rr.x<text:tab/>6</text:a></text:p>
          <text:p text:style-name="P192"><text:a xlink:type="simple" xlink:href="#__RefHeading___Toc5135_1066179116" text:style-name="Index_20_Link" text:visited-style-name="Index_20_Link">d3_sparse.x<text:tab/>7</text:a></text:p>
          <text:p text:style-name="P192"><text:a xlink:type="simple" xlink:href="#__RefHeading___Toc1040_1286936116" text:style-name="Index_20_Link" text:visited-style-name="Index_20_Link">d3_asr3.x<text:tab/>7</text:a></text:p>
          <text:p text:style-name="P192"><text:a xlink:type="simple" xlink:href="#__RefHeading___Toc5137_1066179116" text:style-name="Index_20_Link" text:visited-style-name="Index_20_Link">d3_recenter.x<text:tab/>7</text:a></text:p>
          <text:p text:style-name="P192"><text:a xlink:type="simple" xlink:href="#__RefHeading___Toc4594_3525417885" text:style-name="Index_20_Link" text:visited-style-name="Index_20_Link">d3_import_shengbte.x<text:tab/>8</text:a></text:p>
          <text:p text:style-name="P192"><text:a xlink:type="simple" xlink:href="#__RefHeading___Toc1042_1286936116" text:style-name="Index_20_Link" text:visited-style-name="Index_20_Link">d3_sqom.x<text:tab/>8</text:a></text:p>
          <text:p text:style-name="P192"><text:a xlink:type="simple" xlink:href="#__RefHeading___Toc1044_1286936116" text:style-name="Index_20_Link" text:visited-style-name="Index_20_Link">funcoft.sh<text:tab/>8</text:a></text:p>
          <text:p text:style-name="P192"><text:a xlink:type="simple" xlink:href="#__RefHeading___Toc3085_1977551653" text:style-name="Index_20_Link" text:visited-style-name="Index_20_Link">diffd3.x<text:tab/>9</text:a></text:p>
          <text:p text:style-name="P192"><text:a xlink:type="simple" xlink:href="#__RefHeading___Toc3087_1977551653" text:style-name="Index_20_Link" text:visited-style-name="Index_20_Link">d3_sc2c.x<text:tab/>9</text:a></text:p>
          <text:p text:style-name="P176"><text:a xlink:type="simple" xlink:href="#__RefHeading___Toc4052_2290593963" text:style-name="Index_20_Link" text:visited-style-name="Index_20_Link">Tools File format and import tools<text:tab/>9</text:a></text:p>
          <text:p text:style-name="P192"><text:a xlink:type="simple" xlink:href="#__RefHeading___Toc3128_1977551653" text:style-name="Index_20_Link" text:visited-style-name="Index_20_Link">xml2giorgia.x<text:tab/>9</text:a></text:p>
          <text:p text:style-name="P192"><text:a xlink:type="simple" xlink:href="#__RefHeading___Toc3126_1178766150" text:style-name="Index_20_Link" text:visited-style-name="Index_20_Link">apply_asr.sh<text:tab/>9</text:a></text:p>
          <text:p text:style-name="P192"><text:a xlink:type="simple" xlink:href="#__RefHeading___Toc4054_2290593963" text:style-name="Index_20_Link" text:visited-style-name="Index_20_Link">import_phonopy.py<text:tab/>9</text:a></text:p>
          <text:p text:style-name="P192"><text:a xlink:type="simple" xlink:href="#__RefHeading___Toc4056_2290593963" text:style-name="Index_20_Link" text:visited-style-name="Index_20_Link">fc2mat2R.sh<text:tab/>10</text:a></text:p>
          <text:p text:style-name="P124"><text:a xlink:type="simple" xlink:href="#__RefHeading___Toc3089_1977551653" text:style-name="Index_20_Link" text:visited-style-name="Index_20_Link">Codes input and output<text:tab/>10</text:a></text:p>
          <text:p text:style-name="P175"><text:a xlink:type="simple" xlink:href="#__RefHeading___Toc988_1286936116" text:style-name="Index_20_Link" text:visited-style-name="Index_20_Link">d3_r2q.x<text:tab/>10</text:a></text:p>
          <text:p text:style-name="P176"><text:a xlink:type="simple" xlink:href="#__RefHeading___Toc1046_1286936116" text:style-name="Index_20_Link" text:visited-style-name="Index_20_Link">Namelist &amp;r2qinput<text:tab/>10</text:a></text:p>
          <text:p text:style-name="P192"><text:a xlink:type="simple" xlink:href="#__RefHeading___Toc1048_1286936116" text:style-name="Index_20_Link" text:visited-style-name="Index_20_Link">calculation (CHARACTER, default: “freq”)<text:tab/>10</text:a></text:p>
          <text:p text:style-name="P192"><text:a xlink:type="simple" xlink:href="#__RefHeading___Toc1050_1286936116" text:style-name="Index_20_Link" text:visited-style-name="Index_20_Link">prefix (CHARACTER, default: the value of calculation)<text:tab/>10</text:a></text:p>
          <text:p text:style-name="P192"><text:a xlink:type="simple" xlink:href="#__RefHeading___Toc1052_1286936116" text:style-name="Index_20_Link" text:visited-style-name="Index_20_Link">outdir (CHARACTER, default: “./”, I.e. the current directory)<text:tab/>10</text:a></text:p>
          <text:p text:style-name="P192"><text:a xlink:type="simple" xlink:href="#__RefHeading___Toc1054_1286936116" text:style-name="Index_20_Link" text:visited-style-name="Index_20_Link">file_mat2 (CHARACTER, no default)<text:tab/>11</text:a></text:p>
          <text:p text:style-name="P192"><text:a xlink:type="simple" xlink:href="#__RefHeading___Toc1056_1286936116" text:style-name="Index_20_Link" text:visited-style-name="Index_20_Link">asr2 (CHARACTER, default: “no”)<text:tab/>11</text:a></text:p>
          <text:p text:style-name="P192"><text:a xlink:type="simple" xlink:href="#__RefHeading___Toc1058_1286936116" text:style-name="Index_20_Link" text:visited-style-name="Index_20_Link">nq (INTEGER, no default)<text:tab/>11</text:a></text:p>
          <text:p text:style-name="P192"><text:a xlink:type="simple" xlink:href="#__RefHeading___Toc1060_1286936116" text:style-name="Index_20_Link" text:visited-style-name="Index_20_Link">print_dynmat (LOGICAL, default: .false.)<text:tab/>11</text:a></text:p>
          <text:p text:style-name="P192"><text:a xlink:type="simple" xlink:href="#__RefHeading___Toc4058_2290593963" text:style-name="Index_20_Link" text:visited-style-name="Index_20_Link">sort_freq (CHARACTER, default: "default")<text:tab/>11</text:a></text:p>
          <text:p text:style-name="P192"><text:a xlink:type="simple" xlink:href="#__RefHeading___Toc5139_1066179116" text:style-name="Index_20_Link" text:visited-style-name="Index_20_Link">print_velocity (LOGICAL, default: .false.)<text:tab/>11</text:a></text:p>
          <text:p text:style-name="P192"><text:a xlink:type="simple" xlink:href="#__RefHeading___Toc3240_922771208" text:style-name="Index_20_Link" text:visited-style-name="Index_20_Link">ne, de, e0 (INTEGER, REAL, REAL, in cm</text:a><text:a xlink:type="simple" xlink:href="#__RefHeading___Toc3240_922771208" text:style-name="Index_20_Link" text:visited-style-name="Index_20_Link"><text:span text:style-name="T1">-1</text:span></text:a><text:a xlink:type="simple" xlink:href="#__RefHeading___Toc3240_922771208" text:style-name="Index_20_Link" text:visited-style-name="Index_20_Link"> no default)<text:tab/>11</text:a></text:p>
          <text:p text:style-name="P176"><text:a xlink:type="simple" xlink:href="#__RefHeading___Toc990_1286936116" text:style-name="Index_20_Link" text:visited-style-name="Index_20_Link">Output format<text:tab/>11</text:a></text:p>
          <text:p text:style-name="P175"><text:soft-page-break/><text:a xlink:type="simple" xlink:href="#__RefHeading___Toc992_1286936116" text:style-name="Index_20_Link" text:visited-style-name="Index_20_Link">d3_lw.x<text:tab/>12</text:a></text:p>
          <text:p text:style-name="P176"><text:a xlink:type="simple" xlink:href="#__RefHeading___Toc1062_1286936116" text:style-name="Index_20_Link" text:visited-style-name="Index_20_Link">Namelist &amp;lwinput<text:tab/>12</text:a></text:p>
          <text:p text:style-name="P192"><text:a xlink:type="simple" xlink:href="#__RefHeading___Toc1064_1286936116" text:style-name="Index_20_Link" text:visited-style-name="Index_20_Link">calculation (CHARACTER, default: “lw”)<text:tab/>12</text:a></text:p>
          <text:p text:style-name="P192"><text:a xlink:type="simple" xlink:href="#__RefHeading___Toc1066_1286936116" text:style-name="Index_20_Link" text:visited-style-name="Index_20_Link">prefix (CHARACTER, default: the value of calculation)<text:tab/>12</text:a></text:p>
          <text:p text:style-name="P192"><text:a xlink:type="simple" xlink:href="#__RefHeading___Toc1068_1286936116" text:style-name="Index_20_Link" text:visited-style-name="Index_20_Link">outdir (CHARACTER, default: “./”, i.e. the current directory)<text:tab/>12</text:a></text:p>
          <text:p text:style-name="P192"><text:a xlink:type="simple" xlink:href="#__RefHeading___Toc1070_1286936116" text:style-name="Index_20_Link" text:visited-style-name="Index_20_Link">file_mat2 (CHARACTER, no default)<text:tab/>12</text:a></text:p>
          <text:p text:style-name="P192"><text:a xlink:type="simple" xlink:href="#__RefHeading___Toc1072_1286936116" text:style-name="Index_20_Link" text:visited-style-name="Index_20_Link">file_mat3 (CHARACTER, no default)<text:tab/>12</text:a></text:p>
          <text:p text:style-name="P192"><text:a xlink:type="simple" xlink:href="#__RefHeading___Toc1074_1286936116" text:style-name="Index_20_Link" text:visited-style-name="Index_20_Link">asr2 (CHARACTER, default: “no”)<text:tab/>13</text:a></text:p>
          <text:p text:style-name="P192"><text:a xlink:type="simple" xlink:href="#__RefHeading___Toc1076_1286936116" text:style-name="Index_20_Link" text:visited-style-name="Index_20_Link">nq (INTEGER, no default)<text:tab/>13</text:a></text:p>
          <text:p text:style-name="P192"><text:a xlink:type="simple" xlink:href="#__RefHeading___Toc1078_1286936116" text:style-name="Index_20_Link" text:visited-style-name="Index_20_Link">nconf (INTEGER, no default)<text:tab/>13</text:a></text:p>
          <text:p text:style-name="P192"><text:a xlink:type="simple" xlink:href="#__RefHeading___Toc1080_1286936116" text:style-name="Index_20_Link" text:visited-style-name="Index_20_Link">nk (3x INTEGER, no default)<text:tab/>13</text:a></text:p>
          <text:p text:style-name="P192"><text:a xlink:type="simple" xlink:href="#__RefHeading___Toc1082_1286936116" text:style-name="Index_20_Link" text:visited-style-name="Index_20_Link">grid_type (CHARACTER, default: “simple”)<text:tab/>13</text:a></text:p>
          <text:p text:style-name="P192"><text:a xlink:type="simple" xlink:href="#__RefHeading___Toc3142_922771208" text:style-name="Index_20_Link" text:visited-style-name="Index_20_Link">xk0 (3x REAL, default: 0,0,0)<text:tab/>13</text:a></text:p>
          <text:p text:style-name="P192"><text:a xlink:type="simple" xlink:href="#__RefHeading___Toc1084_1286936116" text:style-name="Index_20_Link" text:visited-style-name="Index_20_Link">ne, de, e0 (INTEGER, REAL, REAL, in cm</text:a><text:a xlink:type="simple" xlink:href="#__RefHeading___Toc1084_1286936116" text:style-name="Index_20_Link" text:visited-style-name="Index_20_Link"><text:span text:style-name="T1">-1</text:span></text:a><text:a xlink:type="simple" xlink:href="#__RefHeading___Toc1084_1286936116" text:style-name="Index_20_Link" text:visited-style-name="Index_20_Link"> no default)<text:tab/>13</text:a></text:p>
          <text:p text:style-name="P192"><text:a xlink:type="simple" xlink:href="#__RefHeading___Toc1086_1286936116" text:style-name="Index_20_Link" text:visited-style-name="Index_20_Link">e_initial (in cm</text:a><text:a xlink:type="simple" xlink:href="#__RefHeading___Toc1086_1286936116" text:style-name="Index_20_Link" text:visited-style-name="Index_20_Link"><text:span text:style-name="T1">-1</text:span></text:a><text:a xlink:type="simple" xlink:href="#__RefHeading___Toc1086_1286936116" text:style-name="Index_20_Link" text:visited-style-name="Index_20_Link">, no default)<text:tab/>14</text:a></text:p>
          <text:p text:style-name="P192"><text:a xlink:type="simple" xlink:href="#__RefHeading___Toc1088_1286936116" text:style-name="Index_20_Link" text:visited-style-name="Index_20_Link">q_initial (3x REAL, in units of 2π/alat)<text:tab/>14</text:a></text:p>
          <text:p text:style-name="P192"><text:a xlink:type="simple" xlink:href="#__RefHeading___Toc1090_1286936116" text:style-name="Index_20_Link" text:visited-style-name="Index_20_Link">q_summed (LOGICAL, default: false)<text:tab/>14</text:a></text:p>
          <text:p text:style-name="P192"><text:a xlink:type="simple" xlink:href="#__RefHeading___Toc4060_2290593963" text:style-name="Index_20_Link" text:visited-style-name="Index_20_Link">q_resolved (LOGICAL, default: false)<text:tab/>14</text:a></text:p>
          <text:p text:style-name="P192"><text:a xlink:type="simple" xlink:href="#__RefHeading___Toc1092_1286936116" text:style-name="Index_20_Link" text:visited-style-name="Index_20_Link">sigmaq (REAL, default: 0.1 in units of 2π/alat)<text:tab/>14</text:a></text:p>
          <text:p text:style-name="P192"><text:a xlink:type="simple" xlink:href="#__RefHeading___Toc1094_1286936116" text:style-name="Index_20_Link" text:visited-style-name="Index_20_Link">exp_t_factor (LOGICAL, default: false)<text:tab/>15</text:a></text:p>
          <text:p text:style-name="P192"><text:a xlink:type="simple" xlink:href="#__RefHeading___Toc1096_1286936116" text:style-name="Index_20_Link" text:visited-style-name="Index_20_Link">sort_freq (CHARACTER, default: "default")<text:tab/>15</text:a></text:p>
          <text:p text:style-name="P192"><text:a xlink:type="simple" xlink:href="#__RefHeading___Toc1098_1286936116" text:style-name="Index_20_Link" text:visited-style-name="Index_20_Link">isotopic_disorder (LOGICAL, default: false)<text:tab/>15</text:a></text:p>
          <text:p text:style-name="P192"><text:a xlink:type="simple" xlink:href="#__RefHeading___Toc1100_1286936116" text:style-name="Index_20_Link" text:visited-style-name="Index_20_Link">casimir_scattering (LOGICAL, default: false)<text:tab/>15</text:a></text:p>
          <text:p text:style-name="P192"><text:a xlink:type="simple" xlink:href="#__RefHeading___Toc1104_1286936116" text:style-name="Index_20_Link" text:visited-style-name="Index_20_Link">casimir_dir (3x REAL, normalized, default: no direction)<text:tab/>15</text:a></text:p>
          <text:p text:style-name="P192"><text:a xlink:type="simple" xlink:href="#__RefHeading___Toc2238_1227642694" text:style-name="Index_20_Link" text:visited-style-name="Index_20_Link">casimir_length_au (REAL, bohr, no default)<text:tab/>15</text:a></text:p>
          <text:p text:style-name="P192"><text:a xlink:type="simple" xlink:href="#__RefHeading___Toc2240_1227642694" text:style-name="Index_20_Link" text:visited-style-name="Index_20_Link">casimir_length_mu (REAL, micrometers, no default)<text:tab/>15</text:a></text:p>
          <text:p text:style-name="P192"><text:a xlink:type="simple" xlink:href="#__RefHeading___Toc2242_1227642694" text:style-name="Index_20_Link" text:visited-style-name="Index_20_Link">casimir_length_mm (REAL, millimeters, no default)<text:tab/>15</text:a></text:p>
          <text:p text:style-name="P192"><text:a xlink:type="simple" xlink:href="#__RefHeading___Toc1106_1286936116" text:style-name="Index_20_Link" text:visited-style-name="Index_20_Link">max_seconds (no default, in seconds) max_time (format hh.mmss)<text:tab/>15</text:a></text:p>
          <text:p text:style-name="P176"><text:a xlink:type="simple" xlink:href="#__RefHeading___Toc994_1286936116" text:style-name="Index_20_Link" text:visited-style-name="Index_20_Link">Output format<text:tab/>16</text:a></text:p>
          <text:p text:style-name="P192"><text:a xlink:type="simple" xlink:href="#__RefHeading___Toc996_1286936116" text:style-name="Index_20_Link" text:visited-style-name="Index_20_Link">Calculation “lw imag”<text:tab/>16</text:a></text:p>
          <text:p text:style-name="P192"><text:a xlink:type="simple" xlink:href="#__RefHeading___Toc998_1286936116" text:style-name="Index_20_Link" text:visited-style-name="Index_20_Link">Calculation “lw full”:<text:tab/>16</text:a></text:p>
          <text:p text:style-name="P192"><text:a xlink:type="simple" xlink:href="#__RefHeading___Toc1000_1286936116" text:style-name="Index_20_Link" text:visited-style-name="Index_20_Link">Calculation “spf”:<text:tab/>16</text:a></text:p>
          <text:p text:style-name="P192"><text:a xlink:type="simple" xlink:href="#__RefHeading___Toc1002_1286936116" text:style-name="Index_20_Link" text:visited-style-name="Index_20_Link">Calculation “final”:<text:tab/>17</text:a></text:p>
          <text:p text:style-name="P192"><text:a xlink:type="simple" xlink:href="#__RefHeading___Toc1004_1286936116" text:style-name="Index_20_Link" text:visited-style-name="Index_20_Link">Calculation “final”, q_resolved TRUE:<text:tab/>17</text:a></text:p>
          <text:p text:style-name="P192"><text:a xlink:type="simple" xlink:href="#__RefHeading___Toc4062_2290593963" text:style-name="Index_20_Link" text:visited-style-name="Index_20_Link">Calculation “final”, q_summed TRUE:<text:tab/>17</text:a></text:p>
          <text:p text:style-name="P175"><text:a xlink:type="simple" xlink:href="#__RefHeading___Toc1006_1286936116" text:style-name="Index_20_Link" text:visited-style-name="Index_20_Link">d3_tk.x<text:tab/>17</text:a></text:p>
          <text:p text:style-name="P176"><text:a xlink:type="simple" xlink:href="#__RefHeading___Toc1108_1286936116" text:style-name="Index_20_Link" text:visited-style-name="Index_20_Link">Namelist &amp;tkinput<text:tab/>17</text:a></text:p>
          <text:p text:style-name="P192"><text:a xlink:type="simple" xlink:href="#__RefHeading___Toc6454_1980146352" text:style-name="Index_20_Link" text:visited-style-name="Index_20_Link">calculation (CHARACTER, default: “sma”)<text:tab/>18</text:a></text:p>
          <text:p text:style-name="P192"><text:a xlink:type="simple" xlink:href="#__RefHeading___Toc1112_1286936116" text:style-name="Index_20_Link" text:visited-style-name="Index_20_Link">nk_in (3x INTEGER, default: </text:a><text:a xlink:type="simple" xlink:href="#__RefHeading___Toc1112_1286936116" text:style-name="Index_20_Link" text:visited-style-name="Index_20_Link"><text:span text:style-name="T28">same value as nk</text:span></text:a><text:a xlink:type="simple" xlink:href="#__RefHeading___Toc1112_1286936116" text:style-name="Index_20_Link" text:visited-style-name="Index_20_Link">)<text:tab/>18</text:a></text:p>
          <text:p text:style-name="P192"><text:a xlink:type="simple" xlink:href="#__RefHeading___Toc3144_922771208" text:style-name="Index_20_Link" text:visited-style-name="Index_20_Link">grid_type_in (CHARACTER, default: </text:a><text:a xlink:type="simple" xlink:href="#__RefHeading___Toc3144_922771208" text:style-name="Index_20_Link" text:visited-style-name="Index_20_Link"><text:span text:style-name="T28">same value as grid_type</text:span></text:a><text:a xlink:type="simple" xlink:href="#__RefHeading___Toc3144_922771208" text:style-name="Index_20_Link" text:visited-style-name="Index_20_Link">)<text:tab/>18</text:a></text:p>
          <text:p text:style-name="P192"><text:a xlink:type="simple" xlink:href="#__RefHeading___Toc3146_922771208" text:style-name="Index_20_Link" text:visited-style-name="Index_20_Link">xk0_in (3x REAL, default: </text:a><text:a xlink:type="simple" xlink:href="#__RefHeading___Toc3146_922771208" text:style-name="Index_20_Link" text:visited-style-name="Index_20_Link"><text:span text:style-name="T28">same value as xk0</text:span></text:a><text:a xlink:type="simple" xlink:href="#__RefHeading___Toc3146_922771208" text:style-name="Index_20_Link" text:visited-style-name="Index_20_Link">)<text:tab/>18</text:a></text:p>
          <text:p text:style-name="P192"><text:a xlink:type="simple" xlink:href="#__RefHeading___Toc6456_1980146352" text:style-name="Index_20_Link" text:visited-style-name="Index_20_Link">thr_tk (REAL, default: 1.d-4 W/mK)<text:tab/>18</text:a></text:p>
          <text:p text:style-name="P192"><text:a xlink:type="simple" xlink:href="#__RefHeading___Toc6458_1980146352" text:style-name="Index_20_Link" text:visited-style-name="Index_20_Link">niter_max (INTEGER, default: 1000)<text:tab/>18</text:a></text:p>
          <text:p text:style-name="P192"><text:a xlink:type="simple" xlink:href="#__RefHeading___Toc6460_1980146352" text:style-name="Index_20_Link" text:visited-style-name="Index_20_Link">restart (LOGICAL, default: .false.)<text:tab/>18</text:a></text:p>
          <text:p text:style-name="P192"><text:a xlink:type="simple" xlink:href="#__RefHeading___Toc4064_2290593963" text:style-name="Index_20_Link" text:visited-style-name="Index_20_Link"><text:span text:style-name="T96">v</text:span></text:a><text:a xlink:type="simple" xlink:href="#__RefHeading___Toc4064_2290593963" text:style-name="Index_20_Link" text:visited-style-name="Index_20_Link"><text:span text:style-name="T96">olume_factor (REAL, default: 1)</text:span></text:a><text:a xlink:type="simple" xlink:href="#__RefHeading___Toc4064_2290593963" text:style-name="Index_20_Link" text:visited-style-name="Index_20_Link"><text:span text:style-name="T96">]</text:span></text:a><text:a xlink:type="simple" xlink:href="#__RefHeading___Toc4064_2290593963" text:style-name="Index_20_Link" text:visited-style-name="Index_20_Link"><text:tab/>18</text:a></text:p>
          <text:p text:style-name="P176"><text:a xlink:type="simple" xlink:href="#__RefHeading___Toc2025_1533265364" text:style-name="Index_20_Link" text:visited-style-name="Index_20_Link">Output format<text:tab/>19</text:a></text:p>
          <text:p text:style-name="P192"><text:a xlink:type="simple" xlink:href="#__RefHeading___Toc2027_1533265364" text:style-name="Index_20_Link" text:visited-style-name="Index_20_Link">SMA calculation<text:tab/>19</text:a></text:p>
          <text:p text:style-name="P192"><text:a xlink:type="simple" xlink:href="#__RefHeading___Toc2029_1533265364" text:style-name="Index_20_Link" text:visited-style-name="Index_20_Link">CGP calculation<text:tab/>19</text:a></text:p>
          <text:p text:style-name="P175"><text:soft-page-break/><text:a xlink:type="simple" xlink:href="#__RefHeading___Toc1008_1286936116" text:style-name="Index_20_Link" text:visited-style-name="Index_20_Link">QPOINTS<text:tab/>19</text:a></text:p>
          <text:p text:style-name="P192"><text:a xlink:type="simple" xlink:href="#__RefHeading___Toc1114_1286936116" text:style-name="Index_20_Link" text:visited-style-name="Index_20_Link">cartesian (DEFAULT)<text:tab/>19</text:a></text:p>
          <text:p text:style-name="P192"><text:a xlink:type="simple" xlink:href="#__RefHeading___Toc1116_1286936116" text:style-name="Index_20_Link" text:visited-style-name="Index_20_Link">crystal<text:tab/>19</text:a></text:p>
          <text:p text:style-name="P192"><text:a xlink:type="simple" xlink:href="#__RefHeading___Toc3289_5588733" text:style-name="Index_20_Link" text:visited-style-name="Index_20_Link">grid<text:tab/>20</text:a></text:p>
          <text:p text:style-name="P192"><text:a xlink:type="simple" xlink:href="#__RefHeading___Toc1120_1286936116" text:style-name="Index_20_Link" text:visited-style-name="Index_20_Link">bz<text:tab/>20</text:a></text:p>
          <text:p text:style-name="P176"><text:a xlink:type="simple" xlink:href="#__RefHeading___Toc1010_1286936116" text:style-name="Index_20_Link" text:visited-style-name="Index_20_Link">Examples<text:tab/>20</text:a></text:p>
          <text:p text:style-name="P175"><text:a xlink:type="simple" xlink:href="#__RefHeading___Toc1012_1286936116" text:style-name="Index_20_Link" text:visited-style-name="Index_20_Link">CONFIGS<text:tab/>21</text:a></text:p>
          <text:p text:style-name="P192"><text:a xlink:type="simple" xlink:href="#__RefHeading___Toc3665_2389539084" text:style-name="Index_20_Link" text:visited-style-name="Index_20_Link">list<text:tab/>21</text:a></text:p>
          <text:p text:style-name="P192"><text:a xlink:type="simple" xlink:href="#__RefHeading___Toc3667_2389539084" text:style-name="Index_20_Link" text:visited-style-name="Index_20_Link">matrix<text:tab/>22</text:a></text:p>
          <text:p text:style-name="P176"><text:a xlink:type="simple" xlink:href="#__RefHeading___Toc1014_1286936116" text:style-name="Index_20_Link" text:visited-style-name="Index_20_Link">Examples<text:tab/>22</text:a></text:p>
          <text:p text:style-name="P175"><text:a xlink:type="simple" xlink:href="#__RefHeading___Toc1016_1286936116" text:style-name="Index_20_Link" text:visited-style-name="Index_20_Link">ISOTOPES<text:tab/>22</text:a></text:p>
          <text:p text:style-name="P192"><text:a xlink:type="simple" xlink:href="#__RefHeading___Toc1122_1286936116" text:style-name="Index_20_Link" text:visited-style-name="Index_20_Link">Xx N natm<text:tab/>23</text:a></text:p>
          <text:p text:style-name="P192"><text:a xlink:type="simple" xlink:href="#__RefHeading___Toc1124_1286936116" text:style-name="Index_20_Link" text:visited-style-name="Index_20_Link">Xx M matm<text:tab/>23</text:a></text:p>
          <text:p text:style-name="P192"><text:a xlink:type="simple" xlink:href="#__RefHeading___Toc1126_1286936116" text:style-name="Index_20_Link" text:visited-style-name="Index_20_Link">Xx natural<text:tab/>23</text:a></text:p>
          <text:p text:style-name="P192"><text:a xlink:type="simple" xlink:href="#__RefHeading___Toc1128_1286936116" text:style-name="Index_20_Link" text:visited-style-name="Index_20_Link">Xx isotopes niso<text:tab/>23</text:a></text:p>
          <text:p text:style-name="P192"><text:a xlink:type="simple" xlink:href="#__RefHeading___Toc1130_1286936116" text:style-name="Index_20_Link" text:visited-style-name="Index_20_Link">Xx manual gm gs<text:tab/>23</text:a></text:p>
          <text:p text:style-name="P176"><text:a xlink:type="simple" xlink:href="#__RefHeading___Toc1018_1286936116" text:style-name="Index_20_Link" text:visited-style-name="Index_20_Link">Examples<text:tab/>23</text:a></text:p>
          <text:p text:style-name="P124"><text:a xlink:type="simple" xlink:href="#__RefHeading___Toc2088_1142074149" text:style-name="Index_20_Link" text:visited-style-name="Index_20_Link">Input Examples<text:tab/>24</text:a></text:p>
          <text:p text:style-name="P175"><text:a xlink:type="simple" xlink:href="#__RefHeading___Toc2090_1142074149" text:style-name="Index_20_Link" text:visited-style-name="Index_20_Link">d3_lw.x<text:tab/>24</text:a></text:p>
          <text:p text:style-name="P176"><text:a xlink:type="simple" xlink:href="#__RefHeading___Toc2092_1142074149" text:style-name="Index_20_Link" text:visited-style-name="Index_20_Link">Computing the linewidth of a single point<text:tab/>24</text:a></text:p>
          <text:p text:style-name="P176"><text:a xlink:type="simple" xlink:href="#__RefHeading___Toc2094_1142074149" text:style-name="Index_20_Link" text:visited-style-name="Index_20_Link">Testing convergence with smearing and grid<text:tab/>25</text:a></text:p>
          <text:p text:style-name="P176"><text:a xlink:type="simple" xlink:href="#__RefHeading___Toc2096_1142074149" text:style-name="Index_20_Link" text:visited-style-name="Index_20_Link">Compute the linewidth along a path in the BZ<text:tab/>26</text:a></text:p>
          <text:p text:style-name="P176"><text:a xlink:type="simple" xlink:href="#__RefHeading___Toc2098_1142074149" text:style-name="Index_20_Link" text:visited-style-name="Index_20_Link">Compute the spectral function along a path<text:tab/>27</text:a></text:p>
          <text:p text:style-name="P176"><text:a xlink:type="simple" xlink:href="#__RefHeading___Toc6462_1980146352" text:style-name="Index_20_Link" text:visited-style-name="Index_20_Link">Compute the final state decomposition<text:tab/>28</text:a></text:p>
          <text:p text:style-name="P176"><text:a xlink:type="simple" xlink:href="#__RefHeading___Toc2102_1142074149" text:style-name="Index_20_Link" text:visited-style-name="Index_20_Link">Color-map plot of the LW in the BZ (2D systems)<text:tab/>28</text:a></text:p>
          <text:p text:style-name="P175"><text:a xlink:type="simple" xlink:href="#__RefHeading___Toc2031_1533265364" text:style-name="Index_20_Link" text:visited-style-name="Index_20_Link">d3_tk.x<text:tab/>29</text:a></text:p>
          <text:p text:style-name="P176"><text:a xlink:type="simple" xlink:href="#__RefHeading___Toc2244_1227642694" text:style-name="Index_20_Link" text:visited-style-name="Index_20_Link">Compute the SMA solution of the BTE<text:tab/>29</text:a></text:p>
          <text:p text:style-name="P176"><text:a xlink:type="simple" xlink:href="#__RefHeading___Toc2246_1227642694" text:style-name="Index_20_Link" text:visited-style-name="Index_20_Link">Compute the exact solution of the BTE<text:tab/>30</text:a></text:p>
          <text:p text:style-name="P124"><text:a xlink:type="simple" xlink:href="#__RefHeading___Toc2104_1142074149" text:style-name="Index_20_Link" text:visited-style-name="Index_20_Link">Bibliography<text:tab/>30</text:a></text:p>
          <text:p text:style-name="P124"><text:a xlink:type="simple" xlink:href="#__RefHeading___Toc4598_3525417885" text:style-name="Index_20_Link" text:visited-style-name="Index_20_Link">Change Log<text:tab/>31</text:a></text:p>
          <text:p text:style-name="P192"><text:a xlink:type="simple" xlink:href="#__RefHeading___Toc3167_1977551653" text:style-name="Index_20_Link" text:visited-style-name="Index_20_Link">v 1.1.1<text:tab/>31</text:a></text:p>
          <text:p text:style-name="P192"><text:a xlink:type="simple" xlink:href="#__RefHeading___Toc4600_3525417885" text:style-name="Index_20_Link" text:visited-style-name="Index_20_Link">v 1.1.0<text:tab/>31</text:a></text:p>
          <text:p text:style-name="P192"><text:a xlink:type="simple" xlink:href="#__RefHeading___Toc4602_3525417885" text:style-name="Index_20_Link" text:visited-style-name="Index_20_Link">v 1.0.7<text:tab/>32</text:a></text:p>
          <text:p text:style-name="P192"><text:a xlink:type="simple" xlink:href="#__RefHeading___Toc4604_3525417885" text:style-name="Index_20_Link" text:visited-style-name="Index_20_Link">v 1.0.6<text:tab/>32</text:a></text:p>
          <text:p text:style-name="P192"><text:a xlink:type="simple" xlink:href="#__RefHeading___Toc4606_3525417885" text:style-name="Index_20_Link" text:visited-style-name="Index_20_Link">v 1.0.5<text:tab/>32</text:a></text:p>
          <text:p text:style-name="P192"><text:a xlink:type="simple" xlink:href="#__RefHeading___Toc4608_3525417885" text:style-name="Index_20_Link" text:visited-style-name="Index_20_Link">v 1.0.4<text:tab/>32</text:a></text:p>
          <text:p text:style-name="P192"><text:a xlink:type="simple" xlink:href="#__RefHeading___Toc4610_3525417885" text:style-name="Index_20_Link" text:visited-style-name="Index_20_Link">v 1.0.3<text:tab/>32</text:a></text:p>
          <text:p text:style-name="P192"><text:a xlink:type="simple" xlink:href="#__RefHeading___Toc4612_3525417885" text:style-name="Index_20_Link" text:visited-style-name="Index_20_Link">v 1.0.2<text:tab/>33</text:a></text:p>
          <text:p text:style-name="P192"><text:a xlink:type="simple" xlink:href="#__RefHeading___Toc4614_3525417885" text:style-name="Index_20_Link" text:visited-style-name="Index_20_Link">v 1.0.1<text:tab/>33</text:a></text:p>
          <text:p text:style-name="P192"><text:a xlink:type="simple" xlink:href="#__RefHeading___Toc4616_3525417885" text:style-name="Index_20_Link" text:visited-style-name="Index_20_Link">v 1.0<text:tab/>33</text:a></text:p>
        </text:index-body>
      </text:table-of-content>
      <text:p text:style-name="P3"/>
      <text:p text:style-name="P3"/>
      <text:p text:style-name="P115"/>
      <text:h text:style-name="P125" text:outline-level="2"><text:bookmark-start text:name="__RefHeading___Toc986_1286936116"/><text:span text:style-name="T76">Quick Reference </text:span>Manual<text:bookmark-end text:name="__RefHeading___Toc986_1286936116"/></text:h>
      <text:h text:style-name="Heading_20_3" text:outline-level="3"><text:bookmark-start text:name="__RefHeading___Toc1020_1286936116"/>Compiling the code<text:bookmark-end text:name="__RefHeading___Toc1020_1286936116"/></text:h>
      <text:p text:style-name="P47">The thermal2 codes come bundled with the D3Q code, used to compute <text:span text:style-name="T28">ab-initio</text:span> the 3<text:span text:style-name="T1">rd</text:span> order dynamical matrices. We refer you to the D3Q manual for more detailed in<text:span text:style-name="T153">s</text:span>truction on compiling. A separate stand-alone distribution of the thermal2 codes is being considered and may be available in the future.</text:p>
      <text:h text:style-name="P117" text:outline-level="3"><text:bookmark-start text:name="__RefHeading___Toc6452_1980146352"/>List of codes<text:bookmark-end text:name="__RefHeading___Toc6452_1980146352"/></text:h>
      <text:p text:style-name="Text_20_body">The thermal2 suite of codes contains a number of small specialized codes that only take command line arguments, and a few larger codes that read input from a file. This is the list of codes and a brief description.</text:p>
      <text:p text:style-name="P2"/>
      <text:h text:style-name="Heading_20_4" text:outline-level="4"><text:bookmark-start text:name="__RefHeading___Toc1022_1286936116"/>Main codes<text:bookmark-end text:name="__RefHeading___Toc1022_1286936116"/></text:h>
      <text:p text:style-name="P4"><text:span text:style-name="T68">E</text:span>ach of these codes will be reviewed <text:s/><text:span text:style-name="T68">in detail </text:span>in a separate section.</text:p>
      <text:h text:style-name="Heading_20_5" text:outline-level="5"><text:bookmark-start text:name="__RefHeading___Toc1024_1286936116"/><text:span text:style-name="T153">d3_</text:span>lw.x<text:bookmark-end text:name="__RefHeading___Toc1024_1286936116"/></text:h>
      <text:p text:style-name="Text_20_body">This code computes several quantities:</text:p>
      <text:list xml:id="list1786829635" text:style-name="L2">
        <text:list-item>
          <text:p text:style-name="P172">phonon linewidth (i.e. its inverse lifetime, or HWHM, or minus the Imaginary part of the bubble-diagram self energy), </text:p>
        </text:list-item>
        <text:list-item>
          <text:p text:style-name="P172">the entire bubble-diagram self energy (comprising both the linewidth and the lineshift) and</text:p>
        </text:list-item>
        <text:list-item>
          <text:p text:style-name="P172">the phonon spectral weight for a range of energies.</text:p>
        </text:list-item>
      </text:list>
      <text:p text:style-name="Text_20_body">It always includes the intrinsic anharmonic contribution from phonon-phonon interaction and can optionally include Casimir border scattering and isotope scattering.</text:p>
      <text:h text:style-name="P193" text:outline-level="5"><text:bookmark-start text:name="__RefHeading___Toc1026_1286936116"/><text:span text:style-name="T153">d3_</text:span>tk.x<text:bookmark-end text:name="__RefHeading___Toc1026_1286936116"/></text:h>
      <text:p text:style-name="Text_20_body">The tk code computes the thermal conductivity. It can use the Single-Mode Approximation (SMA) or the variational <text:span text:style-name="T111">approaches</text:span> implemented by Fugallo et.al. <text:span text:style-name="T105">[2]</text:span> using a robust conjugate gradient minimization. It can include Casimir and isotope scattering.</text:p>
      <text:h text:style-name="P193" text:outline-level="5"><text:bookmark-start text:name="__RefHeading___Toc1028_1286936116"/><text:span text:style-name="T153">d3_</text:span>r2q.x<text:bookmark-end text:name="__RefHeading___Toc1028_1286936116"/></text:h>
      <text:p text:style-name="Text_20_body">This code can compute the phonon frequency at a q-point or along a path, it can optionally print out the dynamical matrix. It is analogous to the <text:span text:style-name="Source_20_Text">matdyn.x</text:span> code of the Quantum-ESPRESSO (QE) Phonon <text:soft-page-break/>suite, but it uses the highly optimized subroutines developed for <text:span text:style-name="Source_20_Text"><text:span text:style-name="T158">d3_</text:span></text:span><text:span text:style-name="Source_20_Text">lw.x</text:span> and <text:span text:style-name="Source_20_Text"><text:span text:style-name="T158">d3_</text:span></text:span><text:span text:style-name="Source_20_Text">tk.x</text:span>. It should be used to check the phonon dispersion before doing more serious calculations.</text:p>
      <text:h text:style-name="P179" text:outline-level="4"><text:bookmark-start text:name="__RefHeading___Toc1032_1286936116"/>Thermal2 utilities<text:bookmark-end text:name="__RefHeading___Toc1032_1286936116"/></text:h>
      <text:h text:style-name="P193" text:outline-level="5"><text:bookmark-start text:name="__RefHeading___Toc1034_1286936116"/><text:span text:style-name="T153">d3_</text:span>q2r.x<text:bookmark-end text:name="__RefHeading___Toc1034_1286936116"/></text:h>
      <text:p text:style-name="Text_20_body">This code is analogous to the q2r.x code of QE and <text:s/>it uses the same input, but produces a file of Force Constants (FCs) which has already been re-centered in the reciprocal space Wigner-Seitz cell to <text:span text:style-name="T158">make </text:span>Fourier Interpolation <text:span text:style-name="T158">faster</text:span>.</text:p>
      <text:h text:style-name="P193" text:outline-level="5"><text:bookmark-start text:name="__RefHeading___Toc1036_1286936116"/><text:span text:style-name="T153">d3_</text:span>qq2rr.x<text:bookmark-end text:name="__RefHeading___Toc1036_1286936116"/></text:h>
      <text:p text:style-name="Text_20_body">Analogous to q2r.x but operates on the 3<text:span text:style-name="T1">rd</text:span> order matrices. <text:span text:style-name="T26">This codes takes as command line arguments the dimension of the q-points grid and optionally the name of the output file. You must feed it feed by standard input the list of anharmonic dynamical matrices in the XML format produced by </text:span><text:span text:style-name="Source_20_Text"><text:span text:style-name="T26">d3q.x.</text:span></text:span><text:span text:style-name="T26"> For example, d3q was run with fild3dyn=”anh” for a </text:span><text:span text:style-name="Source_20_Text"><text:span text:style-name="T26">NQX</text:span></text:span><text:span text:style-name="T26"> x </text:span><text:span text:style-name="Source_20_Text"><text:span text:style-name="T26">NQY</text:span></text:span><text:span text:style-name="T26"> <text:s/>x </text:span><text:span text:style-name="Source_20_Text"><text:span text:style-name="T26">NQZ</text:span></text:span><text:span text:style-name="T26"> grid, you can compute the 3</text:span><text:span text:style-name="T2">rd</text:span><text:span text:style-name="T26"> order Fcs as:</text:span></text:p>
      <text:p text:style-name="Code_20_Example">ls anh* | qq2rr.x <text:span text:style-name="T154">NQX NQY NQZ</text:span> <text:span text:style-name="T154">[-o </text:span>mat3R<text:span text:style-name="T154">]</text:span> <text:span text:style-name="T145">[-f NFAR] [-w]</text:span></text:p>
      <text:p text:style-name="P55">The result will be written by default to a file called <text:span text:style-name="Source_20_Text">mat3R</text:span>, but you can change this with the <text:span text:style-name="Source_20_Text">-o</text:span> option.</text:p>
      <text:p text:style-name="P56"><text:span text:style-name="T145">You can specify the optional argument </text:span><text:span text:style-name="Source_20_Text"><text:span text:style-name="T155">NFAR</text:span></text:span><text:span text:style-name="T145"> (default=2) which is the number of neighbors that the code will scan to build the Wigner-Seitz cell. The default value usually works, you can set it to zero to avoid any re-centering: The resulting force constant will be unsuitable for doing any further calculation, due to aliasing in the Fourier interpolation, but they may be easier to import in another code.</text:span></text:p>
      <text:p text:style-name="P54">The code will automatically select from the list the files that it needs to fill the grid; all the other files will be discarded. <text:s/><text:span text:style-name="T156">Which means that you can easily compute the force constants for any sub-lattice of the one compute, just by changing the values of <text:s/></text:span><text:span text:style-name="Source_20_Text"><text:span text:style-name="T26">NQX,</text:span></text:span><text:span text:style-name="T26"> </text:span><text:span text:style-name="Source_20_Text"><text:span text:style-name="T26">NQY</text:span></text:span><text:span text:style-name="T26"> <text:s/>and </text:span><text:span text:style-name="Source_20_Text"><text:span text:style-name="T26">NQZ</text:span></text:span><text:span text:style-name="T26">.</text:span></text:p>
      <text:p text:style-name="P66">After writing the force constant to file, the code will perform two optional tests (you can skip them pressing CTRL-C). First test: for this test the initial D3 matrices will be recomputed using the force constants with both the real and imaginary parts (which should be zero). Second test: recompute the D3 matrices with only the real part of the force constants. If any discrepancy is detected it will be printed on output. Notice that any discrepancy in the first test indicate a very serious problem with the D3 calculation. <text:s/>On the other hand, some discrepancy is inevitable in the second test; especially if you your atoms where not in the theoretical equilibrium positions. Also, increasing the cutoff and k-points can improve the consistency of the second test.</text:p>
      <text:p text:style-name="P116">If the <text:span text:style-name="Source_20_Text">-w</text:span> option is specified, when performing the FFT test, if the re-computed D3 matrix differ<text:span text:style-name="T167">s</text:span> significantly from the initial one it will be printed to a file. The file will start with prefix 'anh_cmplx' <text:span text:style-name="T168">for the first test </text:span>and 'anh_real' <text:span text:style-name="T168">for the second test.</text:span></text:p>
      <text:h text:style-name="P193" text:outline-level="5"><text:bookmark-start text:name="__RefHeading___Toc5135_1066179116"/><text:soft-page-break/><text:span text:style-name="T153">d3_</text:span>sparse.x<text:bookmark-end text:name="__RefHeading___Toc5135_1066179116"/></text:h>
      <text:p text:style-name="P79">This code converts a file of third order FCs from dense form to sparse form; it can optionally discard elements that are smaller than a custom threshold. It can also measure the speedup gained by using the sparse FCs instead of the dense one<text:span text:style-name="T185">s</text:span>.</text:p>
      <text:p text:style-name="P34">Syntax:</text:p>
      <text:p text:style-name="P104">sparse.x <text:span text:style-name="T152">[-i </text:span>mat3R.input<text:span text:style-name="T152">]</text:span> [<text:span text:style-name="T152">-o </text:span>mat3R.output] <text:line-break/><text:tab/> <text:s text:c="3"/>[<text:span text:style-name="T152">-t </text:span>threshold] [<text:span text:style-name="T152">-n </text:span>num_trials]</text:p>
      <text:p text:style-name="Text_20_body">Where <text:span text:style-name="Source_20_Text">ma3R.input</text:span> <text:span text:style-name="T152">(default mat3R) </text:span>is the name of the dense file of Fcs, <text:span text:style-name="Source_20_Text">mat3R.output</text:span> will be the output file of sparse F<text:span text:style-name="T148">C</text:span>s (you can use “none” to avoid saving them to file); threshold is in Rydberg/bohr<text:span text:style-name="T1">3</text:span> (all matrix elements smaller than this will be discarded, <text:span text:style-name="T111">default: zero, do not discard anything</text:span>) and num_trials is the number of random trial q-point triplets to compute by Fourier interpolation. If num_trials is provided, the code will print out the elapsed time using the dense and sparse algorithm, the speedup and the eventual discrepancy between the two methods (which should be zero if <text:span text:style-name="T111">the </text:span>threshold is zero)</text:p>
      <text:h text:style-name="P193" text:outline-level="5"><text:bookmark-start text:name="__RefHeading___Toc1040_1286936116"/><text:span text:style-name="T153">d3_</text:span>asr3.x<text:bookmark-end text:name="__RefHeading___Toc1040_1286936116"/></text:h>
      <text:p text:style-name="P23">This code applies the acoustic sum rules (ASR) to the third order F<text:span text:style-name="T26">C</text:span>s. It can only work on dense Fcs, not on the sparse ones. As the sum is applied iteratively, it will automatically stop after 10,000 iterations, or when the residual violation of the ASR is less than 10<text:span text:style-name="T1">-12</text:span> or if a file named STOP is created in the running directory. </text:p>
      <text:p text:style-name="P33">Syntax:</text:p>
      <text:p text:style-name="Code_20_Example">asr3.x <text:span text:style-name="T154">[-i </text:span>mat3R.input<text:span text:style-name="T154">]</text:span> [<text:span text:style-name="T154">-o </text:span>mat3R.output]<text:line-break/> <text:s text:c="6"/>[<text:span text:style-name="T154">-t </text:span>threshold] [<text:span text:style-name="T154">-n </text:span>iter_max]</text:p>
      <text:p text:style-name="Text_20_body">This syntax will read the dense Fcs from file <text:span text:style-name="Source_20_Text">mat3R.input</text:span>, apply the ASR iteratively until threshold is reached (default 10<text:span text:style-name="T1">-12</text:span>), or for <text:span text:style-name="Source_20_Text">iter_max</text:span><text:span text:style-name="T27">,</text:span> th<text:span text:style-name="T152">e</text:span>n save it to <text:span text:style-name="Source_20_Text">mat3R.output</text:span> (default: <text:span text:style-name="Source_20_Text">mat3R.input.asr</text:span>). If a file named “STOP” is found in the working directory, the code will stop after the next iteration and <text:s/>immediately save the Fcs to <text:span text:style-name="Source_20_Text">mat3R.output</text:span></text:p>
      <text:h text:style-name="P193" text:outline-level="5"><text:bookmark-start text:name="__RefHeading___Toc5137_1066179116"/><text:span text:style-name="T153">d3_recenter</text:span>.x<text:bookmark-end text:name="__RefHeading___Toc5137_1066179116"/></text:h>
      <text:p text:style-name="P26">NOTE: this code is experimental and <text:span text:style-name="T154">while useful for debugging</text:span>, use at your own risk.</text:p>
      <text:p text:style-name="P103">d3_<text:span text:style-name="T185">recenter</text:span>.x NQX NQY NQZ [<text:span text:style-name="T154">-n </text:span>NFAR]<text:line-break/> <text:s text:c="10"/>[<text:span text:style-name="T154">-i </text:span>mat3R.<text:span text:style-name="T154">input</text:span>] [<text:span text:style-name="T154">-o </text:span>mat3R.<text:span text:style-name="T154">output</text:span>] <text:span text:style-name="T159">[-w]</text:span></text:p>
      <text:p text:style-name="P50">Reads force constants from <text:span text:style-name="Source_20_Text">mat3R.</text:span><text:span text:style-name="Source_20_Text"><text:span text:style-name="T154">input</text:span></text:span>, interpolate them on a grid of <text:span text:style-name="Source_20_Text">NQX </text:span>x <text:span text:style-name="Source_20_Text">NQY</text:span> x <text:span text:style-name="Source_20_Text">NQZ</text:span> points, recenter them on a Wigner-Seitz cell constructed up to <text:span text:style-name="T146">NFAR</text:span> unit cells and save the result in <text:span text:style-name="Source_20_Text">mat3R.</text:span><text:span text:style-name="Source_20_Text"><text:span text:style-name="T154">input.recenter</text:span></text:span>.</text:p>
      <text:p text:style-name="Text_20_body"><text:span text:style-name="T145">Uses the properties of Fourier interpolation to transform the 3</text:span><text:span text:style-name="T10">rd</text:span><text:span text:style-name="T145"> order force constants from a grid to another. If the new grid is different than the initial one, some interpolation will be done, if the grid is the same, you can use the </text:span><text:span text:style-name="T147">nfar</text:span><text:span text:style-name="T145"> parameter to recalculate the Wigner-Seitz cell centering. This code be </text:span><text:soft-page-break/><text:span text:style-name="T145">useful to compare the results from grids of different sizes, or to put the force constants in a format that is easier to understand for external codes.</text:span></text:p>
      <text:p text:style-name="P57">If the <text:span text:style-name="Source_20_Text">-w</text:span> option is specified, the intermediate D3 matrices will, for the <text:span text:style-name="Source_20_Text">NQX</text:span> x <text:span text:style-name="Source_20_Text">NQY</text:span> x <text:span text:style-name="Source_20_Text">NQZ</text:span> grid will be written to files called <text:span text:style-name="Source_20_Text">atmp_Q1*_Q2*_Q3*</text:span>.</text:p>
      <text:h text:style-name="P194" text:outline-level="5"><text:bookmark-start text:name="__RefHeading___Toc4594_3525417885"/><text:span text:style-name="T153">d3_import_shengbte</text:span>.x<text:bookmark-end text:name="__RefHeading___Toc4594_3525417885"/></text:h>
      <text:p text:style-name="P105">d3_<text:span text:style-name="T159">import_shengbte</text:span>.x NQX NQY NQZ [<text:span text:style-name="T154">-n </text:span>NFAR] <text:span text:style-name="T159">[-w] [-s mat2R]</text:span><text:line-break/> <text:s text:c="10"/>[<text:span text:style-name="T154">-i FORCE_CONSTANT_THIRD</text:span>] [<text:span text:style-name="T154">-o </text:span>mat3R.<text:span text:style-name="T159">shengbte</text:span>] </text:p>
      <text:p text:style-name="P51">Reads <text:span text:style-name="T160">the 3-body </text:span>force constants <text:span text:style-name="T160">produced by Mingo &amp; Carrete code </text:span><text:span text:style-name="Source_20_Text"><text:span text:style-name="T160">thirdorder.py</text:span></text:span><text:span text:style-name="Source_20_Text"><text:span text:style-name="T160"><text:note text:id="ftn6" text:note-class="footnote"><text:note-citation>6</text:note-citation><text:note-body><text:p text:style-name="P114"><text:a xlink:type="simple" xlink:href="http://www.shengbte.org/announcements/thirdorderpyv096" text:style-name="Internet_20_link" text:visited-style-name="Visited_20_Internet_20_Link">http://www.shengbte.org/announcements/thirdorderpyv096</text:a></text:p></text:note-body></text:note></text:span></text:span><text:span text:style-name="T160"> and import them to the thermal2 format. The size of the supercell used for the FCs calculation must be specified as </text:span><text:span text:style-name="Source_20_Text">NQX </text:span>x <text:span text:style-name="Source_20_Text">NQY</text:span> x <text:span text:style-name="Source_20_Text">NQZ</text:span>. <text:span text:style-name="T160">In order to prepare the FCs for Fourier interpolation</text:span>, <text:span text:style-name="T160">they are taken to reciprocal space and then back to real space, and re-centered including up to NFAR neighbouring cell to ensure locality.</text:span></text:p>
      <text:p text:style-name="P52">In order to read the system information (cell and position of the atoms) a file containing the force constants header in the thermal2 format must be <text:span text:style-name="T185">provided</text:span> with the -s option (default: <text:span text:style-name="Source_20_Text">mat2R</text:span>). Note that a <text:span text:style-name="T161">2</text:span><text:span text:style-name="T11">nd</text:span><text:span text:style-name="T161"> order FCs file, </text:span>produced with <text:span text:style-name="Source_20_Text">d3_q2r.x</text:span> <text:span text:style-name="T161">or even with normal </text:span><text:span text:style-name="Source_20_Text"><text:span text:style-name="T161">q2r.x,</text:span></text:span><text:span text:style-name="T161"> </text:span>for the same system, <text:span text:style-name="T161">is sufficient</text:span>.</text:p>
      <text:p text:style-name="P85"><text:span text:style-name="T159">If the -w option is specified, the intermediate D3 matrices, generated on the </text:span><text:span text:style-name="Source_20_Text"><text:span text:style-name="T159">NQX</text:span></text:span><text:span text:style-name="T159"> x </text:span><text:span text:style-name="Source_20_Text"><text:span text:style-name="T159">NQY</text:span></text:span><text:span text:style-name="T159"> x </text:span><text:span text:style-name="Source_20_Text"><text:span text:style-name="T159">NQZ</text:span></text:span><text:span text:style-name="T159"> grid, will be written to files <text:s/>with names </text:span><text:span text:style-name="Source_20_Text"><text:span text:style-name="T159">atmp_Q1*_Q2*_Q3*</text:span></text:span><text:span text:style-name="T159"> (check the manual of d3q for details on the file names).</text:span></text:p>
      <text:p text:style-name="P86">See also <text:span text:style-name="Source_20_Text">import_phonopy.py</text:span>.</text:p>
      <text:h text:style-name="P194" text:outline-level="5"><text:bookmark-start text:name="__RefHeading___Toc1042_1286936116"/><text:span text:style-name="T153">d3_</text:span>sqom.x<text:bookmark-end text:name="__RefHeading___Toc1042_1286936116"/></text:h>
      <text:p text:style-name="P24">NOTE: this code is experimental and currently <text:span text:style-name="T157">not </text:span>maintained, use at your own risk.</text:p>
      <text:p text:style-name="Text_20_body">This codes reads a spectral weight file from <text:span text:style-name="Source_20_Text"><text:span text:style-name="T154">d3_l</text:span></text:span><text:span text:style-name="Source_20_Text">w.x</text:span> and computes the convolution with a Lorentzian function that has an energy-dependent FWHM. This procedures <text:span text:style-name="T185">simulates </text:span>the broadening introduced by Raman spectroscopy experiments. <text:span text:style-name="T149">This code can also sum and average the spectral function coming from several different files, to simulate the uncertainty of the neutron wavevectors. It reads its input from a file called </text:span><text:span text:style-name="Source_20_Text"><text:span text:style-name="T149">input.SQOM</text:span></text:span><text:span text:style-name="T149">. Please see the code of PROGRAM_sqom.f90 for details.</text:span></text:p>
      <text:h text:style-name="Heading_20_5" text:outline-level="5"><text:bookmark-start text:name="__RefHeading___Toc1044_1286936116"/>funcoft.sh<text:bookmark-end text:name="__RefHeading___Toc1044_1286936116"/></text:h>
      <text:p text:style-name="P79">This is a <text:span text:style-name="T71">short </text:span>bash script <text:span text:style-name="T185">to get a plottable file of the linewidth of a specific phonon mode as a function of temperature.</text:span></text:p>
      <text:p text:style-name="P79"><text:span text:style-name="T185">It </text:span>reads a list of linewidth files produced by <text:span text:style-name="Source_20_Text"><text:span text:style-name="T154">d3_</text:span></text:span><text:span text:style-name="Source_20_Text">lw.x</text:span> and extract<text:span text:style-name="T71">s</text:span> the frequency, linewidth (and if possible shifted frequency) <text:span text:style-name="T71">from all files </text:span>for a specific phonon q-point and band <text:span text:style-name="T71">and prints a list ordered by temperature and smearing</text:span>. Syntax:</text:p>
      <text:p text:style-name="Code_20_Example"><text:s text:c="2"/>funcoft.sh point mode file [file2 [file3...]]</text:p>
      <text:list xml:id="list1134921236" text:style-name="L3">
        <text:list-item>
          <text:p text:style-name="P173">point: <text:s/>index of the point to collect among the files</text:p>
        </text:list-item>
        <text:list-item>
          <text:p text:style-name="P173"><text:soft-page-break/>mode: <text:s text:c="2"/>number of the phonon mode 1...3*nat</text:p>
        </text:list-item>
      </text:list>
      <text:p text:style-name="P45">The output will contain 5 columns:</text:p>
      <text:list xml:id="list2669218983" text:style-name="L4">
        <text:list-item>
          <text:p text:style-name="P174">temperature</text:p>
        </text:list-item>
        <text:list-item>
          <text:p text:style-name="P174">smearing</text:p>
        </text:list-item>
        <text:list-item>
          <text:p text:style-name="P174">omega</text:p>
        </text:list-item>
        <text:list-item>
          <text:p text:style-name="P174">linewidth (gamma, HWHM)</text:p>
        </text:list-item>
        <text:list-item>
          <text:p text:style-name="P174">shifted frequency (if available in the file)</text:p>
        </text:list-item>
      </text:list>
      <text:p text:style-name="Text_20_body">This script is provided “as is”, using non-standard names for the output files can break it.</text:p>
      <text:h text:style-name="P195" text:outline-level="5"><text:bookmark-start text:name="__RefHeading___Toc3085_1977551653"/>diffd3.x<text:bookmark-end text:name="__RefHeading___Toc3085_1977551653"/></text:h>
      <text:p text:style-name="P67">Compare two D3 files, write on output the matrix elements and the maximum difference. Take as arguments either two file names (the first and second D3 matrix) or two directory names a file name, which will be opened in both directories.</text:p>
      <text:h text:style-name="P195" text:outline-level="5"><text:bookmark-start text:name="__RefHeading___Toc3087_1977551653"/>d3_sc2c.x<text:bookmark-end text:name="__RefHeading___Toc3087_1977551653"/></text:h>
      <text:p text:style-name="P67">Open two D3 files, the first for a unit cell calculation for an arbitrary triplet, the second for a supercell calculation for a triplet of kind (0,q,-q). Then it refold the super-cell D3 matrix to the unit cell and compares the two.</text:p>
      <text:h text:style-name="Heading_20_4" text:outline-level="4"><text:bookmark-start text:name="__RefHeading___Toc4052_2290593963"/>Tools <text:span text:style-name="T196">File format and import tools</text:span><text:bookmark-end text:name="__RefHeading___Toc4052_2290593963"/></text:h>
      <text:p text:style-name="P86">The following scripts are in the <text:span text:style-name="Source_20_Text">tools</text:span> subdirectory, they can be useful in specific circumstances. They have little documentation, do not hesitate to ask for help if you cannot make them work.</text:p>
      <text:h text:style-name="Heading_20_5" text:outline-level="5"><text:bookmark-start text:name="__RefHeading___Toc3128_1977551653"/>xml2giorgia.x<text:bookmark-end text:name="__RefHeading___Toc3128_1977551653"/></text:h>
      <text:p text:style-name="P68">Reads a list of D3 matrix files in XML format from standard input and write them to a single ASCII file called d3.txt</text:p>
      <text:h text:style-name="Heading_20_5" text:outline-level="5"><text:bookmark-start text:name="__RefHeading___Toc3126_1178766150"/>apply_asr.sh<text:bookmark-end text:name="__RefHeading___Toc3126_1178766150"/></text:h>
      <text:p text:style-name="P106">apply_asr.sh [-i FILDYN.in] [-o FILDYN.out] [-a ASR_TYPE]</text:p>
      <text:p text:style-name="P87">A simple bash script that applies the sum rule to a set of dynamical matrix files (<text:span text:style-name="Source_20_Text">FILDYN.in*</text:span>, default: dyn) produced by phonon and saves them with a different name (<text:span text:style-name="Source_20_Text">FILDYN.out*</text:span>, default: asr_dyn). Useful to apply the sum rule ‘crystal’ (default for <text:span text:style-name="Source_20_Text">ASR_TYPE</text:span>) which is not supported by the thermal2 codes yet. The final fildyn files can be used <text:span text:style-name="T174">normally </text:span>with d3_q2r.x or q2r.x.</text:p>
      <text:h text:style-name="Heading_20_5" text:outline-level="5"><text:bookmark-start text:name="__RefHeading___Toc4054_2290593963"/>import_phonopy.py<text:bookmark-end text:name="__RefHeading___Toc4054_2290593963"/></text:h>
      <text:p text:style-name="P88">In <text:span text:style-name="Source_20_Text">tools</text:span> you can also file a python script <text:span text:style-name="Source_20_Text">import_phonopy.py</text:span> to import the <text:span text:style-name="Source_20_Text">FORCE_CONSTANTS</text:span> files of 2-body force constants produced by phonopy (and VASP?). This script is in a very <text:span text:style-name="T195">rudimentary</text:span> stage, it will produce a file called "fc" with the force constants in the standard QE format. You will have to convert it to the thermal2 format with the <text:span text:style-name="Source_20_Text">fc2mat2R.sh</text:span> script, also found in <text:span text:style-name="Source_20_Text">tools</text:span>.</text:p>
      <text:h text:style-name="P196" text:outline-level="5"><text:bookmark-start text:name="__RefHeading___Toc4056_2290593963"/><text:soft-page-break/>fc2mat2R.sh<text:bookmark-end text:name="__RefHeading___Toc4056_2290593963"/></text:h>
      <text:p text:style-name="P86">Convert a force constants file from the standard q2r format to the optimized format produced by d3_q2r and used bu thermal2. Do not use this script if you still have the original dynamical matrix files, use them instead as it is more accurate.</text:p>
      <text:h text:style-name="Heading_20_2" text:outline-level="2"><text:bookmark-start text:name="__RefHeading___Toc3089_1977551653"/>Codes input <text:span text:style-name="T85">and output</text:span><text:bookmark-end text:name="__RefHeading___Toc3089_1977551653"/></text:h>
      <text:h text:style-name="P118" text:outline-level="3"><text:bookmark-start text:name="__RefHeading___Toc988_1286936116"/><text:span text:style-name="T174">d3_</text:span>r2q.x<text:bookmark-end text:name="__RefHeading___Toc988_1286936116"/></text:h>
      <text:p text:style-name="P80">This code read<text:span text:style-name="T171">s</text:span> the 2<text:span text:style-name="T1">nd</text:span> order FCs and compute<text:span text:style-name="T72">s</text:span> <text:span text:style-name="T185">a number of different quantities that only depend on the harmonic 2</text:span><text:span text:style-name="T13">nd</text:span><text:span text:style-name="T185"> order force constants, it is currently evolving and should be quite easy to modify and extend according to your needs.</text:span></text:p>
      <text:p text:style-name="P80">It reads its input from a <text:span text:style-name="T72">Fortran </text:span>namelist called &amp;r2qinput which contains the variables <text:span text:style-name="T116">listed in the next section</text:span>.</text:p>
      <text:p text:style-name="P58">After the namelist, the code will look for the keyword QPOINTS <text:span text:style-name="T36">and will start reading the list of q-points. This part is described in detail in section QPOINTS</text:span></text:p>
      <text:h text:style-name="P180" text:outline-level="4"><text:bookmark-start text:name="__RefHeading___Toc1046_1286936116"/>Namelist &amp;r2qinput <text:bookmark-end text:name="__RefHeading___Toc1046_1286936116"/></text:h>
      <text:h text:style-name="Heading_20_5" text:outline-level="5"><text:bookmark-start text:name="__RefHeading___Toc1048_1286936116"/>calculation (CHARACTER, default: “freq”)<text:bookmark-end text:name="__RefHeading___Toc1048_1286936116"/></text:h>
      <text:p text:style-name="P49">The type of calculation t<text:span text:style-name="T45">o</text:span> perform, currently this can be:</text:p>
      <text:list xml:id="list1892947385" text:style-name="L5">
        <text:list-item>
          <text:p text:style-name="P129"><text:span text:style-name="T134">"</text:span><text:span text:style-name="T122">freq</text:span><text:span text:style-name="T134">":</text:span> <text:span text:style-name="T165">C</text:span>ompute the phonon frequencies, <text:span text:style-name="T134">this keyword that you specify </text:span><text:span text:style-name="T123">nq </text:span><text:span text:style-name="T136">and a </text:span><text:span text:style-name="T123">QPOINTS </text:span><text:span text:style-name="T136">section.</text:span></text:p>
        </text:list-item>
        <text:list-item>
          <text:p text:style-name="P130"><text:span text:style-name="T135">"</text:span><text:span text:style-name="T122">jdos</text:span><text:span text:style-name="T135">": </text:span><text:span text:style-name="T139">C</text:span><text:span text:style-name="T135">ompute the joint density of state. You will have to specify the integration grid </text:span><text:span text:style-name="T122">nk </text:span><text:span text:style-name="T135">and a configuration in the </text:span><text:span text:style-name="T122">CONFIGS</text:span><text:span text:style-name="T135"> section (if you specify more, only the first configuration will be used)</text:span></text:p>
        </text:list-item>
        <text:list-item>
          <text:p text:style-name="P130"><text:span text:style-name="T135">"</text:span><text:span text:style-name="T122">r</text:span><text:span text:style-name="T127">ms</text:span><text:span text:style-name="T135">" : </text:span><text:span text:style-name="T139">C</text:span><text:span text:style-name="T135">ompute the root mean square displacement of the atoms around their equilibrium positions </text:span><text:span text:style-name="T137">in </text:span><text:span text:style-name="T135">the harmonic </text:span><text:span text:style-name="T137">hamiltonian</text:span><text:span text:style-name="T135"> </text:span><text:span text:style-name="T137">at a give temperature</text:span><text:span text:style-name="T135">. It requires </text:span><text:span text:style-name="T122">nk</text:span><text:span text:style-name="T135"> and one </text:span><text:span text:style-name="T138">single </text:span><text:span text:style-name="T135">configuration in </text:span><text:span text:style-name="T122">CONFIG</text:span><text:span text:style-name="T135">.</text:span></text:p>
        </text:list-item>
        <text:list-item>
          <text:p text:style-name="P131"><text:span text:style-name="T135">"</text:span><text:span text:style-name="T122">fh</text:span><text:span text:style-name="T135">": Compute </text:span><text:span text:style-name="T140">the </text:span><text:span text:style-name="T135">phonon free energy or, for T=0, the zero-point energy.</text:span></text:p>
        </text:list-item>
      </text:list>
      <text:h text:style-name="Heading_20_5" text:outline-level="5"><text:bookmark-start text:name="__RefHeading___Toc1050_1286936116"/>prefix (CHARACTER, default: the value of calculation)<text:bookmark-end text:name="__RefHeading___Toc1050_1286936116"/></text:h>
      <text:p text:style-name="Text_20_body">The first part of the output file name, the file will be called “<text:span text:style-name="T28">prefix</text:span>.out”.</text:p>
      <text:h text:style-name="Heading_20_5" text:outline-level="5"><text:bookmark-start text:name="__RefHeading___Toc1052_1286936116"/>outdir (CHARACTER, default: “./”, I.e. the current directory)<text:bookmark-end text:name="__RefHeading___Toc1052_1286936116"/></text:h>
      <text:p text:style-name="Text_20_body">Location where the output file will be saved.</text:p>
      <text:h text:style-name="Heading_20_5" text:outline-level="5"><text:bookmark-start text:name="__RefHeading___Toc1054_1286936116"/><text:soft-page-break/>file_mat2 (CHARACTER, no default)<text:bookmark-end text:name="__RefHeading___Toc1054_1286936116"/></text:h>
      <text:p text:style-name="Text_20_body">The file of the 2<text:span text:style-name="T1">nd</text:span> order force constants, produced by thermal2 internal version of q2r.x</text:p>
      <text:h text:style-name="Heading_20_5" text:outline-level="5"><text:bookmark-start text:name="__RefHeading___Toc1056_1286936116"/>asr2 (CHARACTER, default: “no”)<text:bookmark-end text:name="__RefHeading___Toc1056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58_1286936116"/>nq (INTEGER, <text:span text:style-name="T35">no </text:span>default)<text:bookmark-end text:name="__RefHeading___Toc1058_1286936116"/></text:h>
      <text:p text:style-name="Text_20_body">Number of q-points to read <text:span text:style-name="T35">(see the </text:span><text:span text:style-name="T123">QPOINTS </text:span><text:span text:style-name="T136">section </text:span><text:span text:style-name="T35">below)</text:span></text:p>
      <text:h text:style-name="Heading_20_5" text:outline-level="5"><text:bookmark-start text:name="__RefHeading___Toc1060_1286936116"/>print_dynmat (LOGICAL, default: .false.)<text:bookmark-end text:name="__RefHeading___Toc1060_1286936116"/></text:h>
      <text:p text:style-name="Text_20_body">If set to .true. A file containing the dynamical matrix, in phonon format, will be saved for each q-point <text:span text:style-name="T134">(only works for calculation="freq")</text:span>. The file name will be “r2q_dyn_NQ” where NQ is the progressive number of the point.</text:p>
      <text:h text:style-name="P197" text:outline-level="5"><text:bookmark-start text:name="__RefHeading___Toc4058_2290593963"/>sort_<text:span text:style-name="T48">freq</text:span> (<text:span text:style-name="T187">CHARACTER</text:span>, default: <text:span text:style-name="T186">"default"</text:span>)<text:bookmark-end text:name="__RefHeading___Toc4058_2290593963"/></text:h>
      <text:p text:style-name="P83">When plotting the linewidth and frequencies along a path, there are several ways to order the frequencies and associated linewidth and shifted frequencies:</text:p>
      <text:list xml:id="list3318188677" text:style-name="L6">
        <text:list-item>
          <text:p text:style-name="P132">"<text:span text:style-name="T122">default</text:span><text:span text:style-name="T135">": keep the default order of increasing frequencies</text:span></text:p>
        </text:list-item>
        <text:list-item>
          <text:p text:style-name="P132"><text:span text:style-name="T135">"</text:span><text:span text:style-name="T122">overlap</text:span><text:span text:style-name="T135">": sort each point in order to maximize the overlap of each band polarization with the corresponding band at the previous point. This is the best choice for paths, but probably will not work for 2D or 3D grid plots</text:span></text:p>
        </text:list-item>
      </text:list>
      <text:h text:style-name="P198" text:outline-level="5"><text:bookmark-start text:name="__RefHeading___Toc5139_1066179116"/>print_<text:span text:style-name="T134">velocity </text:span>(LOGICAL, default: .false.)<text:bookmark-end text:name="__RefHeading___Toc5139_1066179116"/></text:h>
      <text:p text:style-name="P49">If set to .true. <text:span text:style-name="T161">a</text:span> file containing the <text:span text:style-name="T134">phonon group velocities </text:span>will be saved <text:span text:style-name="T134">(only applies when calculation="freq")</text:span>. The file name will be <text:span text:style-name="T33">prefix</text:span><text:span text:style-name="T100">_vel</text:span><text:span text:style-name="T33">.out</text:span><text:span text:style-name="T100">, after the path length and the q-point, the velocities are printed in Cartesian coordinates, Rydberg units (1.09×10</text:span><text:span text:style-name="T8">6</text:span><text:span text:style-name="T100"> m·s</text:span><text:span text:style-name="T8">−1</text:span><text:span text:style-name="T100">).</text:span></text:p>
      <text:h text:style-name="P199" text:outline-level="5"><text:bookmark-start text:name="__RefHeading___Toc3240_922771208"/>ne, de, e0 (INTEGER, REAL, REAL, in cm<text:span text:style-name="T1">-1</text:span> no default)<text:bookmark-end text:name="__RefHeading___Toc3240_922771208"/></text:h>
      <text:p text:style-name="P72">Used for jdos calculation, see the description in &amp;lwinput section, below.</text:p>
      <text:h text:style-name="P181" text:outline-level="4"><text:bookmark-start text:name="__RefHeading___Toc990_1286936116"/>Output format<text:bookmark-end text:name="__RefHeading___Toc990_1286936116"/></text:h>
      <text:p text:style-name="P16">The <text:span text:style-name="T56">r2q</text:span>.x code will produce an output file for every configuration. The output files will be named <text:span text:style-name="T56">$prefix.out (where $prefix is the value of the input variable prefix). It contains the following columns:</text:span></text:p>
      <text:p text:style-name="P20">1.<text:tab/>A progressive integer number</text:p>
      <text:p text:style-name="P20">2.<text:tab/>The length of the q-point path or, if computing over a grid the weight of the q-points</text:p>
      <text:p text:style-name="P20">3→5.<text:tab/>The coordinates of the q-point in units of <text:span text:style-name="T47">2</text:span><text:span text:style-name="T39">π</text:span><text:span text:style-name="T47">/alat</text:span></text:p>
      <text:p text:style-name="P20">6→5+3*nat.<text:line-break/><text:tab/>The phonon frequencies in cm<text:span text:style-name="T1">-1</text:span>.</text:p>
      <text:h text:style-name="Heading_20_3" text:outline-level="3"><text:bookmark-start text:name="__RefHeading___Toc992_1286936116"/><text:soft-page-break/><text:span text:style-name="T174">d3_</text:span>lw.x<text:bookmark-end text:name="__RefHeading___Toc992_1286936116"/></text:h>
      <text:p text:style-name="Text_20_body">This code can compute the intrinsic phonon-phonon interaction and the interaction of phonons with isotopic disorder and border scattering. It reads its input variables from the &amp;lwinput namelist and from the QPOINTS, CONFIGS and ISOTOPES lists, which are described in detail in their corresponding sections.</text:p>
      <text:h text:style-name="Heading_20_4" text:outline-level="4"><text:bookmark-start text:name="__RefHeading___Toc1062_1286936116"/>Namelist &amp;lwinput<text:bookmark-end text:name="__RefHeading___Toc1062_1286936116"/></text:h>
      <text:h text:style-name="Heading_20_5" text:outline-level="5"><text:bookmark-start text:name="__RefHeading___Toc1064_1286936116"/>calculation (CHARACTER, default: “lw”)<text:bookmark-end text:name="__RefHeading___Toc1064_1286936116"/></text:h>
      <text:p text:style-name="Text_20_body">The type of calculation t<text:span text:style-name="T45">o</text:span> perform, <text:span text:style-name="T45">it can take several different values:</text:span></text:p>
      <text:list xml:id="list756430553" text:style-name="L7">
        <text:list-item>
          <text:p text:style-name="P134">“l<text:span text:style-name="T122">w imag</text:span>” : compute the imaginary part of the self-energy, i.e. the phonon linewidth. In this mode the code will enforce conservation of energy with a Diract delta function approximated with a Gaussian function of width delta, read from the <text:span text:style-name="T122">CONFIGS</text:span> section.</text:p>
        </text:list-item>
        <text:list-item>
          <text:p text:style-name="P134">“<text:span text:style-name="T122">lw full</text:span>” : compute the entire self energy, the real part is the lineshift and the imaginary part is the linewidth. In this case the value of delta from the <text:span text:style-name="T122">CONFIGS</text:span> will be used as a regularization for the self-energy.</text:p>
        </text:list-item>
        <text:list-item>
          <text:p text:style-name="P134">“<text:span text:style-name="T122">spf full</text:span>” : compute the spectra function for a list of arbitrary enegies, provided by the input variables ne, de and e0 (see below)</text:p>
        </text:list-item>
        <text:list-item>
          <text:p text:style-name="P134">“<text:span text:style-name="T122">spf simple</text:span>” : simulate the spectral function as a superposition of Lorentzian functions centered around the phonon frequencies and appropriate width, see also ne, de and n0.</text:p>
        </text:list-item>
        <text:list-item>
          <text:p text:style-name="P134">“<text:span text:style-name="T122">final</text:span>”: decompose the <text:span text:style-name="T202">contribution to the </text:span>linewidth <text:span text:style-name="T203">to a specific </text:span>energy and q-point (specified with the <text:span text:style-name="T130">e_initial</text:span><text:span text:style-name="T203"> and </text:span><text:span text:style-name="T122">q_initial</text:span> keyword<text:span text:style-name="T203">s</text:span>) over the energy of the final states in the scattering process or over the final q, <text:span text:style-name="T202">or both (see </text:span><text:span text:style-name="T130">q_summed</text:span><text:span text:style-name="T144"> and </text:span><text:span text:style-name="T130">q_resolved</text:span><text:span text:style-name="T144">)</text:span>. <text:span text:style-name="T202">I</text:span>n the first case you must specify the range of final energies to consider with the <text:span text:style-name="T122">ne</text:span>, <text:span text:style-name="T122">de</text:span> and <text:span text:style-name="T122">e0</text:span> keywords; in the <text:span text:style-name="T202">second </text:span>case the <text:span text:style-name="T203">possible </text:span>final q-points will be read from the <text:span text:style-name="T122">QPOINTS</text:span> section.</text:p>
        </text:list-item>
      </text:list>
      <text:h text:style-name="Heading_20_5" text:outline-level="5"><text:bookmark-start text:name="__RefHeading___Toc1066_1286936116"/>prefix (CHARACTER, default: the value of calculation)<text:bookmark-end text:name="__RefHeading___Toc1066_1286936116"/></text:h>
      <text:p text:style-name="Text_20_body">The first part of the output file name, the file will be called “<text:span text:style-name="T28">prefix</text:span>.out”.</text:p>
      <text:h text:style-name="Heading_20_5" text:outline-level="5"><text:bookmark-start text:name="__RefHeading___Toc1068_1286936116"/>outdir (CHARACTER, default: “./”, i.e. the current directory)<text:bookmark-end text:name="__RefHeading___Toc1068_1286936116"/></text:h>
      <text:p text:style-name="Text_20_body">Location where the output file will be saved.</text:p>
      <text:h text:style-name="Heading_20_5" text:outline-level="5"><text:bookmark-start text:name="__RefHeading___Toc1070_1286936116"/>file_mat2 (CHARACTER, no default)<text:bookmark-end text:name="__RefHeading___Toc1070_1286936116"/></text:h>
      <text:p text:style-name="Text_20_body">The file of the 2<text:span text:style-name="T1">nd</text:span> order force constants, produced by thermal2 internal version of q2r.x</text:p>
      <text:h text:style-name="Heading_20_5" text:outline-level="5"><text:bookmark-start text:name="__RefHeading___Toc1072_1286936116"/>file_mat<text:span text:style-name="T45">3</text:span> (CHARACTER, no default)<text:bookmark-end text:name="__RefHeading___Toc1072_1286936116"/></text:h>
      <text:p text:style-name="Text_20_body">The file of the <text:span text:style-name="T45">3</text:span><text:span text:style-name="T4">rd</text:span><text:span text:style-name="T45"> </text:span>order force constants, produced by <text:span text:style-name="T45">qq2rr.x or asr3.x or sparse.x</text:span></text:p>
      <text:h text:style-name="Heading_20_5" text:outline-level="5"><text:bookmark-start text:name="__RefHeading___Toc1074_1286936116"/><text:soft-page-break/>asr2 (CHARACTER, default: “no”)<text:bookmark-end text:name="__RefHeading___Toc1074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76_1286936116"/>nq (INTEGER, <text:span text:style-name="T35">no </text:span>default)<text:bookmark-end text:name="__RefHeading___Toc1076_1286936116"/></text:h>
      <text:p text:style-name="Text_20_body">Number of q-points to read <text:span text:style-name="T35">(see below)</text:span></text:p>
      <text:h text:style-name="Heading_20_5" text:outline-level="5"><text:bookmark-start text:name="__RefHeading___Toc1078_1286936116"/>nconf <text:span text:style-name="T46">(INTEGER, no default)</text:span><text:bookmark-end text:name="__RefHeading___Toc1078_1286936116"/></text:h>
      <text:p text:style-name="Text_20_body">Number of configurations to read in the CONFIGS section, see the detailed description below.</text:p>
      <text:h text:style-name="Heading_20_5" text:outline-level="5"><text:bookmark-start text:name="__RefHeading___Toc1080_1286936116"/>nk (3x INTEGER, no default)<text:bookmark-end text:name="__RefHeading___Toc1080_1286936116"/></text:h>
      <text:p text:style-name="Text_20_body">The size of the grid used to integrate the phonon-phonon interaction processes.</text:p>
      <text:h text:style-name="Heading_20_5" text:outline-level="5"><text:bookmark-start text:name="__RefHeading___Toc1082_1286936116"/>grid_type (CHARACTER, default: “simple”)<text:bookmark-end text:name="__RefHeading___Toc1082_1286936116"/></text:h>
      <text:p text:style-name="P59">Set this to “<text:span text:style-name="T122">simple</text:span>” to use a regular unshifted grid in reciprocal space.</text:p>
      <text:p text:style-name="P70">Use "<text:span text:style-name="T122">random</text:span>" to use a grid shifted by a random vector; the random shift is not applied to the directions where there is only one k-point, i.e. if you have a NxMx1 grid, there will be no shift along z. Furthermore, in a CGP calculation the shift applied to the inner and outer grid will be the same, while in all other calculations, they will be independent. Using a random shifted grid, can easily reduce the number of points required for convergence by half in each direction, for a speed-up of 8 for linewidth calculations and 64 times for tk calculations; however, it will break symmetry, and give (slightly) different thermal conductivity for different directions, even in highly symmetric crystals. <text:span text:style-name="T173">See also </text:span><text:span text:style-name="T125">xk0</text:span><text:span text:style-name="T141"> to manually apply a grid shift.</text:span></text:p>
      <text:p text:style-name="P59"><text:span text:style-name="T163">Set t</text:span>o “<text:span text:style-name="T122">bz</text:span>” to use a <text:span text:style-name="T174">grid centered </text:span>in the Brillouin zone. Th<text:span text:style-name="T174">is option will</text:span> duplicate the points that are on the boundary of the <text:span text:style-name="T174">BZ</text:span> and assign them an appropriate integration weight. Using a BZ grid should eliminate a possible source of unwanted symmetry breaking, although it adds some complexity, <text:span text:style-name="T163">uses more points,</text:span> and its effectiveness is not evident in practice. <text:span text:style-name="T163">It can be useful for doing plots. </text:span>We recommend using “simple” <text:span text:style-name="T163">instead of “bz”, </text:span>unless you have some <text:span text:style-name="T163">specific reason</text:span>.</text:p>
      <text:h text:style-name="Heading_20_5" text:outline-level="5"><text:bookmark-start text:name="__RefHeading___Toc3142_922771208"/><text:span text:style-name="T172">x</text:span>k0 (3x REAL, default: 0,0,0)<text:bookmark-end text:name="__RefHeading___Toc3142_922771208"/></text:h>
      <text:p text:style-name="P69">A shift to apply to the grid of k-points, in units of half the lattice spacing; i.e. set it to (1,1,1) to have the Monkhorst-Pack shifted grid, any fractional values is allowed.</text:p>
      <text:h text:style-name="Heading_20_5" text:outline-level="5"><text:bookmark-start text:name="__RefHeading___Toc1084_1286936116"/>ne, de, e0 (INTEGER, REAL, REAL, in cm<text:span text:style-name="T1">-1</text:span> no default)<text:bookmark-end text:name="__RefHeading___Toc1084_1286936116"/></text:h>
      <text:p text:style-name="P60">When doing a Spectra<text:span text:style-name="T69">l</text:span> function <text:span text:style-name="T164">(d3_lw.x) </text:span>or Final state <text:span text:style-name="T164">(d3_lw.x ) or Joint-DOS (d3_r2q.x) calculation </text:span>you have to define an energy axis with these variables. The axis will include ne equally spaced points starting from e0 and up to e0+ne*de. </text:p>
      <text:h text:style-name="Heading_20_5" text:outline-level="5"><text:bookmark-start text:name="__RefHeading___Toc1086_1286936116"/><text:soft-page-break/>e_initial <text:span text:style-name="T47">(in cm</text:span><text:span text:style-name="T5">-1</text:span><text:span text:style-name="T47">, no default)</text:span><text:bookmark-end text:name="__RefHeading___Toc1086_1286936116"/></text:h>
      <text:p text:style-name="Text_20_body">When doing a Final state decomposition calculation, this is the energy of the initial state considered in the scattering process. If you want to consider a specific phonon mode, just enter its energy by hand, in cm<text:span text:style-name="T1">-1</text:span>.</text:p>
      <text:h text:style-name="Heading_20_5" text:outline-level="5"><text:bookmark-start text:name="__RefHeading___Toc1088_1286936116"/>q_initial <text:span text:style-name="T47">(3x REAL, in units of 2</text:span><text:span text:style-name="T39">π</text:span><text:span text:style-name="T47">/alat)</text:span><text:bookmark-end text:name="__RefHeading___Toc1088_1286936116"/></text:h>
      <text:p text:style-name="Text_20_body">As e_initial, specifies the initial q-point.</text:p>
      <text:h text:style-name="Heading_20_5" text:outline-level="5"><text:bookmark-start text:name="__RefHeading___Toc1090_1286936116"/>q_<text:span text:style-name="T197">summed</text:span> <text:span text:style-name="T47">(LOGICAL, default: false)</text:span><text:bookmark-end text:name="__RefHeading___Toc1090_1286936116"/></text:h>
      <text:p text:style-name="P169">When doing a <text:span text:style-name="T197">f</text:span>inal state calculation, <text:span text:style-name="T197">s</text:span>et to true <text:span text:style-name="T203">to project the infinitesimal contribution to the linewidth over the given final q-points, the energy dependence is integrated out. The analysis is performed over the q-points specified in the </text:span><text:span text:style-name="T124">QPOINTS</text:span><text:span text:style-name="T53"> section, you can use either a path or a grid, depending on the kind of plot you want. The full grid, specified by </text:span><text:span text:style-name="T130">nk</text:span><text:span text:style-name="T144">, will still be used to compute the linewidth, but te contribution will be projected to each q-point in the list with a Gaussian smearing given by </text:span><text:span text:style-name="T130">sigmaq</text:span><text:span text:style-name="T144">.</text:span></text:p>
      <text:p text:style-name="P169"><text:span text:style-name="T53">Note that even high-symmetry points can, and often do, decay toward lower symmetry points; a high-symmetry path can easily miss the most important final states. We recommend using a relatively coarse grid first, you will be able to spot the most favored points by sorting the output file. I.e. this command:</text:span></text:p>
      <text:p text:style-name="Code_20_Example"><text:span text:style-name="T53"><text:s/></text:span><text:span text:style-name="Source_20_Text"><text:span text:style-name="T53">sort -gk 5 final_T300_s1.out</text:span></text:span></text:p>
      <text:p text:style-name="P161"><text:span text:style-name="T197">will output as the final lines the most important decay processes. See also </text:span><text:span text:style-name="T128">sigmaq</text:span><text:span text:style-name="T142"> </text:span><text:span text:style-name="T143">and </text:span><text:span text:style-name="T129">q_resolved</text:span><text:span text:style-name="T143"> </text:span><text:span text:style-name="T144">and the output format.</text:span></text:p>
      <text:h text:style-name="P210" text:outline-level="5"><text:bookmark-start text:name="__RefHeading___Toc4060_2290593963"/>q_<text:span text:style-name="T197">resolved</text:span> <text:span text:style-name="T47">(LOGICAL, default: false)</text:span><draw:frame draw:style-name="fr3" draw:name="Image3" text:anchor-type="char" svg:x="4.4091in" svg:y="0.2929in" svg:width="2.4008in" svg:height="1.6154in" draw:z-index="2"><draw:image xlink:href="Pictures/1000000000000280000001E06D4AD1A56E1F7D72.png" xlink:type="simple" xlink:show="embed" xlink:actuate="onLoad"/></draw:frame><text:bookmark-end text:name="__RefHeading___Toc4060_2290593963"/></text:h>
      <text:p text:style-name="P162">As q_summed, but the energy dependence is not integrated out. The output file will <text:span text:style-name="T198">contain an analysis of the decay process as a function of the final state q-point and energy. Note that this file can be huge, and it is almost impossible to plot for an entire grid. Along a line, you can produce a color plot using this gnuplot command (assuming that the file freq.out contains the frequencies):</text:span></text:p>
      <text:p text:style-name="P178"><text:span text:style-name="T61">set palette defined (0  "</text:span><text:span text:style-name="T62">white</text:span><text:span text:style-name="T61">", 1  "</text:span><text:span text:style-name="T62">red</text:span><text:span text:style-name="T61">") </text:span><text:span text:style-name="T63"><text:line-break/></text:span><text:span text:style-name="T65">plot </text:span><text:span text:style-name="T63">"fs_qresolved_T</text:span><text:span text:style-name="T65">3</text:span><text:span text:style-name="T63">00_s</text:span><text:span text:style-name="T65">1</text:span><text:span text:style-name="T63">.out" u 1:2:6 w image, </text:span><text:span text:style-name="T65">\<text:line-break/> <text:s text:c="4"/></text:span><text:span text:style-name="T63">for [i=6:11] '</text:span><text:span text:style-name="T65">freq</text:span><text:span text:style-name="T63">.out' u 2:i w l lt -</text:span><text:span text:style-name="T65">1</text:span><text:span text:style-name="T63"> not</text:span></text:p>
      <text:p text:style-name="P163">See also <text:span text:style-name="T122">sigmaq</text:span><text:span text:style-name="T135"> </text:span><text:span text:style-name="T143">and </text:span><text:span text:style-name="T129">q_summed</text:span><text:span text:style-name="T143"> </text:span><text:span text:style-name="T144">and the output format.</text:span></text:p>
      <text:h text:style-name="P210" text:outline-level="5"><text:bookmark-start text:name="__RefHeading___Toc1092_1286936116"/><text:span text:style-name="T47">s</text:span>igmaq <text:span text:style-name="T47">(REAL, <text:s/>default: 0.1 in units of 2</text:span><text:span text:style-name="T39">π</text:span><text:span text:style-name="T47">/alat)</text:span><text:bookmark-end text:name="__RefHeading___Toc1092_1286936116"/></text:h>
      <text:p text:style-name="Text_20_body">Used in conjunction with <text:span text:style-name="T198">q_summed or </text:span>q_resolved to obtain a nice smooth plot over the q-points by convoluting it with a Gaussian function of width sigmaq. Set it to something of the order of the spacing between the q-points.</text:p>
      <text:h text:style-name="Heading_20_5" text:outline-level="5"><text:bookmark-start text:name="__RefHeading___Toc1094_1286936116"/><text:soft-page-break/>exp_t_factor (LOGICAL, default: false)<text:bookmark-end text:name="__RefHeading___Toc1094_1286936116"/></text:h>
      <text:p text:style-name="Text_20_body">UNTESTED/EXPERIMENTAL! When doing a spectra function calculation, add an elastic peak <text:s/>of equation (1 + f_bose(e,T)) / e) which should emulate the elastic peak of neutron spectroscopy.</text:p>
      <text:h text:style-name="P200" text:outline-level="5"><text:bookmark-start text:name="__RefHeading___Toc1096_1286936116"/>sort_<text:span text:style-name="T48">freq</text:span> (<text:span text:style-name="T187">CHARACTER</text:span>, default: <text:span text:style-name="T186">"default"</text:span>)<text:bookmark-end text:name="__RefHeading___Toc1096_1286936116"/></text:h>
      <text:p text:style-name="P84">When plotting the linewidth and frequencies along a path, there are several ways to order the frequencies and associated linewidth and shifted frequencies:</text:p>
      <text:list xml:id="list172319517279970" text:continue-list="list3318188677" text:style-name="L6">
        <text:list-item>
          <text:p text:style-name="P133">"<text:span text:style-name="T122">default</text:span><text:span text:style-name="T135">": keep the default order of increasing frequencies</text:span></text:p>
        </text:list-item>
        <text:list-item>
          <text:p text:style-name="P133"><text:span text:style-name="T135">"</text:span><text:span text:style-name="T122">overlap</text:span><text:span text:style-name="T135">": sort each point in order to maximize the overlap of each band polarization with the corresponding band at the previous point. This is the best choice for paths, but probably will not work for 2D or 3D grid plots</text:span></text:p>
        </text:list-item>
        <text:list-item>
          <text:p text:style-name="P133"><text:span text:style-name="T135">"</text:span><text:span text:style-name="T122">shifted</text:span><text:span text:style-name="T135">": sort in order of shifted frequencies, i.e. frequency+lineshift. It is only meaningful when doing a "lw full" calculation, it can help to have good quality plots when "overlap" fails.</text:span></text:p>
        </text:list-item>
      </text:list>
      <text:h text:style-name="Heading_20_5" text:outline-level="5"><text:bookmark-start text:name="__RefHeading___Toc1098_1286936116"/>isotopic_disorder (LOGICAL, default: false)<text:bookmark-end text:name="__RefHeading___Toc1098_1286936116"/></text:h>
      <text:p text:style-name="Text_20_body">Set this to true to include scattering from isotopic disorder. You will also have to specify the isotopic composition of every element in the system in the <text:span text:style-name="T122">ISOTOPES</text:span> section. NOTE: isotopes are only used for linewidth calculation, they are no used for spectral functions and final state decomposition.</text:p>
      <text:h text:style-name="Heading_20_5" text:outline-level="5"><text:bookmark-start text:name="__RefHeading___Toc1100_1286936116"/>casimir_scattering (LOGICAL, default: false)<text:bookmark-end text:name="__RefHeading___Toc1100_1286936116"/></text:h>
      <text:p text:style-name="Text_20_body">Set this variable to true to include scattering with boundary, treated with the Casimir formula. See the following variables for detail on how to specify the boundary structure. Casimi scattering is only applied to linewidth calculation, it has no effect on spectra function and final state calculations.</text:p>
      <text:h text:style-name="Heading_20_5" text:outline-level="5"><text:bookmark-start text:name="__RefHeading___Toc1104_1286936116"/>casimir_dir <text:span text:style-name="T48">(3x REAL, normalized, default: no direction)</text:span><text:bookmark-end text:name="__RefHeading___Toc1104_1286936116"/></text:h>
      <text:p text:style-name="P43">The direction in which Casimir scattering is prevalent. Set it to zero to consider omnidirectional scattering, i.e. scattering from grains, or to a specific direction to consider a wire. More complex geometries are not implemented yet, please let us know if you are interested.</text:p>
      <text:h text:style-name="P201" text:outline-level="5"><text:bookmark-start text:name="__RefHeading___Toc2238_1227642694"/>casimir_<text:span text:style-name="T113">length_au<text:tab/> (REAL, bohr, no default)</text:span><text:bookmark-end text:name="__RefHeading___Toc2238_1227642694"/></text:h>
      <text:h text:style-name="P201" text:outline-level="5"><text:bookmark-start text:name="__RefHeading___Toc2240_1227642694"/>casimir_<text:span text:style-name="T113">length_mu<text:tab/> (REAL, micrometers, no default)</text:span><text:bookmark-end text:name="__RefHeading___Toc2240_1227642694"/></text:h>
      <text:h text:style-name="P201" text:outline-level="5"><text:bookmark-start text:name="__RefHeading___Toc2242_1227642694"/>casimir_<text:span text:style-name="T113">length_mm (REAL, millimeters, no default)</text:span><text:bookmark-end text:name="__RefHeading___Toc2242_1227642694"/></text:h>
      <text:p text:style-name="P43"><text:span text:style-name="T113">The average scattering length in the Casimir model; you can specify only one of the three variables, according to the unit of measure you prefer. Note that the Caimir model also include a structure factor, usually set to 2, which is </text:span><text:span text:style-name="T31">not</text:span><text:span text:style-name="T113"> included in our implementation; you will have to include it directly in the gain size in input.</text:span></text:p>
      <text:h text:style-name="P201" text:outline-level="5"><text:bookmark-start text:name="__RefHeading___Toc1106_1286936116"/>max_second<text:span text:style-name="T131">s</text:span> (no default, in seconds)<text:line-break/>max_time (format hh.mmss)<text:bookmark-end text:name="__RefHeading___Toc1106_1286936116"/></text:h>
      <text:p text:style-name="Text_20_body">The maximum running time after which the code will stop, you can only set one of the two. Notice that <text:span text:style-name="T131">only tk.x includes a restart mechanism.</text:span></text:p>
      <text:h text:style-name="P182" text:outline-level="4"><text:bookmark-start text:name="__RefHeading___Toc994_1286936116"/><text:soft-page-break/>Output format<text:bookmark-end text:name="__RefHeading___Toc994_1286936116"/></text:h>
      <text:p text:style-name="P12">The lw.x code will produce an output file for every configuration. The output files will be named</text:p>
      <text:p text:style-name="P25">$prefix_T<text:span text:style-name="T102">$</text:span>XX_s<text:span text:style-name="T102">$</text:span>YY.out</text:p>
      <text:p text:style-name="P15">Where <text:span text:style-name="T30">$</text:span><text:span text:style-name="T28">XX</text:span> is the temperature in K<text:span text:style-name="T102">elvin</text:span> and <text:span text:style-name="T30">$</text:span><text:span text:style-name="T28">YY</text:span> the delta in cm<text:span text:style-name="T1">-1</text:span>. Each output file will contain a relatively large number of columns, depending on the calculation. </text:p>
      <text:p text:style-name="P21">NOTE: In <text:span text:style-name="T84">all of the following cases</text:span> case when specifying <text:span text:style-name="T122">QPOINTS</text:span> as “grid” or “bz”, the length of the path will actually be replaced by the weight of the point used to do an integral in reciprocal space.</text:p>
      <text:h text:style-name="P202" text:outline-level="5"><text:bookmark-start text:name="__RefHeading___Toc996_1286936116"/>Calculation “lw <text:span text:style-name="T50">imag</text:span>”<text:bookmark-end text:name="__RefHeading___Toc996_1286936116"/></text:h>
      <text:p text:style-name="Text_20_body"><text:span text:style-name="T67">Number of the column, or columns and its</text:span> and content:</text:p>
      <text:p text:style-name="P17">1.<text:tab/><text:tab/>A progressive integer number</text:p>
      <text:p text:style-name="P17">2.<text:tab/><text:tab/>The length of the q-point path (when doing a path)</text:p>
      <text:p text:style-name="P17"><text:tab/><text:tab/>or the weight of the q-point (when doing a grid calculation)</text:p>
      <text:p text:style-name="P167">3→5.<text:tab/><text:tab/>The coordinates of the q-point <text:span text:style-name="T199">in 2</text:span><text:span text:style-name="T200">π</text:span><text:span text:style-name="T199">/alat.</text:span></text:p>
      <text:p text:style-name="P12">6→5+3*nat.<text:tab/>The unperturbed phonon frequencies in cm<text:span text:style-name="T1">-1</text:span></text:p>
      <text:p text:style-name="P13">6+3*nat→<text:span text:style-name="T50">5+6*nat</text:span>.<text:tab/></text:p>
      <text:p text:style-name="P13"><text:tab/><text:tab/>The <text:span text:style-name="T50">linewidth (HWHM) </text:span>in cm<text:span text:style-name="T1">-1</text:span></text:p>
      <text:h text:style-name="Heading_20_5" text:outline-level="5"><text:bookmark-start text:name="__RefHeading___Toc998_1286936116"/>Calculation “lw full”:<text:bookmark-end text:name="__RefHeading___Toc998_1286936116"/></text:h>
      <text:p text:style-name="P14"><text:span text:style-name="T18">1</text:span><text:span text:style-name="T15">→</text:span><text:span text:style-name="T17">5+6*nat.<text:tab/></text:span><text:span text:style-name="T18">Same content as “lw imag”</text:span></text:p>
      <text:p text:style-name="P22">6+6*nat→5+8*nat.</text:p>
      <text:p text:style-name="P89"><text:span text:style-name="T15">The shifted phonon frequencies (i.e. frequency+shift) in cm</text:span><text:span text:style-name="T1">-1</text:span><text:span text:style-name="T15">. If the sort_shifted_q keyword was set to true, the shifted frequencies are sorted in increasing order and the corresponding linewidth are sorted accordingly. The unperturbed frequencies are left unchanged.</text:span></text:p>
      <text:h text:style-name="P203" text:outline-level="5"><text:bookmark-start text:name="__RefHeading___Toc1000_1286936116"/>Calculation “spf”:<text:bookmark-end text:name="__RefHeading___Toc1000_1286936116"/></text:h>
      <text:p text:style-name="P18"><text:span text:style-name="T54">1</text:span>.<text:tab/><text:tab/>The energy axis in cm-1</text:p>
      <text:p text:style-name="P17"><text:span text:style-name="T54">2</text:span>.<text:tab/><text:tab/>The length of the q-point path (when doing a path)</text:p>
      <text:p text:style-name="P17"><text:tab/><text:tab/>or the weight of the q-point (when doing a grid calculation)</text:p>
      <text:p text:style-name="P90"><text:span text:style-name="T55">3</text:span>.<text:tab/><text:tab/>The total spectral function in 1/<text:span text:style-name="T49">cm</text:span><text:span text:style-name="T6">-1</text:span></text:p>
      <text:p text:style-name="P14"><text:span text:style-name="T55">4</text:span>→<text:span text:style-name="T55">3</text:span>+3*nat.<text:tab/><text:span text:style-name="T51">Contribution to the spectral function from each band in 1/</text:span>cm<text:span text:style-name="T1">-1</text:span></text:p>
      <text:p text:style-name="P91">Note that the energ<text:span text:style-name="T52">y</text:span> axis cycles faster than the path length and there is a whitespace after each q-point which makes plotting with gnuplot “pm3d” style easy with this syntax <text:span text:style-name="T52">(column 3 is used twice, both for heigth and colour)</text:span>:</text:p>
      <text:p text:style-name="P91"><text:soft-page-break/>sp “file” u <text:span text:style-name="T54">1</text:span>:<text:span text:style-name="T54">2</text:span>:<text:span text:style-name="T54">3</text:span>:<text:span text:style-name="T54">3</text:span> w pm3d</text:p>
      <text:h text:style-name="P204" text:outline-level="5"><text:bookmark-start text:name="__RefHeading___Toc1002_1286936116"/>Calculation “final”:<text:bookmark-end text:name="__RefHeading___Toc1002_1286936116"/></text:h>
      <text:p text:style-name="P19"><text:span text:style-name="T54">1</text:span>.<text:tab/><text:tab/>The energy axis in cm-1</text:p>
      <text:p text:style-name="P91"><text:span text:style-name="T55">2</text:span>.<text:tab/><text:tab/>The <text:span text:style-name="T199">total final state weight</text:span> in 1/<text:span text:style-name="T49">cm</text:span><text:span text:style-name="T6">-1</text:span></text:p>
      <text:p text:style-name="P15"><text:span text:style-name="T55">3</text:span>→<text:span text:style-name="T55">2</text:span>+3*nat.<text:tab/><text:span text:style-name="T51">Contribution to the final state from each band in 1/</text:span>cm<text:span text:style-name="T1">-1</text:span></text:p>
      <text:h text:style-name="P205" text:outline-level="5"><text:bookmark-start text:name="__RefHeading___Toc1004_1286936116"/>Calculation “final”, <text:span text:style-name="T53">q_resolved TRUE</text:span>:<text:bookmark-end text:name="__RefHeading___Toc1004_1286936116"/></text:h>
      <text:p text:style-name="P166"><text:span text:style-name="T54">1</text:span>.<text:tab/><text:tab/>The energy axis in cm-1</text:p>
      <text:p text:style-name="P167">2.<text:tab/><text:tab/>The length of the q-point path (when doing a path, <text:span text:style-name="T199">units 2</text:span><text:span text:style-name="T200">π</text:span><text:span text:style-name="T199">/alat</text:span>)</text:p>
      <text:p text:style-name="P167"><text:tab/><text:tab/>or the weight of the q-point (when doing a grid calculation)</text:p>
      <text:p text:style-name="P167">3→5.<text:tab/><text:tab/>The coordinates of the q-point <text:span text:style-name="T199">in (2</text:span><text:span text:style-name="T200">π</text:span><text:span text:style-name="T199">/alat).</text:span></text:p>
      <text:p text:style-name="P168">6.<text:tab/><text:tab/>The infinitesimal contribution to the linewidth, as a function of energy and q <text:s/>(1/<text:span text:style-name="T49">cm</text:span><text:span text:style-name="T6">-1</text:span><text:span text:style-name="T15">)</text:span></text:p>
      <text:p text:style-name="P167"><text:span text:style-name="T199">7</text:span>→<text:span text:style-name="T199">6</text:span>+3*nat.<text:tab/><text:span text:style-name="T199">The infinitesimal contribution to the linewidth, decomposed by band (1/</text:span>cm<text:span text:style-name="T1">-1</text:span><text:span text:style-name="T25">)</text:span></text:p>
      <text:h text:style-name="P211" text:outline-level="5"><text:bookmark-start text:name="__RefHeading___Toc4062_2290593963"/>Calculation “final”, <text:span text:style-name="T53">q_summed TRUE</text:span>:<text:bookmark-end text:name="__RefHeading___Toc4062_2290593963"/></text:h>
      <text:p text:style-name="P167"><text:span text:style-name="T199">1</text:span>.<text:tab/><text:tab/>The length of the q-point path (when doing a path, <text:span text:style-name="T199">units 2</text:span><text:span text:style-name="T200">π</text:span><text:span text:style-name="T199">/alat</text:span>)</text:p>
      <text:p text:style-name="P167"><text:tab/><text:tab/>or the weight of the q-point (when doing a grid calculation)</text:p>
      <text:p text:style-name="P167"><text:span text:style-name="T199">2</text:span>→<text:span text:style-name="T199">4</text:span>.<text:tab/><text:tab/>The coordinates of the q-point <text:span text:style-name="T199">in (2</text:span><text:span text:style-name="T200">π</text:span><text:span text:style-name="T199">/alat).</text:span></text:p>
      <text:p text:style-name="P168">5.<text:tab/><text:tab/>The infinitesimal contribution to the linewidth from this q-<text:span text:style-name="T201">point</text:span> <text:s/>(1/<text:span text:style-name="T49">cm</text:span><text:span text:style-name="T6">-1</text:span><text:span text:style-name="T15">)</text:span></text:p>
      <text:p text:style-name="P167"><text:span text:style-name="T25">6→5+3*nat.<text:tab/>The infinitesimal contribution to the linewidth, <text:s/>decomposed by band (1/cm</text:span><text:span text:style-name="T14">-1</text:span><text:span text:style-name="T25">)</text:span></text:p>
      <text:h text:style-name="P123" text:outline-level="3"><text:bookmark-start text:name="__RefHeading___Toc1006_1286936116"/><text:span text:style-name="T174">d3_tk.x</text:span><text:bookmark-end text:name="__RefHeading___Toc1006_1286936116"/></text:h>
      <text:p text:style-name="P12">The <text:span text:style-name="Source_20_Text"><text:span text:style-name="T174">d3_</text:span></text:span><text:span text:style-name="Source_20_Text">tk.x</text:span> code can compute the thermal conductivity coefficient in the SMA or by exact diagonalization of the BTE. Most of its input variables are the same as <text:span text:style-name="Source_20_Text"><text:span text:style-name="T174">d3_</text:span></text:span><text:span text:style-name="Source_20_Text">lw.x</text:span>, we refer to the previous section for their description</text:p>
      <text:h text:style-name="Heading_20_4" text:outline-level="4"><text:bookmark-start text:name="__RefHeading___Toc1108_1286936116"/>Namelist &amp;tkinput<text:bookmark-end text:name="__RefHeading___Toc1108_1286936116"/></text:h>
      <text:p text:style-name="Text_20_body">Most of the variable used by <text:span text:style-name="Source_20_Text"><text:span text:style-name="T166">d3_</text:span></text:span><text:span text:style-name="Source_20_Text">tk.x</text:span> are also used for <text:span text:style-name="Source_20_Text"><text:span text:style-name="T166">d3_</text:span></text:span><text:span text:style-name="Source_20_Text">lw.x</text:span>. The following variables have the same meaning as in <text:span text:style-name="Source_20_Text"><text:span text:style-name="T166">d3_</text:span></text:span><text:span text:style-name="Source_20_Text">lw.x</text:span>:</text:p>
      <text:p text:style-name="P46"><text:bookmark-start text:name="__RefHeading___Toc1110_1286936116"/>outdir, prefix, file_mat2, file_mat3, asr2, <text:s/>nconf, nk, <text:span text:style-name="T114">grid_type, xk0, isotopic_disorder, casimir_scattering, casimir_direction, casimir_length_*</text:span><text:bookmark-end text:name="__RefHeading___Toc1110_1286936116"/></text:p>
      <text:p text:style-name="Text_20_body"><text:span text:style-name="T70">The following variables are specific of </text:span><text:span text:style-name="Source_20_Text"><text:span text:style-name="T70">d3_tk.x</text:span></text:span>.</text:p>
      <text:h text:style-name="Heading_20_5" text:outline-level="5"><text:bookmark-start text:name="__RefHeading___Toc6454_1980146352"/><text:soft-page-break/>calculation (CHARACTER, default: “sma”)<text:bookmark-end text:name="__RefHeading___Toc6454_1980146352"/></text:h>
      <text:p text:style-name="Text_20_body">Set this variable to “<text:span text:style-name="T122">sma</text:span>” to compute use the single mode approximation or to “<text:span text:style-name="T122">cgp</text:span>” to do an iterative diagonalization of the BTE with the Conjugate Gradient algorithm with preconditioning. Please note that “cgp” algorithm will also output the SMA thermal conductivity at its first iteration, but computed in a slightly different way which is slower but guarantees the phonon-phonon scattering matrix to be well defined and the functional to be minimized to be positive definite.</text:p>
      <text:p text:style-name="Text_20_body">Note that isotopic_disorder and casimir_scattering are properly implemented in <text:span text:style-name="T70">for both SMA and CGP calculations.</text:span></text:p>
      <text:h text:style-name="Heading_20_5" text:outline-level="5"><text:bookmark-start text:name="__RefHeading___Toc1112_1286936116"/>nk_in (3x INTEGER, default: <text:span text:style-name="T28">same value as nk</text:span>)<text:bookmark-end text:name="__RefHeading___Toc1112_1286936116"/></text:h>
      <text:p text:style-name="P71">When doing a “sma” calculation, the linewidth will be compute<text:span text:style-name="T172">d, for each point in the nk grid,</text:span> <text:span text:style-name="T172">integrating over </text:span>the nk_in grid. Thermal conductivity will then be integrated over the nk grid. In principle, there is no reason for the two grids to be identical, as one quantity could be harder to converge than the other. <text:span text:style-name="T172">W</text:span>hen doing a CGP calculation, <text:span text:style-name="T172">the inner and outer grids must be identical, </text:span>nk_in <text:span text:style-name="T172">will be ignored and nk used instead</text:span>.</text:p>
      <text:h text:style-name="P206" text:outline-level="5"><text:bookmark-start text:name="__RefHeading___Toc3144_922771208"/>grid_type_<text:span text:style-name="T172">in</text:span> (CHARACTER, default: <text:span text:style-name="T34">same value as grid_type</text:span>)<text:bookmark-end text:name="__RefHeading___Toc3144_922771208"/></text:h>
      <text:p text:style-name="P69">Same as <text:span text:style-name="T122">grid_type</text:span>, but applied to the inner grid. Ignored for ‘cgp’ calculations.</text:p>
      <text:h text:style-name="P206" text:outline-level="5"><text:bookmark-start text:name="__RefHeading___Toc3146_922771208"/><text:span text:style-name="T172">x</text:span>k0_<text:span text:style-name="T172">in</text:span> (3x REAL, default: <text:span text:style-name="T34">same value as xk0</text:span>)<text:bookmark-end text:name="__RefHeading___Toc3146_922771208"/></text:h>
      <text:p text:style-name="P69">Same as <text:span text:style-name="T122">xk0</text:span>, but applied to the inner grid. Ignored for ‘cgp’ calculations.</text:p>
      <text:h text:style-name="Heading_20_5" text:outline-level="5"><text:bookmark-start text:name="__RefHeading___Toc6456_1980146352"/><text:span text:style-name="T86">thr_tk</text:span> (<text:span text:style-name="T86">REAL</text:span>, default: <text:span text:style-name="T86">1.d-4 W/mK</text:span>)<text:bookmark-end text:name="__RefHeading___Toc6456_1980146352"/></text:h>
      <text:p text:style-name="P37">Threshold on the <text:span text:style-name="T110">convergence of thermal conductivity the </text:span>of the CGP minimization when solving the BTE. <text:span text:style-name="T87">The default value should be enough to get the thermal conductivity with 4 or 5 significant digits.</text:span></text:p>
      <text:h text:style-name="Heading_20_5" text:outline-level="5"><text:bookmark-start text:name="__RefHeading___Toc6458_1980146352"/><text:span text:style-name="T87">niter_max </text:span>(<text:span text:style-name="T87">INTEGER</text:span>, default: <text:span text:style-name="T86">1000</text:span>)<text:bookmark-end text:name="__RefHeading___Toc6458_1980146352"/></text:h>
      <text:p text:style-name="P44">Maximum number of iteration of the CGP algorithm. Normally less than 100 iterations are needed.</text:p>
      <text:h text:style-name="Heading_20_5" text:outline-level="5"><text:bookmark-start text:name="__RefHeading___Toc6460_1980146352"/><text:span text:style-name="T114">restart </text:span>(<text:span text:style-name="T114">LOGICAL</text:span>, default: .<text:span text:style-name="T132">false.</text:span>)<text:bookmark-end text:name="__RefHeading___Toc6460_1980146352"/></text:h>
      <text:p text:style-name="P164"><text:span text:style-name="T133">Set this to true, when doing a CGP calculation, and the code will write to disk the state of the minimization at each iteration, it will then be able to restart from the last step. Set this to .false. will have two effects: 1) the code will ignore any restart information already present on disk and 2) the code will </text:span><text:span text:style-name="T32">not</text:span><text:span text:style-name="T98"> write restart information on disk. Restart information can take quite a bit of space for dense grids</text:span><text:span text:style-name="T99">.</text:span></text:p>
      <text:h text:style-name="Heading_20_5" text:outline-level="5"><text:bookmark-start text:name="__RefHeading___Toc4064_2290593963"/><text:span text:style-name="T99">v</text:span><text:span text:style-name="T96">olume_factor (REAL, default: 1)</text:span><text:span text:style-name="T101">]</text:span><text:bookmark-end text:name="__RefHeading___Toc4064_2290593963"/></text:h>
      <text:p text:style-name="P165"><text:span text:style-name="T101">An adimensional parameter to rescale the volume of the crystal unit cell. When studying a 2D material, it is useful to normalize the thermal conductivity with the volume of bulk, excluding the vacuum space left between periodic copies of the 2D slab. I.e. if the bulk material has an inter-layer spacing of H and you have built your 2D slab geometry with a vacuum distance V, you have to set volume_factor=H/V.</text:span></text:p>
      <text:h text:style-name="P183" text:outline-level="4"><text:bookmark-start text:name="__RefHeading___Toc2025_1533265364"/><text:soft-page-break/>Output format<text:bookmark-end text:name="__RefHeading___Toc2025_1533265364"/></text:h>
      <text:h text:style-name="Heading_20_5" text:outline-level="5"><text:bookmark-start text:name="__RefHeading___Toc2027_1533265364"/>SMA calculation<text:bookmark-end text:name="__RefHeading___Toc2027_1533265364"/></text:h>
      <text:p text:style-name="P41">When doing a SMA calculation the tk.x code will produce two output files:</text:p>
      <text:list xml:id="list132914552" text:style-name="L8">
        <text:list-item>
          <text:p text:style-name="P135">A file named<text:span text:style-name="T28"> $prefix.$grid_size.out</text:span><text:span text:style-name="T96">, where </text:span><text:span text:style-name="T28">$prefix</text:span><text:span text:style-name="T96"> is the input value of prefix and </text:span><text:span text:style-name="T28">$grid_size</text:span><text:span text:style-name="T96"> is the size of the integration grid (e.g. “20x20x20”). This file will contain one line per configuration, containing 1) the configuration number, 2) the value of sigma 3) the temperature 4-6) the diagonal elements of the thermal conductivity K</text:span><text:span text:style-name="Large_20_Subscript"><text:span text:style-name="T96">xx</text:span></text:span><text:span text:style-name="T96">, K</text:span><text:span text:style-name="Large_20_Subscript"><text:span text:style-name="T96">yy</text:span></text:span><text:span text:style-name="T96"> and K</text:span><text:span text:style-name="Large_20_Subscript"><text:span text:style-name="T96">zz</text:span></text:span><text:span text:style-name="T96"> 7-12) The off-diagonal elements of K, in this order: <text:s/>K</text:span><text:span text:style-name="Large_20_Subscript"><text:span text:style-name="T96">xy</text:span></text:span><text:span text:style-name="T96">, K</text:span><text:span text:style-name="Large_20_Subscript"><text:span text:style-name="T96">yz</text:span></text:span><text:span text:style-name="T96">, K</text:span><text:span text:style-name="Large_20_Subscript"><text:span text:style-name="T96">yz</text:span></text:span><text:span text:style-name="T42"> </text:span><text:span text:style-name="T19">,</text:span><text:span text:style-name="T42"> </text:span><text:span text:style-name="T96">K</text:span><text:span text:style-name="Large_20_Subscript"><text:span text:style-name="T96">yx</text:span></text:span><text:span text:style-name="T96">, K</text:span><text:span text:style-name="Large_20_Subscript"><text:span text:style-name="T96">zx</text:span></text:span><text:span text:style-name="T96">, K</text:span><text:span text:style-name="Large_20_Subscript"><text:span text:style-name="T96">zy</text:span></text:span><text:span text:style-name="T19">.</text:span></text:p>
        </text:list-item>
        <text:list-item>
          <text:p text:style-name="P135"><text:span text:style-name="T19">A file named lw.</text:span><text:span text:style-name="T22">$prefix.$grid_size.out</text:span><text:span text:style-name="T19">, same meaning as above, which contains a list of the q-points and the linewidth for each point and band.</text:span></text:p>
        </text:list-item>
      </text:list>
      <text:h text:style-name="Heading_20_5" text:outline-level="5"><text:bookmark-start text:name="__RefHeading___Toc2029_1533265364"/>CGP calculation<text:bookmark-end text:name="__RefHeading___Toc2029_1533265364"/></text:h>
      <text:p text:style-name="P42">When a CGP calculation several files are created: one with the results at the last iterations for all the configurations and one file for each configurations with the results at each iteration. <text:span text:style-name="T103">The thermal conductivity K is always in W/(m</text:span><text:span text:style-name="T104">·</text:span><text:span text:style-name="T103">K).</text:span></text:p>
      <text:list xml:id="list1066995957" text:style-name="L9">
        <text:list-item>
          <text:p text:style-name="P136">A file named <text:span text:style-name="T28">$prefix.$grid_size.out</text:span><text:span text:style-name="T96">, </text:span><text:span text:style-name="T97">where </text:span><text:span text:style-name="T29">$prefix</text:span><text:span text:style-name="T97"> is the input value of prefix and </text:span><text:span text:style-name="T29">$grid_size</text:span><text:span text:style-name="T97"> is the size of the integration grid (e.g. “20x20x20”). This file will contain </text:span><text:span text:style-name="T96">with the results from the last completed iteration of the code, </text:span><text:span text:style-name="T97">one line per configuration, containing 1) the configuration number, 2) the value of sigma 3) the temperature 4-6) the diagonal elements of the thermal conductivity K</text:span><text:span text:style-name="Large_20_Subscript"><text:span text:style-name="T97">xx</text:span></text:span><text:span text:style-name="T97">, K</text:span><text:span text:style-name="Large_20_Subscript"><text:span text:style-name="T97">yy</text:span></text:span><text:span text:style-name="T97"> and K</text:span><text:span text:style-name="Large_20_Subscript"><text:span text:style-name="T97">zz</text:span></text:span><text:span text:style-name="T97"> 7-12) The off-diagonal elements of K, in this order: <text:s/>K</text:span><text:span text:style-name="Large_20_Subscript"><text:span text:style-name="T97">xy</text:span></text:span><text:span text:style-name="T97">, K</text:span><text:span text:style-name="Large_20_Subscript"><text:span text:style-name="T97">yz</text:span></text:span><text:span text:style-name="T97">, K</text:span><text:span text:style-name="Large_20_Subscript"><text:span text:style-name="T97">yz</text:span></text:span><text:span text:style-name="T43"> </text:span><text:span text:style-name="T20">,</text:span><text:span text:style-name="T43"> </text:span><text:span text:style-name="T97">K</text:span><text:span text:style-name="Large_20_Subscript"><text:span text:style-name="T97">yx</text:span></text:span><text:span text:style-name="T97">, K</text:span><text:span text:style-name="Large_20_Subscript"><text:span text:style-name="T97">zx</text:span></text:span><text:span text:style-name="T97">, K</text:span><text:span text:style-name="Large_20_Subscript"><text:span text:style-name="T97">zy</text:span></text:span><text:span text:style-name="T20">.</text:span></text:p>
        </text:list-item>
        <text:list-item>
          <text:p text:style-name="P137"><text:span text:style-name="T20">A </text:span><text:span text:style-name="T19">file for </text:span><text:span text:style-name="T21">every input </text:span><text:span text:style-name="T19">configuration, named </text:span><text:span text:style-name="T22">$prefix.$grid_size_s$</text:span><text:span text:style-name="T23">XX</text:span><text:span text:style-name="T22">_T$</text:span><text:span text:style-name="T23">YY.out</text:span><text:span text:style-name="T21">, where </text:span><text:span text:style-name="T23">$XX</text:span><text:span text:style-name="T21"> is the smearing in cm</text:span><text:span text:style-name="T7">-1</text:span><text:span text:style-name="T21"> and </text:span><text:span text:style-name="T23">$YY</text:span><text:span text:style-name="T21"> is the temperature in Kelvin. A line is appended to each file at each iteration containing: </text:span><text:span text:style-name="T20">1) the </text:span><text:span text:style-name="T21">number of the iteration</text:span><text:span text:style-name="T20">, 2) the value of sigma 3) the temperature 4-6) the diagonal elements of the thermal conductivity K</text:span><text:span text:style-name="Large_20_Subscript"><text:span text:style-name="T97">xx</text:span></text:span><text:span text:style-name="T20">, K</text:span><text:span text:style-name="Large_20_Subscript"><text:span text:style-name="T97">yy</text:span></text:span><text:span text:style-name="T20"> and K</text:span><text:span text:style-name="Large_20_Subscript"><text:span text:style-name="T97">zz</text:span></text:span><text:span text:style-name="T20"> 7-12) The off-diagonal elements of K, in this order: <text:s/>K</text:span><text:span text:style-name="Large_20_Subscript"><text:span text:style-name="T97">xy</text:span></text:span><text:span text:style-name="T20">, K</text:span><text:span text:style-name="Large_20_Subscript"><text:span text:style-name="T97">yz</text:span></text:span><text:span text:style-name="T20">, K</text:span><text:span text:style-name="Large_20_Subscript"><text:span text:style-name="T97">yz</text:span></text:span><text:span text:style-name="T43"> </text:span><text:span text:style-name="T20">,</text:span><text:span text:style-name="T43"> </text:span><text:span text:style-name="T20">K</text:span><text:span text:style-name="Large_20_Subscript"><text:span text:style-name="T97">yx</text:span></text:span><text:span text:style-name="T20">, K</text:span><text:span text:style-name="Large_20_Subscript"><text:span text:style-name="T97">zx</text:span></text:span><text:span text:style-name="T20">, K</text:span><text:span text:style-name="Large_20_Subscript"><text:span text:style-name="T97">zy</text:span></text:span><text:span text:style-name="T20">.</text:span></text:p>
        </text:list-item>
      </text:list>
      <text:h text:style-name="P119" text:outline-level="3"><text:bookmark-start text:name="__RefHeading___Toc1008_1286936116"/>QPOINTS<text:bookmark-end text:name="__RefHeading___Toc1008_1286936116"/></text:h>
      <text:p text:style-name="P6">The “QPOINTS” card instruct the code to start reading a list of nq q-points, nq has been previously entered in the namelist. On the same line as QPOINTS thre optional keywords can be present:</text:p>
      <text:h text:style-name="Heading_20_5" text:outline-level="5"><text:bookmark-start text:name="__RefHeading___Toc1114_1286936116"/>cartesian (DEFAULT)<text:bookmark-end text:name="__RefHeading___Toc1114_1286936116"/></text:h>
      <text:p text:style-name="Text_20_body">The points will be specified on Cartesian axis in units of 2<text:span text:style-name="T37">π</text:span>/alat, where alat is the lattice parameter. This is the default behavior of the code and is equivalent to no<text:span text:style-name="T180">t</text:span> specifying any keyword.</text:p>
      <text:h text:style-name="Heading_20_5" text:outline-level="5"><text:bookmark-start text:name="__RefHeading___Toc1116_1286936116"/>crystal<text:bookmark-end text:name="__RefHeading___Toc1116_1286936116"/></text:h>
      <text:p text:style-name="Text_20_body">The points are going to be specified on the basis of the reciprocal lattice vectors.</text:p>
      <text:p text:style-name="P75"><text:soft-page-break/><text:span text:style-name="T40">In the default, “</text:span><text:span text:style-name="T126">cartesian</text:span><text:span text:style-name="T40">” and “</text:span><text:span text:style-name="T126">crystal</text:span><text:span text:style-name="T40">” cases, the code will now start reading the q-points, one per line. After the q-point cooordinates, each line can optionally include an integer number, </text:span><text:span text:style-name="Source_20_Text"><text:span text:style-name="T40">np</text:span></text:span><text:span text:style-name="T40">, which instructs the code to make a straight path from the previous point to this one formed by </text:span><text:span text:style-name="Source_20_Text"><text:span text:style-name="T40">np+1</text:span></text:span><text:span text:style-name="T40"> points.</text:span></text:p>
      <text:p text:style-name="P75"><text:span text:style-name="T181">The code will also compute the total length of the path along the q-points. This length is printed in the output file (usually, 2</text:span><text:span text:style-name="T12">nd</text:span><text:span text:style-name="T181"> column) and is useful for plotting. </text:span></text:p>
      <text:p text:style-name="P75"><text:span text:style-name="T181">You can use the special value -1 for </text:span><text:span text:style-name="Source_20_Text"><text:span text:style-name="T40">np</text:span></text:span>, <text:span text:style-name="T180">to reset the length of the path at a certain point. The </text:span><text:span text:style-name="Source_20_Text"><text:span text:style-name="T180">d3_lw.x</text:span></text:span><text:span text:style-name="T180"> code will also perform a special action depending on the context:</text:span></text:p>
      <text:list xml:id="list2601343637" text:style-name="L10">
        <text:list-item>
          <text:p text:style-name="P139">When doing a linewidth calculation: print an empty line (useful for gnuplot 3D plots).</text:p>
        </text:list-item>
        <text:list-item>
          <text:p text:style-name="P138"><text:span text:style-name="T181">When doing a spectra function calculation: continue writing to a new output file, which will have “</text:span><text:span text:style-name="Source_20_Text"><text:span text:style-name="T180">_pN</text:span></text:span><text:span text:style-name="T180">” appended to its name; </text:span><text:span text:style-name="Source_20_Text"><text:span text:style-name="T180">N</text:span></text:span><text:span text:style-name="T180"> is a number increasing at each path reset.</text:span></text:p>
        </text:list-item>
      </text:list>
      <text:p text:style-name="P76">If two co<text:span text:style-name="T191">n</text:span>secutive points in the list are equivalent minus a G-vector, and if the latter has no np, or np=1, then the two points are added to the list with the same path length. This allows one to jump between equivalent point without having a discontinuity in the plot.</text:p>
      <text:p text:style-name="P77"><text:span text:style-name="T191">Another special value is</text:span> the special value <text:span text:style-name="Source_20_Text">np=0</text:span> skips the point, <text:span text:style-name="T191">but puts in in the list as null "previous point". I.e. the path will continue from the next point, as if the null point was the previous one. This allows to introduce a discontinuity in the path without resetting the length.</text:span></text:p>
      <text:h text:style-name="P207" text:outline-level="5"><text:bookmark-start text:name="__RefHeading___Toc3289_5588733"/>grid<text:bookmark-end text:name="__RefHeading___Toc3289_5588733"/></text:h>
      <text:p text:style-name="P73">Only used by the lw.x code when the calculation type is “grid”. On the next line the code will try to read three integer numbers, NQX, NQY and NQZ, which will define the dimension of the grid.</text:p>
      <text:h text:style-name="P207" text:outline-level="5"><text:bookmark-start text:name="__RefHeading___Toc1120_1286936116"/>bz<text:bookmark-end text:name="__RefHeading___Toc1120_1286936116"/></text:h>
      <text:p text:style-name="P73">Equivalent to “grid” but the grid will be translated in the Brillouin zone (i.e. the Wigner-Seitz cell of the reciprocal lattice), points on the boundaries will be duplicated to all the equivalent ones.</text:p>
      <text:p text:style-name="P74">If you specify <text:span text:style-name="T122">grid</text:span> or <text:span text:style-name="T122">bz</text:span><text:span text:style-name="T135">, you can add, on the same line, a vector by which the grid will be shifted. The vector is in units of hals the grid spacing, i.e. a value of 1 indicates the standard Monkhorst-Pack shift, you can use any value.</text:span></text:p>
      <text:h text:style-name="P184" text:outline-level="4"><text:bookmark-start text:name="__RefHeading___Toc1010_1286936116"/>Examples<text:bookmark-end text:name="__RefHeading___Toc1010_1286936116"/></text:h>
      <text:p text:style-name="P62">Select the Γ point (000) and the X point (001) in a cubic lattice:</text:p>
      <text:p text:style-name="P107">QPOINTS<text:line-break/> <text:span text:style-name="T192">2</text:span><text:line-break/>0.0 0.0 0.0<text:line-break/>0.0 0.0 1.0 </text:p>
      <text:p text:style-name="P61">Make a path K→ <text:span text:style-name="T183">Γ</text:span> → M in a hexagonal lattice, the path will include a total of 41 points:</text:p>
      <text:p text:style-name="Code_20_Example">QPOINTS<text:line-break/> <text:span text:style-name="T192">3</text:span><text:line-break/>0.0 0.<text:span text:style-name="T38">33333</text:span> 0.<text:span text:style-name="T38">33333</text:span><text:line-break/><text:soft-page-break/>0.0 0.0 <text:span text:style-name="T38">0.0 <text:s text:c="2"/>20<text:line-break/>0.0 0.0 0.5 <text:s text:c="2"/>20</text:span></text:p>
      <text:p text:style-name="P65">Make a <text:span text:style-name="T193">line</text:span> K→ <text:span text:style-name="T183">Γ</text:span> <text:span text:style-name="T193">and then </text:span>M→ <text:span text:style-name="T183">Γ</text:span> <text:span text:style-name="T193">(</text:span>in a hexagonal lattice<text:span text:style-name="T193">)</text:span>, the path will include a total of <text:span text:style-name="T193">82</text:span> points:</text:p>
      <text:p text:style-name="P110">QPOINTS <text:line-break/> <text:span text:style-name="T192">4</text:span><text:line-break/>0.0 0.<text:span text:style-name="T38">33333</text:span> 0.<text:span text:style-name="T38">33333</text:span><text:line-break/>0.0 0.0 <text:span text:style-name="T38">0.0 <text:s text:c="2"/>20<text:line-break/>0.0 0.0 0.5 <text:s text:c="2"/>0<text:line-break/></text:span>0.0 0.0 <text:span text:style-name="T38">0.0 <text:s text:c="2"/>20</text:span></text:p>
      <text:p text:style-name="P65">Make a 10 x 10 x 10 points grid</text:p>
      <text:p text:style-name="Code_20_Example">QPOINTS grid<text:line-break/>10 10 10</text:p>
      <text:p text:style-name="P63">Make a 10 x 10 x <text:span text:style-name="T179">1 points grid, shifted in the plane 10 x 10, but not along the third direction.</text:span></text:p>
      <text:p text:style-name="P107">QPOINTS grid <text:span text:style-name="T179">1 1 0</text:span><text:line-break/>10 10 <text:span text:style-name="T179">1</text:span></text:p>
      <text:p text:style-name="P64">Make <text:span text:style-name="T182">three parallel lines of 101 points each, reset the path length after each line</text:span></text:p>
      <text:p text:style-name="P108">QPOINTS<text:line-break/> <text:span text:style-name="T193">6</text:span><text:line-break/><text:span text:style-name="T182">0 0 <text:s text:c="2"/>0</text:span><text:line-break/><text:span text:style-name="T182">0 0 <text:s text:c="2"/>1 <text:s/>100<text:line-break/>0 0.1 0 <text:s/>-1<text:line-break/>0 0.1 1 <text:s/>00<text:line-break/>0 0.2 0 <text:s/>-1<text:line-break/>0 0.2 1 <text:s/>100</text:span></text:p>
      <text:h text:style-name="P120" text:outline-level="3"><text:bookmark-start text:name="__RefHeading___Toc1012_1286936116"/>CONFIGS<text:bookmark-end text:name="__RefHeading___Toc1012_1286936116"/></text:h>
      <text:p text:style-name="P81">The “CONFIGS” card instructs the code to start reading a list of <text:span text:style-name="T189">sigma</text:span> (in cm<text:span text:style-name="T1">-1</text:span>)/temperature (in K) configuration<text:span text:style-name="T189">s</text:span>. <text:span text:style-name="T189">Sigma</text:span> can be the width of a Gaussian smearing or the regularization of the self-energy, depending on the type of calculation. <text:span text:style-name="T189">Configurations can be specified as a list (default), or as a matrix. In the former case a simple list is expected; in the latter case the code reads two lists: one of <text:s/>sigma and one of T and generates all possible couples. </text:span></text:p>
      <text:h text:style-name="Heading_20_5" text:outline-level="5"><text:bookmark-start text:name="__RefHeading___Toc3665_2389539084"/>list<text:bookmark-end text:name="__RefHeading___Toc3665_2389539084"/></text:h>
      <text:p text:style-name="P81"><text:span text:style-name="T189">If you specify "</text:span><text:span text:style-name="Source_20_Text"><text:span text:style-name="T189">CONFIGS</text:span></text:span><text:span text:style-name="T189"> list" or just "</text:span><text:span text:style-name="Source_20_Text"><text:span text:style-name="T189">CONFIGS</text:span></text:span><text:span text:style-name="T189">", t</text:span>he number of configuration<text:span text:style-name="T189">s "</text:span><text:span text:style-name="Source_20_Text"><text:span text:style-name="T189">nconf</text:span></text:span><text:span text:style-name="T189">"</text:span> is <text:span text:style-name="T189">expected on the next line (deprecated: you can also use </text:span>the <text:span text:style-name="Source_20_Text">nconf</text:span> variable in the namelist<text:span text:style-name="T189">)</text:span>. <text:span text:style-name="T189">Afterwards, the code will read </text:span><text:span text:style-name="Source_20_Text"><text:span text:style-name="T189">nconf</text:span></text:span><text:span text:style-name="T189"> lines, and expects a couple "</text:span><text:span text:style-name="Source_20_Text"><text:span text:style-name="T189">sigma T</text:span></text:span><text:span text:style-name="T189">" on each line. </text:span>If on a certain line only one number is present, the code assumes it to be a temperature and <text:span text:style-name="T189">it </text:span>reuse<text:span text:style-name="T189">s</text:span> the previous value of the delta.</text:p>
      <text:h text:style-name="Heading_20_5" text:outline-level="5"><text:bookmark-start text:name="__RefHeading___Toc3667_2389539084"/><text:soft-page-break/>matrix<text:bookmark-end text:name="__RefHeading___Toc3667_2389539084"/></text:h>
      <text:p text:style-name="P82">After "<text:span text:style-name="Source_20_Text">CONFIGS matrix</text:span>" the code will scan for the keyword "<text:span text:style-name="Source_20_Text">T</text:span>" ("<text:span text:style-name="Source_20_Text">sigma</text:span>"), <text:span text:style-name="T190">followed, on the same line, by </text:span>the number of temperatures (sigmas), <text:span text:style-name="T190">the default value of 1 is taken if missing. The code will the read, on the following lines, the </text:span>required values of temperature (sigma). See <text:span text:style-name="T190">also </text:span>the example below.</text:p>
      <text:h text:style-name="P185" text:outline-level="4"><text:bookmark-start text:name="__RefHeading___Toc1014_1286936116"/>Examples<text:bookmark-end text:name="__RefHeading___Toc1014_1286936116"/></text:h>
      <text:p text:style-name="P7">Select three configurations of increasing values of <text:span text:style-name="T189">sigma</text:span> and temperature:</text:p>
      <text:p text:style-name="P109">CONFIGS<text:line-break/> <text:span text:style-name="T189">3</text:span><text:line-break/>1.0 <text:s/>100<text:line-break/>2.0 <text:s/>200<text:line-break/>3.0 <text:s/>300</text:p>
      <text:p text:style-name="P7">Select five different temperatures, all with the same smearing of 1cm<text:span text:style-name="T1">-1</text:span><text:span text:style-name="T15">:</text:span></text:p>
      <text:p text:style-name="P109">CONFIGS<text:line-break/> <text:span text:style-name="T189">5</text:span><text:line-break/>1.0 <text:tab/>0<text:line-break/><text:tab/>100<text:line-break/><text:tab/>200<text:line-break/><text:tab/>300<text:line-break/><text:tab/>400</text:p>
      <text:p text:style-name="P8"><text:span text:style-name="T189">Build thirty configurations, from 10 values of temperature (K) and 3 smearings (</text:span>cm<text:span text:style-name="T1">-1</text:span><text:span text:style-name="T24">):</text:span></text:p>
      <text:p text:style-name="P109">CONFIGS <text:span text:style-name="T189">matrix<text:line-break/> <text:s/>T </text:span><text:s/><text:span text:style-name="T189">10<text:line-break/>10. 20. 50. 100. 200.<text:line-break/>300. 400. 500. 750. 1000.<text:line-break/></text:span> <text:span text:style-name="T189">sigma</text:span> <text:s/><text:span text:style-name="T189">3<text:line-break/>2.<text:line-break/>3.<text:line-break/>4.</text:span></text:p>
      <text:h text:style-name="P121" text:outline-level="3"><text:bookmark-start text:name="__RefHeading___Toc1016_1286936116"/>ISOTOPES<text:bookmark-end text:name="__RefHeading___Toc1016_1286936116"/></text:h>
      <text:p text:style-name="P9">After this car the code will read the information about the isotopic composition of all elements present in the calculation. This list will only be read if “isotopic_disorder” is set to true in the namelist.</text:p>
      <text:p text:style-name="P9">Each element, identified by its name, must appear in the same order as in the file of the force constants. The isotopic composition can be specified in several different ways.</text:p>
      <text:p text:style-name="P9">An isotopically pure element can be <text:span text:style-name="T44">specified either</text:span> by atomic number of the isotope <text:span text:style-name="T44">or by setting manually its mass in atomic mass units (i.e. mass of </text:span><text:span text:style-name="T3">12</text:span><text:span text:style-name="T44">C=12)</text:span>:</text:p>
      <text:h text:style-name="Heading_20_5" text:outline-level="5"><text:bookmark-start text:name="__RefHeading___Toc1122_1286936116"/><text:soft-page-break/>Xx N n<text:span text:style-name="Large_20_Subscript"><text:span text:style-name="T122">atm</text:span></text:span><text:bookmark-end text:name="__RefHeading___Toc1122_1286936116"/></text:h>
      <text:p text:style-name="Text_20_body"><text:span text:style-name="T15">Where Xx is the name of the element (e.g., H, Na, Cl), “N” is a keyword and n</text:span><text:span text:style-name="Large_20_Subscript">atm</text:span><text:span text:style-name="T15"> is the atomic number</text:span></text:p>
      <text:h text:style-name="Heading_20_5" text:outline-level="5"><text:bookmark-start text:name="__RefHeading___Toc1124_1286936116"/>Xx <text:span text:style-name="T44">M</text:span> <text:span text:style-name="T44">m</text:span><text:span text:style-name="Large_20_Subscript"><text:span text:style-name="T122">atm</text:span></text:span><text:bookmark-end text:name="__RefHeading___Toc1124_1286936116"/></text:h>
      <text:p text:style-name="Text_20_body"><text:span text:style-name="T15">Where Xx is the name of the element (e.g., H, Na, Cl), “</text:span><text:span text:style-name="T16">M</text:span><text:span text:style-name="T15">” is a keyword and </text:span><text:span text:style-name="T16">m</text:span><text:span text:style-name="Large_20_Subscript">atm</text:span><text:span text:style-name="T15"> is the atomic </text:span><text:span text:style-name="T16">mass</text:span></text:p>
      <text:p text:style-name="P10">If you wish to use the natural isotope concentration for an element you can use the following syntax:</text:p>
      <text:h text:style-name="Heading_20_5" text:outline-level="5"><text:bookmark-start text:name="__RefHeading___Toc1126_1286936116"/>Xx natural<text:bookmark-end text:name="__RefHeading___Toc1126_1286936116"/></text:h>
      <text:p text:style-name="P27">Where Xx is the name of the element and “natural” is a keyword. The natural isotope concentration is stored in the file nist_isotopes_db.f90 of the thermal2 distribution. It is obtained from the NIST online database, available <text:span text:style-name="T73">on the NIST website</text:span><text:span text:style-name="T73"><text:note text:id="ftn7" text:note-class="footnote"><text:note-citation>7</text:note-citation><text:note-body><text:p text:style-name="P27"><text:span text:style-name="T74"><text:s/></text:span><text:a xlink:type="simple" xlink:href="http://physics.nist.gov/cgi-bin/Compositions/stand_alone.pl?ele=&amp;all=all&amp;ascii=ascii&amp;isotype=some" text:style-name="Internet_20_link" text:visited-style-name="Visited_20_Internet_20_Link"><text:span text:style-name="T74">http://physics.nist.gov/cgi-bin/Comp</text:span></text:a><text:a xlink:type="simple" xlink:href="http://physics.nist.gov/cgi-bin/Compositions/stand_alone.pl?ele=&amp;all=all&amp;ascii=ascii&amp;isotype=some" text:style-name="Internet_20_link" text:visited-style-name="Visited_20_Internet_20_Link"><text:span text:style-name="T75">o</text:span></text:a><text:a xlink:type="simple" xlink:href="http://physics.nist.gov/cgi-bin/Compositions/stand_alone.pl?ele=&amp;all=all&amp;ascii=ascii&amp;isotype=some" text:style-name="Internet_20_link" text:visited-style-name="Visited_20_Internet_20_Link"><text:span text:style-name="T74">sitions/stand_alone.pl</text:span></text:a></text:p></text:note-body></text:note></text:span><text:span text:style-name="T73">.</text:span></text:p>
      <text:p text:style-name="P35">If you wish to set the isotope concentration by hand you can use the following syntax</text:p>
      <text:h text:style-name="Heading_20_5" text:outline-level="5"><text:bookmark-start text:name="__RefHeading___Toc1128_1286936116"/>Xx isotopes n<text:span text:style-name="Large_20_Subscript"><text:span text:style-name="T122">iso</text:span></text:span><text:bookmark-end text:name="__RefHeading___Toc1128_1286936116"/></text:h>
      <text:p text:style-name="P92"><text:s/>m<text:span text:style-name="Large_20_Subscript"><text:span text:style-name="T122">1</text:span></text:span> c<text:span text:style-name="Large_20_Subscript"><text:span text:style-name="T122">1</text:span></text:span><text:line-break/> …<text:line-break/> m<text:span text:style-name="Large_20_Subscript"><text:span text:style-name="T122">niso</text:span></text:span> c<text:span text:style-name="Large_20_Subscript"><text:span text:style-name="T122">niso</text:span></text:span></text:p>
      <text:p text:style-name="Text_20_body">Where Xx is the name of the element, “isotopes” is a keyword and n<text:span text:style-name="T41">iso</text:span> is the number of isotopes. You will then list the mass and concentration of each isotopes, on n<text:span text:style-name="T41">iso</text:span> separate lines.</text:p>
      <text:p text:style-name="Text_20_body"><text:span text:style-name="T117">Finally,</text:span> you can also specify directly the average mass for the element and its variance, which are the only two quantities that are actually used in the linewidth and thermal conductivity calculation. You can use the following syntax:</text:p>
      <text:h text:style-name="Heading_20_5" text:outline-level="5"><text:bookmark-start text:name="__RefHeading___Toc1130_1286936116"/>Xx manual gm gs<text:bookmark-end text:name="__RefHeading___Toc1130_1286936116"/></text:h>
      <text:p text:style-name="Text_20_body">Where Xx is the element name, “manual” is a keyword, gm is the average mass and gs is its variance <text:span text:style-name="T117">(both in Dalton units)</text:span>.</text:p>
      <text:h text:style-name="P186" text:outline-level="4"><text:bookmark-start text:name="__RefHeading___Toc1018_1286936116"/>Examples<text:bookmark-end text:name="__RefHeading___Toc1018_1286936116"/></text:h>
      <text:p text:style-name="P11">In the following example we will set Hydrogen isotopic concentration to 1) pure <text:span text:style-name="T15">one-proton </text:span>H 2) pure D<text:span text:style-name="T118">euterium</text:span> 3) 50% H and 50% D 4) <text:span text:style-name="T118">Hydrogen </text:span>natural concentration 5) set gm and gs manually</text:p>
      <text:p text:style-name="Code_20_Example"><text:span text:style-name="T45">H N 1<text:line-break/>H M </text:span>2.01410178<text:line-break/><text:span text:style-name="T45">H isotopes 2<text:line-break/><text:tab/>1.00000000 0.5<text:line-break/><text:tab/></text:span>2.01410178 <text:span text:style-name="T45">0.5<text:line-break/>H natural<text:line-break/>H manual 1.02 <text:s/>0.01</text:span></text:p>
      <text:h text:style-name="P126" text:outline-level="2"><text:bookmark-start text:name="__RefHeading___Toc2088_1142074149"/><text:soft-page-break/>Input Examples<text:bookmark-end text:name="__RefHeading___Toc2088_1142074149"/></text:h>
      <text:p text:style-name="P48">In the next sections you will find some example input files for the main codes of thermal2. You will find more examples, included a</text:p>
      <text:h text:style-name="P122" text:outline-level="3"><text:bookmark-start text:name="__RefHeading___Toc2090_1142074149"/><text:span text:style-name="T176">d3_</text:span>lw.x<text:bookmark-end text:name="__RefHeading___Toc2090_1142074149"/></text:h>
      <text:h text:style-name="Heading_20_4" text:outline-level="4"><text:bookmark-start text:name="__RefHeading___Toc2092_1142074149"/>Computing the linewidth of a single point<text:bookmark-end text:name="__RefHeading___Toc2092_1142074149"/></text:h>
      <text:p text:style-name="P28">This example input would compute the linewidth of q-point (1/3 1/3 0) in crystal <text:span text:style-name="T162">(aka fractional)</text:span> coordinates for 15 different values of temperature.</text:p>
      <text:p text:style-name="P93"><text:span text:style-name="T57">&amp;lwinput </text:span><text:line-break/> calculation = 'lw real' <text:line-break/> prefix="lw_rnozp" <text:line-break/><text:line-break/> ! file_mat2 = '../1l.FILDYN/mat2R.120ry.4.nozeu' <text:line-break/> file_mat2 = '../FILDYN/mat2R.8_nozeu' <text:line-break/> file_mat3 = '../FILD3DYN/mat3R.xxx_asr15_sparse' <text:line-break/> outdir <text:s text:c="3"/>= './' <text:line-break/> asr2 = 'simple' <text:line-break/> nconf = 1<text:span text:style-name="T76">5</text:span><text:line-break/> nk = 200,200,1 <text:line-break/> nq = <text:span text:style-name="T76">1</text:span><text:line-break/> sort_freq = <text:span text:style-name="T194">"overlap"</text:span><text:line-break/>/ <text:line-break/>CONFIGS <text:line-break/>2.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crystal <text:line-break/>0.33333333333 0.333333333333 0.0</text:p>
      <text:h text:style-name="Heading_20_4" text:outline-level="4"><text:bookmark-start text:name="__RefHeading___Toc2094_1142074149"/><text:soft-page-break/>Testing convergence with smearing and grid<text:bookmark-end text:name="__RefHeading___Toc2094_1142074149"/></text:h>
      <text:p text:style-name="P29">The following example is useful for testing the convergence of the linewidth calculation as a function of the smearing value. The input should be run several times replacing NK with increasing values. You can then collect the linewidth of a <text:span text:style-name="T78">band and plot a curve for every smearing as a function of the grid size.</text:span></text:p>
      <text:p text:style-name="P94"><text:span text:style-name="T57">&amp;lwinput </text:span><text:line-break/> calculation = 'lw <text:span text:style-name="T77">imag</text:span>' <text:line-break/> <text:span text:style-name="T77">prefix </text:span>= '<text:span text:style-name="T77">lw_NK</text:span>' <text:line-break/> file_mat2 = '../FILDYN/mat2R.100Ry.4' <text:line-break/> file_mat3 = '../FILD3DYN/mat3R_asr_sparse' <text:line-break/> outdir <text:s text:c="3"/>= './' <text:line-break/> asr2 = 'spread' <text:s/><text:line-break/> nconf = <text:span text:style-name="T77">7</text:span><text:line-break/> nk = <text:span text:style-name="T77">NK, NK, NK</text:span><text:line-break/> nq = 1<text:line-break/>/ <text:line-break/>CONFIGS <text:line-break/> <text:span text:style-name="T77">0.1 300<text:line-break/> 0.2 300<text:line-break/> 0.5 300<text:line-break/> 1.0 300<text:line-break/> 2.0 300<text:line-break/> 5.0 300<text:line-break/>10.0 300</text:span></text:p>
      <text:p text:style-name="P94">QPOINTS <text:line-break/>0 0 0</text:p>
      <text:p text:style-name="P30">You can the<text:span text:style-name="T119">n</text:span> extract the data with a script like this:</text:p>
      <text:p text:style-name="P100">#!/bin/bash</text:p>
      <text:p text:style-name="P95"><text:span text:style-name="T57">for smr in 0.1 0.2 0.5 1.0 2.0 5.0 10.0;do<text:line-break/><text:tab/>grep "^ *1 " lw_*s${smr}.out|</text:span><text:span text:style-name="T58">\<text:line-break/><text:tab/></text:span><text:span text:style-name="T57">awk '{print $1,$</text:span><text:span text:style-name="T59">(</text:span><text:span text:style-name="T58">NF-</text:span><text:span text:style-name="T59">2)</text:span><text:span text:style-name="T58">,$</text:span><text:span text:style-name="T59">(</text:span><text:span text:style-name="T58">NF-</text:span><text:span text:style-name="T59">1)</text:span><text:span text:style-name="T58">,$NF</text:span><text:span text:style-name="T57">}'|</text:span><text:span text:style-name="T58">\<text:line-break/><text:tab/></text:span><text:span text:style-name="T57">sed -re 's/lw_|_T|_s|.out|:/ <text:s/>/g' </text:span><text:span text:style-name="T58">|\<text:line-break/><text:tab/>sort -k 1n </text:span><text:span text:style-name="T57">&gt; s${smr}.dat;<text:line-break/>done</text:span></text:p>
      <text:p text:style-name="P31">And proceed to plot the curves included in the files s0.1.dat … s10.0.dat, e.g. with gnuplot.</text:p>
      <text:p text:style-name="P31"><draw:frame draw:style-name="fr1" draw:name="Image1" text:anchor-type="paragraph" svg:width="4.8827in" svg:height="3.748in" draw:z-index="0"><draw:image xlink:href="Pictures/1001C70000005B540000461CECCB617EF7F36E43.svg" xlink:type="simple" xlink:show="embed" xlink:actuate="onLoad"/><draw:image xlink:href="Pictures/10000201000003270000026B3E91F9B5F391B773.png" xlink:type="simple" xlink:show="embed" xlink:actuate="onLoad"/><svg:title>Qt SVG Document</svg:title><svg:desc>Generated with Qt</svg:desc></draw:frame><text:soft-page-break/>You see <text:span text:style-name="T79">that</text:span> larger <text:span text:style-name="T94">values of </text:span>smearing converge with smaller grids but not to exactly the same value <text:span text:style-name="T94">as </text:span>small<text:span text:style-name="T94">er</text:span> smearing. Using a smearing of the same order of magnitude as the average linewidth of the acoustic band is a good idea as the smearing can be identified with the intrinsic uncertainty of the phonon energy. An ideal procedure would use the actual linewidth <text:span text:style-name="T94">for the </text:span>smearing, but this should be done iteratively <text:span text:style-name="T94">which would be much more computationally expensive</text:span>. This scheme may eventually be implemented in the code if there is <text:span text:style-name="T94">enough </text:span>request.</text:p>
      <text:p text:style-name="P30">In brief: do not take a value too small for the smearing, something of the order of a cm<text:span text:style-name="T1">-1</text:span> is usually fine.</text:p>
      <text:h text:style-name="P187" text:outline-level="4"><text:bookmark-start text:name="__RefHeading___Toc2096_1142074149"/>Compute the linewidth along a path in the BZ<text:bookmark-end text:name="__RefHeading___Toc2096_1142074149"/></text:h>
      <text:p text:style-name="P93"><text:span text:style-name="T57">&amp;lwinput </text:span><text:line-break/> calculation = 'lw full'<text:line-break/> file_mat2 = 'mat2R' <text:line-break/> file_mat3 = 'mat3R.xxx_asr_sparse' <text:line-break/> outdir <text:s text:c="3"/>= './' <text:line-break/> asr2 = 'spread' <text:line-break/> nconf = 15 <text:line-break/> nk = 100,100,10 <text:line-break/> nq = 5 <text:line-break/> sort_shifted_freq = .true. <text:line-break/>/ <text:line-break/>CONFIGS <text:line-break/>5.0 <text:s text:c="4"/>0 <text:line-break/> <text:s text:c="6"/>10 <text:line-break/> <text:s text:c="6"/>50 <text:line-break/> <text:s text:c="6"/>100 <text:line-break/> <text:s text:c="6"/>150 <text:line-break/> <text:s text:c="6"/>200 <text:line-break/><text:soft-pag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text:line-break/>0 0 0 <text:line-break/>0.5 0.0 0.0 100 <text:line-break/>0.33333333333 0.333333333333 0.0 74 <text:line-break/>0.0 0.0 0.0 94 <text:line-break/>0.0 0.0 0.5 25</text:p>
      <text:h text:style-name="P188" text:outline-level="4"><text:bookmark-start text:name="__RefHeading___Toc2098_1142074149"/>Compute the spectral function along a path<text:bookmark-end text:name="__RefHeading___Toc2098_1142074149"/></text:h>
      <text:p text:style-name="P32">Spectral function calculations are not as well optimized as linewidth ones and can be <text:span text:style-name="T184">much </text:span>more memory intensive. <text:span text:style-name="T184">If you are running out of memory, d</text:span>o not use more configuration that necessary, especially if running on massive parallel machines such as IBM BlueGENE.</text:p>
      <text:p text:style-name="P96"><text:span text:style-name="T57">&amp;lwinput </text:span><text:line-break/> calculation = '<text:span text:style-name="T80">spf</text:span>'<text:line-break/> file_mat2 = 'mat2R' <text:line-break/> file_mat3 = 'mat3R.xxx_asr_sparse' <text:line-break/> outdir <text:s text:c="3"/>= './' <text:line-break/> asr2 = 'spread' <text:line-break/> nconf = 1<text:line-break/> nk = 100,100,10 <text:line-break/> nq = 5 </text:p>
      <text:p text:style-name="P96"><text:s/><text:span text:style-name="T80">ne = 500<text:line-break/> de = 1.0</text:span><text:line-break/>/ <text:line-break/>CONFIGS <text:line-break/>5.0 <text:s text:c="4"/><text:span text:style-name="T80">300</text:span> <text:line-break/>QPOINTS <text:line-break/>0 0 0 <text:line-break/>0.5 0.0 0.0 100 <text:line-break/>0.33333333333 0.333333333333 0.0 74 <text:line-break/>0.0 0.0 0.0 94 <text:line-break/>0.0 0.0 0.5 25</text:p>
      <text:p text:style-name="P32">You can obtain a color plot <text:span text:style-name="T178">like </text:span>those <text:span text:style-name="T81">of</text:span> ref. <text:span text:style-name="T177">5</text:span> with this gnuplot script:</text:p>
      <text:p text:style-name="P102"><text:span text:style-name="T61">set log cb </text:span><text:span text:style-name="T63"><text:line-break/>splot 'spf_full_T300_s0.3.out' u 1:2:3 w </text:span><text:span text:style-name="T64">image</text:span></text:p>
      <text:h text:style-name="Heading_20_4" text:outline-level="4"><text:bookmark-start text:name="__RefHeading___Toc6462_1980146352"/><text:soft-page-break/>Compute the final state decomposition<text:bookmark-end text:name="__RefHeading___Toc6462_1980146352"/></text:h>
      <text:p text:style-name="P93"><text:span text:style-name="T57">&amp;lwinput </text:span><text:line-break/> calculation = 'final' <text:line-break/> file_mat2 = 'T_295K/mat2R' <text:line-break/> file_mat3 = '../mat3R_asr' <text:line-break/> outdir <text:s text:c="3"/>= 'T_295K/' <text:line-break/> asr2 = "<text:span text:style-name="T81">simple"</text:span><text:line-break/> nconf = 3 <text:line-break/> nk = <text:s/>20, 20, 20 <text:line-break/> nq = <text:span text:style-name="T81">1 ! actually unused</text:span><text:line-break/> e_initial = 490.80 <text:line-break/> q_initial = -0.5, 0.0, 0.0 <text:line-break/> ne =201 <text:line-break/> de = 3.5 <text:line-break/> e0 = 0. <text:line-break/>/ <text:line-break/>CONFIGS <text:line-break/> 5 <text:s text:c="5"/>295 <text:line-break/>10 <text:s text:c="5"/>295 <text:line-break/>20 <text:s text:c="5"/>295 <text:line-break/>QPOINTS <text:line-break/>0.0 0.0 0.0</text:p>
      <text:h text:style-name="P189" text:outline-level="4"><text:bookmark-start text:name="__RefHeading___Toc2102_1142074149"/><text:span text:style-name="T92">Color-map </text:span>plot of the LW in the BZ <text:span text:style-name="T92">(2D systems)</text:span><text:bookmark-end text:name="__RefHeading___Toc2102_1142074149"/></text:h>
      <text:p text:style-name="P36">In bidimensional materials it can be interesting to plot the linewidth of a certain band over the entire Brillouin zone. In a 3D materials, it is more tricky to get a nice picture, the possibility to <text:span text:style-name="T93">automatically compute a 2D</text:span> slice <text:span text:style-name="T93">of a</text:span> 3D BZ may be added in the future, if there is request.</text:p>
      <text:p text:style-name="P93"><text:span text:style-name="T57">&amp;lwinput </text:span><text:line-break/> calculation = 'lw full' <text:line-break/> prefix="lw_2d" <text:line-break/> file_mat2 = '../../1l.FILDYN/mat2R.4.vac.nozeu' <text:line-break/> file_mat3 = '../../1l.FILD3DYN/mat3R.xxx_asr_sparse' <text:line-break/> outdir <text:s text:c="3"/>= './' <text:line-break/> asr2 = 'spread'<text:line-break/> nconf = 1 <text:line-break/> nk = <text:span text:style-name="T83">2</text:span>0,<text:span text:style-name="T83">2</text:span>0,1 <text:line-break/> sort_shifted_freq = .false. <text:line-break/>/ <text:line-break/>CONFIGS <text:line-break/>1.0 <text:s text:c="3"/>300<text:line-break/>QPOINTS bz <text:line-break/> 5<text:span text:style-name="T83">0</text:span> 5<text:span text:style-name="T83">0</text:span> 1<text:line-break/></text:p>
      <text:p text:style-name="Text_20_body">You can than plot the resulting file with <text:span text:style-name="T82">a </text:span>gnuplot command <text:span text:style-name="T82">like this (you will have to tune the pointsize and of course select the correct band to plot)</text:span>:</text:p>
      <text:p text:style-name="P101"><text:soft-page-break/>p 'lw_2d.50x50x1@bz_T300_s10.out' u 3:4:<text:span text:style-name="T184">12</text:span> w points palette pt 7 pointsize 1.7 not</text:p>
      <text:p text:style-name="P78">This is an example from graphene (done using 128x128 BZ-centered points):</text:p>
      <text:h text:style-name="Heading_20_3" text:outline-level="3"><draw:frame draw:style-name="fr2" draw:name="Image2" text:anchor-type="paragraph" svg:y="0.1327in" svg:width="5.2693in" svg:height="3.9882in" draw:z-index="1"><draw:image xlink:href="Pictures/1000000000000280000001E0E2CE13BD3F7860A7.png" xlink:type="simple" xlink:show="embed" xlink:actuate="onLoad"/></draw:frame><text:bookmark-start text:name="__RefHeading___Toc2031_1533265364"/><text:span text:style-name="T176">d3_tk</text:span>.x<text:bookmark-end text:name="__RefHeading___Toc2031_1533265364"/></text:h>
      <text:h text:style-name="P190" text:outline-level="4"><text:bookmark-start text:name="__RefHeading___Toc2244_1227642694"/>Compute the <text:span text:style-name="T107">SMA </text:span>solution of the BT<text:span text:style-name="T107">E</text:span><text:bookmark-end text:name="__RefHeading___Toc2244_1227642694"/></text:h>
      <text:p text:style-name="P40">The following input file computes the thermal conductivity <text:span text:style-name="T108">in the Single-Mode Approximation</text:span>. <text:span text:style-name="T106">This example uses a finer grid of 24x24x24 q-points to compute the phonon lifetime on a grid of 12x12x12 points, which is integrated to compute the thermal conductivity. Furthermore, the natural isotopic distribution of Silicon is used.</text:span></text:p>
      <text:p text:style-name="P98"><text:span text:style-name="T60">&amp;tkinput </text:span><text:span text:style-name="T94"><text:line-break/> calculation = 'sma' <text:line-break/> prefix="tk"<text:line-break/> file_mat2 = './mat2R' <text:line-break/> file_mat3 = './FILD3DYN/mat3R.asr.sparse' <text:line-break/> outdir <text:s text:c="3"/>= './' <text:line-break/> asr2 = 'simple' <text:line-break/> nconf = 1<text:line-break/> nk <text:s text:c="3"/>= 12,12,12<text:line-break/> nk_in = 24,24,24<text:line-break/> casimir_scattering=.false. <text:line-break/> isotopic_disorder =.true.<text:line-break/>/ <text:line-break/></text:span><text:soft-page-break/><text:span text:style-name="T94">CONFIGS <text:line-break/>5.0 <text:s text:c="3"/>10 </text:span></text:p>
      <text:p text:style-name="P99"><text:span text:style-name="T94">IS</text:span>OTOPES <text:line-break/> Si natural</text:p>
      <text:h text:style-name="P191" text:outline-level="4"><text:bookmark-start text:name="__RefHeading___Toc2246_1227642694"/>Compute the exact solution of the BTE<text:bookmark-end text:name="__RefHeading___Toc2246_1227642694"/></text:h>
      <text:p text:style-name="P39">The following input file computes the thermal conductivity solving the BTE <text:span text:style-name="T188">by functional minimization</text:span>. <text:span text:style-name="T106">This example also includes border scattering on grains of 1 micrometer average size.</text:span></text:p>
      <text:p text:style-name="P97"><text:span text:style-name="T57">&amp;tkinput </text:span><text:line-break/> calculation = 'cgp' <text:line-break/> prefix="tk"<text:line-break/> file_mat2 = './mat2R' <text:line-break/> file_mat3 = './FILD3DYN/mat3R.asr.sparse' <text:line-break/> outdir <text:s text:c="3"/>= './' <text:line-break/> asr2 = 'simple' <text:line-break/> nconf = <text:span text:style-name="T94">9</text:span><text:line-break/> nk = <text:span text:style-name="T94">24</text:span>,<text:span text:style-name="T94">24</text:span>,<text:span text:style-name="T94">24</text:span><text:line-break/> niter_max = <text:span text:style-name="T94">100</text:span><text:line-break/> thr_tk = 1.d-<text:span text:style-name="T95">4</text:span><text:line-break/> casimir_scattering=.true. <text:line-break/> casimir_length_mu = 1.0 <text:line-break/>/ <text:line-break/>CONFIGS <text:line-break/>5.0 <text:s text:c="3"/>10 <text:line-break/> <text:s text:c="6"/>20 <text:line-break/> <text:s text:c="6"/>50 <text:line-break/> <text:s text:c="6"/>100 <text:line-break/> <text:s text:c="6"/>200 <text:line-break/> <text:s text:c="6"/>300 <text:line-break/> <text:s text:c="6"/>500 <text:line-break/> <text:s text:c="6"/>1000 <text:line-break/> <text:s text:c="6"/>2000</text:p>
      <text:h text:style-name="P127" text:outline-level="2"><text:bookmark-start text:name="__RefHeading___Toc2104_1142074149"/>Bibliography<text:bookmark-end text:name="__RefHeading___Toc2104_1142074149"/></text:h>
      <text:p text:style-name="P38">A list of essential bibliographic references follows. When using this code you are not required to cite all of these work, however the authors would greatly appreciate if you cited references 1-4 where the theory and implementation of this work is described in detail.</text:p>
      <text:p text:style-name="P38">In particular ref. 1 describes the calculation of 3<text:span text:style-name="T1">rd</text:span> order dynamical matrices using DFPT, and the calculation of ph-ph linewidth; ref. 2 describes the iterative solution of the BTE. <text:span text:style-name="T115">In ref. 9 the formula used to compute the phonon-phonon scattering is derived. S</text:span>ee also refs. <text:span text:style-name="T115">10</text:span>-1<text:span text:style-name="T115">4</text:span> for previous methods, and <text:span text:style-name="T109">for </text:span>the inclusion of isotopic and border scattering. <text:span text:style-name="T109">R</text:span>ef. 3 and 4 include important applications and analysis <text:soft-page-break/>of the BTE exact solution. Reference 5 describes the calculation of phonon spectra functions and the combination of 3<text:span text:style-name="T1">rd</text:span> and 4<text:span text:style-name="T1">th</text:span> order. References 6-8 contain the foundation of the theory used.</text:p>
      <text:list xml:id="list3056771097" text:style-name="L11">
        <text:list-item>
          <text:p text:style-name="P140"><text:a xlink:type="simple" xlink:href="http://journals.aps.org/prb/abstract/10.1103/PhysRevB.87.214303" text:style-name="Internet_20_link" text:visited-style-name="Visited_20_Internet_20_Link">L. Paulatto, F. Mauri, and M. Lazzeri, Phys. Rev. B 87, 214303 (2013).</text:a></text:p>
        </text:list-item>
        <text:list-item>
          <text:p text:style-name="P140"><text:a xlink:type="simple" xlink:href="http://journals.aps.org/prb/abstract/10.1103/PhysRevB.88.045430" text:style-name="Internet_20_link" text:visited-style-name="Visited_20_Internet_20_Link">G. Fugallo, M. Lazzeri, L. Paulatto, and F. Mauri, Phys. Rev. B 88, 045430 (2013).</text:a></text:p>
        </text:list-item>
        <text:list-item>
          <text:p text:style-name="P140"><text:a xlink:type="simple" xlink:href="http://www.nature.com/ncomms/2015/150306/ncomms7400/full/ncomms7400.html" text:style-name="Internet_20_link" text:visited-style-name="Visited_20_Internet_20_Link">A. Cepellotti, G. Fugallo, L. Paulatto, M. Lazzeri, F. Mauri, N. Marzari, Nature communications 6 (2015)</text:a></text:p>
        </text:list-item>
        <text:list-item>
          <text:p text:style-name="P140"><text:a xlink:type="simple" xlink:href="http://pubs.acs.org/doi/abs/10.1021/nl502059f" text:style-name="Internet_20_link" text:visited-style-name="Visited_20_Internet_20_Link">G. Fugallo, A. Cepellotti, L. Paulatto, M. Lazzeri, N. Marzari, F. Mauri, Nano letters 14 (11), 6109-6114 (2014)</text:a></text:p>
        </text:list-item>
        <text:list-item>
          <text:p text:style-name="P141"><text:a xlink:type="simple" xlink:href="http://pubs.acs.org/doi/abs/10.1021/nl502059f" text:style-name="Internet_20_link" text:visited-style-name="Visited_20_Internet_20_Link">Lorenzo Paulatto, Ion Errea, Matteo Calandra, and Francesco Mauri, Phys. Rev. B 91, 054304 (2015)</text:a></text:p>
        </text:list-item>
        <text:list-item>
          <text:p text:style-name="P142"><text:a xlink:type="simple" xlink:href="http://www.sciencedirect.com/science/article/pii/S0921453407000135" text:style-name="Internet_20_link" text:visited-style-name="Visited_20_Internet_20_Link"><text:span text:style-name="T89">M. Calandra, M. Lazzeri, F. Mauri, Physica C 456, 38–44 (2007)</text:span></text:a></text:p>
        </text:list-item>
        <text:list-item>
          <text:p text:style-name="P143"><text:a xlink:type="simple" xlink:href="http://journals.aps.org/prl/abstract/10.1103/PhysRevLett.81.2096" text:style-name="Internet_20_link" text:visited-style-name="Visited_20_Internet_20_Link">Michele Lazzeri and Stefano de Gironcoli, Phys. Rev. Lett. 81, 2096 (1998)</text:a></text:p>
        </text:list-item>
        <text:list-item>
          <text:p text:style-name="P144"><text:a xlink:type="simple" xlink:href="http://journals.aps.org/prl/abstract/10.1103/PhysRevLett.99.176802" text:style-name="Internet_20_link" text:visited-style-name="Visited_20_Internet_20_Link">N. Bonini, M. Lazzeri, N. Marzari, and F. Mauri, Phys. Rev. Lett. 99, 176802 (2007)</text:a></text:p>
        </text:list-item>
        <text:list-item>
          <text:p text:style-name="P145"><text:a xlink:type="simple" xlink:href="http://journals.aps.org/prl/abstract/10.1103/PhysRevLett.106.045901" text:style-name="Internet_20_link" text:visited-style-name="Visited_20_Internet_20_Link">J. Garg, N. Bonini, B. Kozinsky et al., Phys. Rev. Lett. 106, 045901 (2011)</text:a></text:p>
        </text:list-item>
        <text:list-item>
          <text:p text:style-name="P146"><text:a xlink:type="simple" xlink:href="http://journals.aps.org/pr/abstract/10.1103/PhysRev.113.1046" text:style-name="Internet_20_link" text:visited-style-name="Visited_20_Internet_20_Link">Joseph Callaway, Phys. Rev. 113, 1046</text:a></text:p>
        </text:list-item>
        <text:list-item>
          <text:p text:style-name="P147">M. Omini, A. Sparavigna, Il Nuovo Cimento, 19, 1537 (1997)</text:p>
        </text:list-item>
        <text:list-item>
          <text:p text:style-name="P144"><text:a xlink:type="simple" xlink:href="http://journals.aps.org/prb/abstract/10.1103/PhysRevB.53.9064" text:style-name="Internet_20_link" text:visited-style-name="Visited_20_Internet_20_Link">M. Omini and A. Sparavigna, Phys. Rev. B 53, 9064 (1996)</text:a></text:p>
        </text:list-item>
        <text:list-item>
          <text:p text:style-name="P143"><text:a xlink:type="simple" xlink:href="http://www.sciencedirect.com/science/article/pii/0921452695000163" text:style-name="Internet_20_link" text:visited-style-name="Visited_20_Internet_20_Link"><text:span text:style-name="T88">M. Omini, A. Sparavigna,</text:span></text:a><text:a xlink:type="simple" xlink:href="http://www.sciencedirect.com/science/article/pii/0921452695000163" text:style-name="Internet_20_link" text:visited-style-name="Visited_20_Internet_20_Link"> Physica B: Condensed Matter 212, 101-112, (1995)</text:a></text:p>
        </text:list-item>
        <text:list-item>
          <text:p text:style-name="P148"><text:a xlink:type="simple" xlink:href="http://journals.aps.org/prb/abstract/10.1103/PhysRevB.61.6677" text:style-name="Internet_20_link" text:visited-style-name="Visited_20_Internet_20_Link">M. Omini and A. Sparavigna, Phys. Rev. B 61, 6677 (2000)</text:a></text:p>
        </text:list-item>
      </text:list>
      <text:h text:style-name="P128" text:outline-level="2"><text:bookmark-start text:name="__RefHeading___Toc4598_3525417885"/>Change Log<text:bookmark-end text:name="__RefHeading___Toc4598_3525417885"/></text:h>
      <text:h text:style-name="P208" text:outline-level="5"><text:bookmark-start text:name="__RefHeading___Toc3167_1977551653"/>v 1.1.1<text:bookmark-end text:name="__RefHeading___Toc3167_1977551653"/></text:h>
      <text:list xml:id="list3072611889" text:style-name="L12">
        <text:list-item>
          <text:p text:style-name="P149">D3 calculation of metallic systems has been improved, only full bands used for the Ster<text:span text:style-name="T174">n</text:span>heimer equation: improved convergence.</text:p>
        </text:list-item>
        <text:list-item>
          <text:p text:style-name="P149">Added debug options to d3 <text:span text:style-name="T170">and</text:span> qq2rr, <text:span text:style-name="T175">added documentation for </text:span>tools.</text:p>
        </text:list-item>
        <text:list-item>
          <text:p text:style-name="P150">Added manual grid shift from input to thermal2 codes.</text:p>
        </text:list-item>
      </text:list>
      <text:h text:style-name="P209" text:outline-level="5"><text:bookmark-start text:name="__RefHeading___Toc4600_3525417885"/><text:span text:style-name="T169">v</text:span> 1.1.0<text:bookmark-end text:name="__RefHeading___Toc4600_3525417885"/></text:h>
      <text:list xml:id="list700376126" text:style-name="L13">
        <text:list-item>
          <text:p text:style-name="P151"><text:span text:style-name="T166">T</text:span>he phonon HWHM was mistakenly used in the SMA and CGP calculations, instead of the FWHM, thanks to Francesco Macheda for reporting and helping with debugging.</text:p>
        </text:list-item>
        <text:list-item>
          <text:p text:style-name="P151">version of d3q.x prior to 1.1.0 would save the complex conjugate of the D3 matrix (there is some freedom in the definition) which would result in poor result for most grid sizes (1x1x1 and <text:soft-page-break/>2x2x2 are fine). Now qq2rr contains a workaround that detects this case and takes the CC of the input D3 matrices</text:p>
        </text:list-item>
        <text:list-item>
          <text:p text:style-name="P152">openmp parallelization of d3_asr3.x allows for much faster sum rule, good scalability tested up to 4 or 8 CPUs</text:p>
        </text:list-item>
        <text:list-item>
          <text:p text:style-name="P152">the local part of the XC functional was always assumed to be Perdew-Zunger, this causes no error for PZ functional, a tiny error for PBE functional, possibly large error for other functionals.</text:p>
        </text:list-item>
      </text:list>
      <text:h text:style-name="Heading_20_5" text:outline-level="5"><text:bookmark-start text:name="__RefHeading___Toc4602_3525417885"/>v 1.0.7<text:bookmark-end text:name="__RefHeading___Toc4602_3525417885"/></text:h>
      <text:list xml:id="list380244590" text:style-name="L14">
        <text:list-item>
          <text:p text:style-name="P153">nasty bug in d3_tk.x, CGP calculation, wrong prefactor! <text:span text:style-name="T150">Many thanks to Erpan Arking for reporting and helping with the debug!</text:span></text:p>
        </text:list-item>
        <text:list-item>
          <text:p text:style-name="P153">added calculation of JDOS and RMS of atomic displacements to d3_r2q.x</text:p>
        </text:list-item>
        <text:list-item>
          <text:p text:style-name="P153">better treatment of LO-TO along paths, <text:span text:style-name="T151">still a bit hacky but it removes the ugly discontinuity</text:span></text:p>
        </text:list-item>
        <text:list-item>
          <text:p text:style-name="P153">support for random grids improved (should work in SMA)</text:p>
        </text:list-item>
        <text:list-item>
          <text:p text:style-name="P153">new auxiliary code d3_recenter.x that can be used to manipulate force constants (experimental)</text:p>
        </text:list-item>
      </text:list>
      <text:h text:style-name="Heading_20_5" text:outline-level="5"><text:bookmark-start text:name="__RefHeading___Toc4604_3525417885"/>v 1.0.6<text:bookmark-end text:name="__RefHeading___Toc4604_3525417885"/></text:h>
      <text:list xml:id="list4248617165" text:style-name="L15">
        <text:list-item>
          <text:p text:style-name="P154">nasty bug in d3_qq2rr.x where the 3rd order matrix would not be read correctly has been fixed: PLEASE REGENERATE THE FORCE CONSTANT FILES!!</text:p>
        </text:list-item>
      </text:list>
      <text:h text:style-name="Heading_20_5" text:outline-level="5"><text:bookmark-start text:name="__RefHeading___Toc4606_3525417885"/>v 1.0.5<text:bookmark-end text:name="__RefHeading___Toc4606_3525417885"/></text:h>
      <text:list xml:id="list4211847846" text:style-name="L16">
        <text:list-item>
          <text:p text:style-name="P155">tiny fix on the previous version (symmetrization removed for scattering modes as it is not necessary and does not respect detailed balance, i.e. possible funny results with small grids)</text:p>
        </text:list-item>
        <text:list-item>
          <text:p text:style-name="P155">fixed a bug when using MPI parallelism and isotopes (isotopes would be ignored on CPUs after the first one)</text:p>
        </text:list-item>
      </text:list>
      <text:h text:style-name="Heading_20_5" text:outline-level="5"><text:bookmark-start text:name="__RefHeading___Toc4608_3525417885"/>v 1.0.4<text:bookmark-end text:name="__RefHeading___Toc4608_3525417885"/></text:h>
      <text:list xml:id="list3461053111" text:style-name="L17">
        <text:list-item>
          <text:p text:style-name="P156">one important change: quantities (linewidth, self-energy, scattering matrices, velocities) pertaining to degenerate phonon modes are now averaged out. This prevents broken symmetry when doing thermal conductivity calculations.</text:p>
        </text:list-item>
      </text:list>
      <text:h text:style-name="Heading_20_5" text:outline-level="5"><text:bookmark-start text:name="__RefHeading___Toc4610_3525417885"/>v 1.0.3<text:bookmark-end text:name="__RefHeading___Toc4610_3525417885"/></text:h>
      <text:list xml:id="list3145644856" text:style-name="L18">
        <text:list-item>
          <text:p text:style-name="P157">fixed a case where a function result was used in an openmp reduce clause, causing segmentation fault on some intel compilers</text:p>
        </text:list-item>
        <text:list-item>
          <text:p text:style-name="P157">removed a mention of a non-existing unused subroutine, causing some compilers to rightfully complain</text:p>
        </text:list-item>
        <text:list-item>
          <text:p text:style-name="P157">not using vdCos and vdSin with intel compiler made easier (remove -D__HASVTRIG from thermal2/Makefile)</text:p>
        </text:list-item>
        <text:list-item>
          <text:p text:style-name="P157">openmp no more enable by default (it was actually unintended )</text:p>
        </text:list-item>
      </text:list>
      <text:h text:style-name="Heading_20_5" text:outline-level="5"><text:bookmark-start text:name="__RefHeading___Toc4612_3525417885"/><text:soft-page-break/>v 1.0.2<text:bookmark-end text:name="__RefHeading___Toc4612_3525417885"/></text:h>
      <text:list xml:id="list1167001064" text:style-name="L19">
        <text:list-item>
          <text:p text:style-name="P158">fixed old style namelist in tutorial example input file (and fixed code to still read those)</text:p>
        </text:list-item>
      </text:list>
      <text:h text:style-name="Heading_20_5" text:outline-level="5"><text:bookmark-start text:name="__RefHeading___Toc4614_3525417885"/>v 1.0.1<text:bookmark-end text:name="__RefHeading___Toc4614_3525417885"/></text:h>
      <text:list xml:id="list2607110413" text:style-name="L20">
        <text:list-item>
          <text:p text:style-name="P159">remove line from PROGRAM_sparse.f90 that prevented compilation (thanks S. Appalakondaiah for reporting)</text:p>
        </text:list-item>
        <text:list-item>
          <text:p text:style-name="P159">calculation of 3-body force constant now done in two passess (100x times faster)</text:p>
        </text:list-item>
        <text:list-item>
          <text:p text:style-name="P159">3d order acoustic sum rule now imposed in-place (faster and much lower memory usage)</text:p>
        </text:list-item>
      </text:list>
      <text:h text:style-name="Heading_20_5" text:outline-level="5"><text:bookmark-start text:name="__RefHeading___Toc4616_3525417885"/>v 1.0<text:bookmark-end text:name="__RefHeading___Toc4616_3525417885"/></text:h>
      <text:list xml:id="list736453204" text:style-name="L21">
        <text:list-item>
          <text:p text:style-name="P160">everything!</text:p>
        </text:list-item>
      </text:list>
      <text:p text:style-name="P5"/>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line-height="105%" fo:text-align="start" style:justify-single-word="false" fo:text-indent="0in" style:auto-text-indent="false" style:page-number="auto" fo:padding="0.0193in" fo:border="0.51pt solid #000000" style:shadow="none" style:writing-mode="pag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fo:font-weight="normal" style:font-size-asian="10.5pt"/>
    </style:style>
    <style:style style:name="Source_20_Text" style:display-name="Source Text" style:family="text">
      <style:text-properties style:font-name="Source Code Pro Light" fo:font-family="'Source Code Pro Light'" style:font-style-name="Light" style:font-pitch="fixed" fo:font-size="10.5pt" fo:font-style="normal" fo:font-weight="250"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46:14.904974426</meta:creation-date>
    <dc:date>2017-09-11T17:23:17.838054518</dc:date>
    <meta:editing-duration>P2DT17H53M9S</meta:editing-duration>
    <meta:editing-cycles>176</meta:editing-cycles>
    <meta:generator>LibreOffice/5.4.0.3$Linux_X86_64 LibreOffice_project/40m0$Build-3</meta:generator>
    <meta:document-statistic meta:table-count="0" meta:image-count="3" meta:object-count="0" meta:page-count="33" meta:paragraph-count="570" meta:word-count="9256" meta:character-count="55739" meta:non-whitespace-character-count="46406"/>
  </office:meta>
</office:document-meta>
</file>